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1" svg:font-family="Calibri" style:font-pitch="variable"/>
    <style:font-face style:name="Linux Biolinum" svg:font-family="'Linux Biolinum'"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InconsolataN" svg:font-family="InconsolataN" style:font-family-generic="roman" style:font-pitch="variable"/>
    <style:font-face style:name="Liberation Sans" svg:font-family="'Liberation Sans'" style:font-family-generic="roman" style:font-pitch="variable"/>
    <style:font-face style:name="Linux Biolinum1" svg:font-family="'Linux Biolinum'" style:font-family-generic="roman" style:font-pitch="variable"/>
    <style:font-face style:name="Linux Biolinum O" svg:font-family="'Linux Biolinum O'" style:font-family-generic="roman" style:font-pitch="variable"/>
    <style:font-face style:name="Linux Libertine" svg:font-family="'Linux Libertine'" style:font-family-generic="roman" style:font-pitch="variable"/>
    <style:font-face style:name="Linux Libertine O" svg:font-family="'Linux Libertine O'"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Calibri2" svg:font-family="Calibri" style:font-family-generic="system" style:font-pitch="variable"/>
    <style:font-face style:name="Cambria" svg:font-family="Cambria" style:font-family-generic="system" style:font-pitch="variable"/>
    <style:font-face style:name="Linux Biolinum2" svg:font-family="'Linux Biolinum'" style:font-family-generic="system" style:font-pitch="variable"/>
    <style:font-face style:name="Linux Biolinum O1" svg:font-family="'Linux Biolinum O'" style:font-family-generic="system" style:font-pitch="variable"/>
    <style:font-face style:name="Linux Libertine1" svg:font-family="'Linux Libertine'" style:font-family-generic="system" style:font-pitch="variable"/>
    <style:font-face style:name="Linux Libertine O1" svg:font-family="'Linux Libertine O'" style:font-family-generic="system" style:font-pitch="variable"/>
    <style:font-face style:name="Lucida Sans1" svg:font-family="'Lucida Sans'"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icrosoft YaHei1"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ParaContinue">
      <style:paragraph-properties fo:margin-left="0cm" fo:margin-right="0cm" style:line-height-at-least="0cm" fo:text-align="start" style:justify-single-word="false" fo:text-indent="0cm" style:auto-text-indent="false"/>
    </style:style>
    <style:style style:name="P2" style:family="paragraph" style:parent-style-name="ParaContinue">
      <style:paragraph-properties fo:margin-left="0cm" fo:margin-right="0cm" style:line-height-at-least="0cm" fo:text-align="start" style:justify-single-word="false" fo:text-indent="0cm" style:auto-text-indent="false"/>
      <style:text-properties officeooo:paragraph-rsid="0067af00"/>
    </style:style>
    <style:style style:name="P3" style:family="paragraph" style:parent-style-name="ParaContinue">
      <style:paragraph-properties fo:margin-left="0cm" fo:margin-right="0cm" style:line-height-at-least="0cm" fo:text-align="start" style:justify-single-word="false" fo:text-indent="0cm" style:auto-text-indent="false"/>
      <style:text-properties officeooo:paragraph-rsid="017045bc"/>
    </style:style>
    <style:style style:name="P4" style:family="paragraph" style:parent-style-name="ParaContinue">
      <style:paragraph-properties fo:margin-left="0cm" fo:margin-right="0cm" style:line-height-at-least="0cm" fo:text-align="start" style:justify-single-word="false" fo:text-indent="0cm" style:auto-text-indent="false"/>
      <style:text-properties officeooo:paragraph-rsid="017bf6e2"/>
    </style:style>
    <style:style style:name="P5" style:family="paragraph" style:parent-style-name="ParaContinue">
      <style:paragraph-properties fo:margin-left="0cm" fo:margin-right="0cm" style:line-height-at-least="0cm" fo:text-align="start" style:justify-single-word="false" fo:text-indent="0cm" style:auto-text-indent="false"/>
      <style:text-properties officeooo:paragraph-rsid="011fe097"/>
    </style:style>
    <style:style style:name="P6" style:family="paragraph" style:parent-style-name="ParaContinue">
      <style:paragraph-properties fo:margin-left="0cm" fo:margin-right="0cm" style:line-height-at-least="0cm" fo:text-align="start" style:justify-single-word="false" fo:text-indent="0cm" style:auto-text-indent="false"/>
      <style:text-properties officeooo:paragraph-rsid="01afbd5f"/>
    </style:style>
    <style:style style:name="P7" style:family="paragraph" style:parent-style-name="ParaContinue">
      <style:paragraph-properties fo:margin-left="0cm" fo:margin-right="0cm" style:line-height-at-least="0cm" fo:text-align="start" style:justify-single-word="false" fo:text-indent="0cm" style:auto-text-indent="false"/>
      <style:text-properties officeooo:paragraph-rsid="01990f0e"/>
    </style:style>
    <style:style style:name="P8" style:family="paragraph" style:parent-style-name="ParaContinue">
      <style:paragraph-properties fo:margin-left="0cm" fo:margin-right="0cm" style:line-height-at-least="0cm" fo:text-align="start" style:justify-single-word="false" fo:text-indent="0cm" style:auto-text-indent="false"/>
      <style:text-properties officeooo:paragraph-rsid="01bf3abb"/>
    </style:style>
    <style:style style:name="P9" style:family="paragraph" style:parent-style-name="ParaContinue">
      <style:paragraph-properties fo:margin-left="0cm" fo:margin-right="0cm" style:line-height-at-least="0cm" fo:text-align="justify" style:justify-single-word="false" fo:text-indent="0cm" style:auto-text-indent="false"/>
      <style:text-properties officeooo:paragraph-rsid="00189861"/>
    </style:style>
    <style:style style:name="P10" style:family="paragraph" style:parent-style-name="ParaContinue">
      <style:paragraph-properties fo:margin-left="0cm" fo:margin-right="0cm" style:line-height-at-least="0cm" fo:text-align="justify" style:justify-single-word="false" fo:text-indent="0cm" style:auto-text-indent="false"/>
      <style:text-properties officeooo:paragraph-rsid="01bf3abb"/>
    </style:style>
    <style:style style:name="P11" style:family="paragraph" style:parent-style-name="ParaContinue">
      <style:paragraph-properties fo:margin-left="0cm" fo:margin-right="0cm" fo:text-align="justify" style:justify-single-word="false" fo:text-indent="0cm" style:auto-text-indent="false"/>
      <style:text-properties style:font-name="Linux Biolinum" fo:font-size="8pt" officeooo:paragraph-rsid="002b4d7a" style:font-size-asian="8pt" style:font-size-complex="8pt"/>
    </style:style>
    <style:style style:name="P12" style:family="paragraph" style:parent-style-name="ParaContinue">
      <style:paragraph-properties fo:margin-left="0cm" fo:margin-right="0cm" fo:text-align="justify" style:justify-single-word="false" fo:text-indent="0cm" style:auto-text-indent="false"/>
      <style:text-properties style:font-name="Linux Biolinum" fo:font-size="8pt" officeooo:paragraph-rsid="014a96a4" style:font-size-asian="8pt" style:font-size-complex="8pt"/>
    </style:style>
    <style:style style:name="P13" style:family="paragraph" style:parent-style-name="ParaContinue">
      <style:paragraph-properties fo:margin-left="0cm" fo:margin-right="0cm" style:line-height-at-least="0cm" fo:text-align="start" style:justify-single-word="false" fo:text-indent="0cm" style:auto-text-indent="false"/>
      <style:text-properties style:font-name="Linux Biolinum" fo:font-size="5pt" style:text-underline-style="solid" style:text-underline-width="auto" style:text-underline-color="font-color" officeooo:paragraph-rsid="01435dd0" style:font-size-asian="5pt" style:font-size-complex="5pt"/>
    </style:style>
    <style:style style:name="P14" style:family="paragraph" style:parent-style-name="ParaContinue">
      <style:paragraph-properties fo:margin-left="0cm" fo:margin-right="0cm" style:line-height-at-least="0cm" fo:text-align="start" style:justify-single-word="false" fo:text-indent="0cm" style:auto-text-indent="false"/>
      <style:text-properties style:font-name="Linux Biolinum" fo:font-size="5pt" style:text-underline-style="solid" style:text-underline-width="auto" style:text-underline-color="font-color" officeooo:paragraph-rsid="01bf3abb" style:font-size-asian="5pt" style:font-size-complex="5pt"/>
    </style:style>
    <style:style style:name="P15" style:family="paragraph" style:parent-style-name="ParaContinue">
      <style:paragraph-properties fo:margin-left="0cm" fo:margin-right="0cm" style:line-height-at-least="0cm" fo:text-align="start" style:justify-single-word="false" fo:text-indent="0cm" style:auto-text-indent="false"/>
      <style:text-properties fo:color="#000000" loext:opacity="100%" style:font-name="Linux Biolinum" fo:font-size="7pt" style:font-size-asian="7pt" style:font-size-complex="7pt"/>
    </style:style>
    <style:style style:name="P16" style:family="paragraph" style:parent-style-name="ParaContinue">
      <style:paragraph-properties fo:margin-left="0cm" fo:margin-right="0cm" style:line-height-at-least="0cm" fo:text-align="start" style:justify-single-word="false" fo:text-indent="0cm" style:auto-text-indent="false"/>
      <style:text-properties fo:color="#000000" loext:opacity="100%" style:font-name="Linux Biolinum" fo:font-size="7pt" officeooo:paragraph-rsid="010d848f" style:font-size-asian="7pt" style:font-size-complex="7pt"/>
    </style:style>
    <style:style style:name="P17" style:family="paragraph" style:parent-style-name="ParaContinue">
      <style:paragraph-properties fo:margin-left="0cm" fo:margin-right="0cm" style:line-height-at-least="0cm" fo:text-align="start" style:justify-single-word="false" fo:text-indent="0cm" style:auto-text-indent="false"/>
      <style:text-properties fo:color="#000000" loext:opacity="100%" style:font-name="Linux Biolinum" fo:font-size="7pt" officeooo:paragraph-rsid="01194b29" style:font-size-asian="7pt" style:font-size-complex="7pt"/>
    </style:style>
    <style:style style:name="P18" style:family="paragraph" style:parent-style-name="ParaContinue">
      <style:paragraph-properties fo:margin-left="0cm" fo:margin-right="0cm" style:line-height-at-least="0cm" fo:text-align="start" style:justify-single-word="false" fo:text-indent="0cm" style:auto-text-indent="false"/>
      <style:text-properties fo:color="#000000" loext:opacity="100%" style:font-name="Linux Biolinum" fo:font-size="7pt" officeooo:paragraph-rsid="017bf6e2" style:font-size-asian="7pt" style:font-size-complex="7pt"/>
    </style:style>
    <style:style style:name="P19" style:family="paragraph" style:parent-style-name="ParaContinue">
      <style:paragraph-properties fo:margin-left="0cm" fo:margin-right="0cm" style:line-height-at-least="0cm" fo:text-align="start" style:justify-single-word="false" fo:text-indent="0cm" style:auto-text-indent="false"/>
      <style:text-properties fo:color="#000000" loext:opacity="100%" style:font-name="Linux Biolinum" fo:font-size="7pt" officeooo:paragraph-rsid="011fe097" style:font-size-asian="7pt" style:font-size-complex="7pt"/>
    </style:style>
    <style:style style:name="P20" style:family="paragraph" style:parent-style-name="ParaContinue">
      <style:paragraph-properties fo:margin-left="0cm" fo:margin-right="0cm" style:line-height-at-least="0cm" fo:text-align="start" style:justify-single-word="false" fo:text-indent="0cm" style:auto-text-indent="false"/>
      <style:text-properties fo:color="#000000" loext:opacity="100%" style:font-name="Linux Biolinum" fo:font-size="7pt" officeooo:paragraph-rsid="01a377ca" style:font-size-asian="7pt" style:font-size-complex="7pt"/>
    </style:style>
    <style:style style:name="P21" style:family="paragraph" style:parent-style-name="ParaContinue">
      <style:paragraph-properties fo:margin-left="0cm" fo:margin-right="0cm" style:line-height-at-least="0cm" fo:text-align="start" style:justify-single-word="false" fo:text-indent="0cm" style:auto-text-indent="false"/>
      <style:text-properties fo:color="#000000" loext:opacity="100%" style:font-name="Linux Biolinum" fo:font-size="7pt" officeooo:paragraph-rsid="01a756f7" style:font-size-asian="7pt" style:font-size-complex="7pt"/>
    </style:style>
    <style:style style:name="P22" style:family="paragraph" style:parent-style-name="ParaContinue">
      <style:paragraph-properties fo:margin-left="0cm" fo:margin-right="0cm" style:line-height-at-least="0cm" fo:text-align="start" style:justify-single-word="false" fo:text-indent="0cm" style:auto-text-indent="false"/>
      <style:text-properties fo:color="#000000" loext:opacity="100%" style:font-name="Linux Biolinum" fo:font-size="7pt" officeooo:paragraph-rsid="01bf3abb" style:font-size-asian="7pt" style:font-size-complex="7pt"/>
    </style:style>
    <style:style style:name="P23" style:family="paragraph" style:parent-style-name="ParaContinue">
      <style:paragraph-properties fo:margin-left="0cm" fo:margin-right="0cm" fo:line-height="100%" fo:text-align="start" style:justify-single-word="false" fo:text-indent="0cm" style:auto-text-indent="false"/>
      <style:text-properties fo:color="#000000" loext:opacity="100%" style:font-name="Linux Biolinum" fo:font-size="7pt" officeooo:paragraph-rsid="01c3746a" style:font-size-asian="7pt" style:font-size-complex="7pt"/>
    </style:style>
    <style:style style:name="P24" style:family="paragraph" style:parent-style-name="ParaContinue">
      <style:paragraph-properties fo:margin-left="0cm" fo:margin-right="0cm" style:line-height-at-least="0cm" fo:text-align="start" style:justify-single-word="false" fo:text-indent="0cm" style:auto-text-indent="false"/>
      <style:text-properties fo:color="#000000" loext:opacity="100%" style:font-name="Linux Biolinum" fo:font-size="7pt" style:text-underline-style="solid" style:text-underline-width="auto" style:text-underline-color="font-color" officeooo:paragraph-rsid="006000d3" fo:background-color="transparent" style:font-size-asian="7pt" style:font-size-complex="7pt"/>
    </style:style>
    <style:style style:name="P25" style:family="paragraph" style:parent-style-name="ParaContinue">
      <style:paragraph-properties fo:margin-left="0cm" fo:margin-right="0cm" style:line-height-at-least="0cm" fo:text-align="start" style:justify-single-word="false" fo:text-indent="0cm" style:auto-text-indent="false"/>
      <style:text-properties fo:color="#000000" loext:opacity="100%" style:font-name="Linux Biolinum" fo:font-size="7pt" style:text-underline-style="solid" style:text-underline-width="auto" style:text-underline-color="font-color" officeooo:rsid="0082c20d" officeooo:paragraph-rsid="01194b29" fo:background-color="transparent" style:font-size-asian="7pt" style:font-size-complex="7pt"/>
    </style:style>
    <style:style style:name="P26" style:family="paragraph" style:parent-style-name="ParaContinue">
      <style:paragraph-properties fo:margin-left="0cm" fo:margin-right="0cm" style:line-height-at-least="0cm" fo:text-align="start" style:justify-single-word="false" fo:text-indent="0cm" style:auto-text-indent="false"/>
      <style:text-properties fo:color="#000000" loext:opacity="100%" style:font-name="Linux Biolinum" fo:font-size="7pt" style:text-underline-style="solid" style:text-underline-width="auto" style:text-underline-color="font-color" style:font-size-asian="7pt" style:font-size-complex="7pt"/>
    </style:style>
    <style:style style:name="P27" style:family="paragraph" style:parent-style-name="ParaContinue">
      <style:paragraph-properties fo:margin-left="0cm" fo:margin-right="0cm" fo:line-height="100%" fo:text-align="start" style:justify-single-word="false" fo:text-indent="0cm" style:auto-text-indent="false"/>
      <style:text-properties fo:color="#000000" loext:opacity="100%" style:font-name="Linux Biolinum" fo:font-size="7pt" style:text-underline-style="solid" style:text-underline-width="auto" style:text-underline-color="font-color" officeooo:paragraph-rsid="01c3746a" style:font-size-asian="7pt" style:font-size-complex="7pt"/>
    </style:style>
    <style:style style:name="P28" style:family="paragraph" style:parent-style-name="ParaContinue">
      <style:paragraph-properties fo:margin-left="0cm" fo:margin-right="0cm" style:line-height-at-least="0cm" fo:text-align="start" style:justify-single-word="false" fo:text-indent="0cm" style:auto-text-indent="false"/>
      <style:text-properties fo:color="#000000" loext:opacity="100%" style:font-name="Linux Biolinum" fo:font-size="7pt" style:text-underline-style="none" officeooo:paragraph-rsid="011f8ce5" style:font-size-asian="7pt" style:font-size-complex="7pt"/>
    </style:style>
    <style:style style:name="P29" style:family="paragraph" style:parent-style-name="ParaContinue">
      <style:paragraph-properties fo:margin-left="0cm" fo:margin-right="0cm" style:line-height-at-least="0cm" fo:text-align="start" style:justify-single-word="false" fo:text-indent="0cm" style:auto-text-indent="false"/>
      <style:text-properties fo:color="#000000" loext:opacity="100%" style:font-name="Linux Biolinum" fo:font-size="7pt" style:text-underline-style="none" officeooo:paragraph-rsid="011fe097" fo:background-color="transparent" style:font-size-asian="7pt" style:font-size-complex="7pt"/>
    </style:style>
    <style:style style:name="P30" style:family="paragraph" style:parent-style-name="ParaContinue">
      <style:paragraph-properties fo:margin-left="0cm" fo:margin-right="0cm" style:line-height-at-least="0cm" fo:text-align="start" style:justify-single-word="false" fo:text-indent="0cm" style:auto-text-indent="false"/>
      <style:text-properties fo:color="#000000" loext:opacity="100%" style:font-name="Linux Biolinum" fo:font-size="5pt" style:font-size-asian="5pt" style:font-size-complex="5pt"/>
    </style:style>
    <style:style style:name="P31" style:family="paragraph" style:parent-style-name="ParaContinue">
      <style:paragraph-properties fo:margin-left="0cm" fo:margin-right="0cm" style:line-height-at-least="0cm" fo:text-align="start" style:justify-single-word="false" fo:text-indent="0cm" style:auto-text-indent="false"/>
      <style:text-properties fo:color="#000000" loext:opacity="100%" style:font-name="Linux Biolinum" fo:font-size="5pt" officeooo:paragraph-rsid="017bf6e2" style:font-size-asian="5pt" style:font-size-complex="5pt"/>
    </style:style>
    <style:style style:name="P32" style:family="paragraph" style:parent-style-name="ParaContinue">
      <style:paragraph-properties fo:margin-left="0cm" fo:margin-right="0cm" style:line-height-at-least="0cm" fo:text-align="start" style:justify-single-word="false" fo:text-indent="0cm" style:auto-text-indent="false"/>
      <style:text-properties fo:color="#000000" loext:opacity="100%" style:font-name="Linux Biolinum" fo:font-size="5pt" officeooo:paragraph-rsid="011fe097" style:font-size-asian="5pt" style:font-size-complex="5pt"/>
    </style:style>
    <style:style style:name="P33" style:family="paragraph" style:parent-style-name="ParaContinue">
      <style:paragraph-properties fo:margin-left="0cm" fo:margin-right="0cm" style:line-height-at-least="0cm" fo:text-align="start" style:justify-single-word="false" fo:text-indent="0cm" style:auto-text-indent="false"/>
      <style:text-properties fo:color="#000000" loext:opacity="100%" style:font-name="Linux Biolinum" fo:font-size="5pt" officeooo:paragraph-rsid="017045bc" style:font-size-asian="5pt" style:font-size-complex="5pt"/>
    </style:style>
    <style:style style:name="P34" style:family="paragraph" style:parent-style-name="ParaContinue">
      <style:paragraph-properties fo:margin-left="0cm" fo:margin-right="0cm" style:line-height-at-least="0cm" fo:text-align="start" style:justify-single-word="false" fo:text-indent="0cm" style:auto-text-indent="false"/>
      <style:text-properties fo:color="#000000" loext:opacity="100%" style:font-name="Linux Biolinum" fo:font-size="5pt" style:text-underline-style="solid" style:text-underline-width="auto" style:text-underline-color="font-color" style:font-size-asian="5pt" style:font-size-complex="5pt"/>
    </style:style>
    <style:style style:name="P35" style:family="paragraph" style:parent-style-name="ParaContinue">
      <style:paragraph-properties fo:margin-left="0cm" fo:margin-right="0cm" style:line-height-at-least="0cm" fo:text-align="start" style:justify-single-word="false" fo:text-indent="0cm" style:auto-text-indent="false"/>
      <style:text-properties fo:color="#000000" loext:opacity="100%" style:font-name="Linux Biolinum" fo:font-size="5pt" style:text-underline-style="solid" style:text-underline-width="auto" style:text-underline-color="font-color" officeooo:paragraph-rsid="006000d3" fo:background-color="transparent" style:font-size-asian="5pt" style:font-size-complex="5pt"/>
    </style:style>
    <style:style style:name="P36" style:family="paragraph" style:parent-style-name="ParaContinue">
      <style:paragraph-properties fo:margin-left="0cm" fo:margin-right="0cm" style:line-height-at-least="0cm" fo:text-align="start" style:justify-single-word="false" fo:text-indent="0cm" style:auto-text-indent="false"/>
      <style:text-properties fo:color="#000000" loext:opacity="100%" style:font-name="Linux Biolinum" fo:font-size="5pt" fo:language="pt" fo:country="PT" style:text-underline-style="solid" style:text-underline-width="auto" style:text-underline-color="font-color" officeooo:paragraph-rsid="006000d3" fo:background-color="transparent" style:font-size-asian="5pt" style:font-size-complex="5pt"/>
    </style:style>
    <style:style style:name="P37" style:family="paragraph" style:parent-style-name="ParaContinue">
      <style:paragraph-properties fo:margin-left="0cm" fo:margin-right="0cm" fo:line-height="100%" fo:text-align="justify" style:justify-single-word="false" fo:text-indent="0cm" style:auto-text-indent="false"/>
      <style:text-properties fo:color="#000000" loext:opacity="100%" style:font-name="Linux Biolinum" fo:font-size="10pt" officeooo:paragraph-rsid="01afbd5f" style:font-size-asian="8.75pt" style:font-size-complex="10pt"/>
    </style:style>
    <style:style style:name="P38" style:family="paragraph" style:parent-style-name="ParaContinue">
      <style:paragraph-properties fo:margin-left="0cm" fo:margin-right="0cm" fo:line-height="100%" fo:text-align="justify" style:justify-single-word="false" fo:text-indent="0cm" style:auto-text-indent="false"/>
      <style:text-properties fo:color="#000000" loext:opacity="100%" style:font-name="Linux Biolinum" fo:font-size="10pt" officeooo:rsid="01115a92" officeooo:paragraph-rsid="01115a92" fo:background-color="#ffff00" style:font-size-asian="8.75pt" style:font-size-complex="10pt"/>
    </style:style>
    <style:style style:name="P39" style:family="paragraph" style:parent-style-name="ParaContinue">
      <style:paragraph-properties fo:margin-left="0cm" fo:margin-right="0cm" style:line-height-at-least="0cm" fo:text-align="start" style:justify-single-word="false" fo:text-indent="0cm" style:auto-text-indent="false"/>
      <style:text-properties style:text-underline-style="none" officeooo:paragraph-rsid="005269df" fo:background-color="transparent"/>
    </style:style>
    <style:style style:name="P40" style:family="paragraph" style:parent-style-name="ParaContinue">
      <style:paragraph-properties fo:margin-left="0cm" fo:margin-right="0cm" style:line-height-at-least="0cm" fo:text-align="start" style:justify-single-word="false" fo:text-indent="0cm" style:auto-text-indent="false"/>
      <style:text-properties style:text-underline-style="solid" style:text-underline-width="auto" style:text-underline-color="font-color" officeooo:paragraph-rsid="017045bc"/>
    </style:style>
    <style:style style:name="P41" style:family="paragraph" style:parent-style-name="KeyWords">
      <style:paragraph-properties fo:text-align="justify" style:justify-single-word="false"/>
    </style:style>
    <style:style style:name="P42" style:family="paragraph" style:parent-style-name="ParaContinue">
      <style:paragraph-properties fo:text-align="justify" style:justify-single-word="false"/>
      <style:text-properties style:font-name="Linux Biolinum" fo:font-size="8pt" style:font-size-asian="8pt" style:font-size-complex="8pt"/>
    </style:style>
    <style:style style:name="P43" style:family="paragraph" style:parent-style-name="ParaContinue">
      <style:paragraph-properties fo:text-align="justify" style:justify-single-word="false"/>
      <style:text-properties style:font-name="Linux Biolinum" fo:font-size="8pt" officeooo:paragraph-rsid="01406791" style:font-size-asian="8pt" style:font-size-complex="8pt"/>
    </style:style>
    <style:style style:name="P44" style:family="paragraph" style:parent-style-name="ParaContinue">
      <style:paragraph-properties fo:text-align="justify" style:justify-single-word="false"/>
      <style:text-properties style:font-name="Linux Biolinum" fo:font-size="8pt" officeooo:paragraph-rsid="01a756f7" style:font-size-asian="8pt" style:font-size-complex="8pt"/>
    </style:style>
    <style:style style:name="P45" style:family="paragraph" style:parent-style-name="ParaContinue">
      <style:text-properties style:language-asian="en" style:country-asian="US"/>
    </style:style>
    <style:style style:name="P46" style:family="paragraph" style:parent-style-name="ParaContinue">
      <style:paragraph-properties fo:line-height="100%"/>
      <style:text-properties fo:color="#000000" loext:opacity="100%" style:font-name="Linux Biolinum" officeooo:paragraph-rsid="00d9d636" style:language-asian="en" style:country-asian="US"/>
    </style:style>
    <style:style style:name="P47" style:family="paragraph" style:parent-style-name="ParaContinue">
      <style:paragraph-properties fo:line-height="100%"/>
      <style:text-properties fo:color="#000000" loext:opacity="100%" style:font-name="Linux Biolinum" fo:font-size="9pt" fo:language="en" fo:country="US" officeooo:rsid="01afbd5f" officeooo:paragraph-rsid="01afbd5f" style:letter-kerning="false" style:font-name-asian="Calibri2" style:font-size-asian="9pt" style:language-asian="en" style:country-asian="US" style:font-name-complex="Linux Libertine O1" style:font-size-complex="12pt" style:language-complex="ar" style:country-complex="SA"/>
    </style:style>
    <style:style style:name="P48" style:family="paragraph" style:parent-style-name="PostHeadPara">
      <style:paragraph-properties fo:text-align="justify" style:justify-single-word="false"/>
      <style:text-properties style:font-name="Linux Biolinum" fo:font-weight="bold" style:font-weight-asian="bold" style:font-weight-complex="bold"/>
    </style:style>
    <style:style style:name="P49" style:family="paragraph" style:parent-style-name="PostHeadPara">
      <style:paragraph-properties fo:text-align="justify" style:justify-single-word="false"/>
      <style:text-properties style:font-name="Linux Biolinum" fo:font-weight="bold" style:language-asian="en" style:country-asian="US" style:font-weight-asian="bold" style:font-weight-complex="bold"/>
    </style:style>
    <style:style style:name="P50" style:family="paragraph" style:parent-style-name="PostHeadPara">
      <style:paragraph-properties fo:text-align="justify" style:justify-single-word="false"/>
      <style:text-properties style:font-name="Linux Biolinum" fo:font-weight="bold" officeooo:paragraph-rsid="0085f492" style:language-asian="en" style:country-asian="US" style:font-weight-asian="bold" style:font-weight-complex="bold"/>
    </style:style>
    <style:style style:name="P51" style:family="paragraph" style:parent-style-name="PostHeadPara">
      <style:paragraph-properties fo:text-align="justify" style:justify-single-word="false"/>
      <style:text-properties style:font-name="Linux Biolinum" fo:font-weight="bold" officeooo:paragraph-rsid="00832dfb" fo:background-color="transparent" style:language-asian="en" style:country-asian="US" style:font-weight-asian="bold" style:font-weight-complex="bold"/>
    </style:style>
    <style:style style:name="P52" style:family="paragraph" style:parent-style-name="PostHeadPara">
      <style:paragraph-properties fo:text-align="justify" style:justify-single-word="false"/>
      <style:text-properties style:font-name="Linux Biolinum" style:language-asian="en" style:country-asian="US"/>
    </style:style>
    <style:style style:name="P53" style:family="paragraph" style:parent-style-name="PostHeadPara">
      <style:text-properties style:font-name="Linux Biolinum" fo:font-size="8pt" style:font-size-asian="8pt" style:font-size-complex="8pt"/>
    </style:style>
    <style:style style:name="P54" style:family="paragraph" style:parent-style-name="PostHeadPara">
      <style:paragraph-properties fo:text-align="justify" style:justify-single-word="false"/>
      <style:text-properties style:font-name="Linux Biolinum" fo:font-size="8pt" officeooo:paragraph-rsid="00eb43e1" style:font-size-asian="8pt" style:font-size-complex="8pt"/>
    </style:style>
    <style:style style:name="P55" style:family="paragraph" style:parent-style-name="PostHeadPara">
      <style:paragraph-properties fo:text-align="justify" style:justify-single-word="false"/>
      <style:text-properties style:font-name="Linux Biolinum" fo:font-size="8pt" officeooo:paragraph-rsid="00ef3269" style:font-size-asian="8pt" style:font-size-complex="8pt"/>
    </style:style>
    <style:style style:name="P56" style:family="paragraph" style:parent-style-name="PostHeadPara">
      <style:paragraph-properties fo:text-align="justify" style:justify-single-word="false"/>
      <style:text-properties style:font-name="Linux Biolinum" fo:font-size="8pt" officeooo:paragraph-rsid="013a7f01" style:font-size-asian="8pt" style:font-size-complex="8pt"/>
    </style:style>
    <style:style style:name="P57" style:family="paragraph" style:parent-style-name="PostHeadPara">
      <style:text-properties style:font-name="Linux Biolinum" fo:font-size="8pt" officeooo:paragraph-rsid="015aff91" style:font-size-asian="8pt" style:font-size-complex="8pt"/>
    </style:style>
    <style:style style:name="P58" style:family="paragraph" style:parent-style-name="PostHeadPara">
      <style:paragraph-properties fo:text-align="justify" style:justify-single-word="false"/>
      <style:text-properties style:font-name="Linux Biolinum" fo:font-size="8pt" style:font-size-asian="8pt" style:language-asian="en" style:country-asian="US" style:font-size-complex="8pt"/>
    </style:style>
    <style:style style:name="P59" style:family="paragraph" style:parent-style-name="PostHeadPara">
      <style:paragraph-properties fo:text-align="justify" style:justify-single-word="false"/>
      <style:text-properties style:font-name="Linux Biolinum" fo:font-size="8pt" officeooo:paragraph-rsid="00294983" style:font-size-asian="8pt" style:language-asian="en" style:country-asian="US" style:font-size-complex="8pt"/>
    </style:style>
    <style:style style:name="P60" style:family="paragraph" style:parent-style-name="PostHeadPara">
      <style:paragraph-properties fo:text-align="justify" style:justify-single-word="false"/>
      <style:text-properties style:font-name="Linux Biolinum" fo:font-size="8pt" officeooo:paragraph-rsid="0085f492" style:font-size-asian="8pt" style:language-asian="en" style:country-asian="US" style:font-size-complex="8pt"/>
    </style:style>
    <style:style style:name="P61" style:family="paragraph" style:parent-style-name="PostHeadPara">
      <style:paragraph-properties fo:text-align="justify" style:justify-single-word="false"/>
      <style:text-properties style:font-name="Linux Biolinum" fo:font-size="8pt" officeooo:paragraph-rsid="0177883f" style:font-size-asian="8pt" style:language-asian="en" style:country-asian="US" style:font-size-complex="8pt"/>
    </style:style>
    <style:style style:name="P62" style:family="paragraph" style:parent-style-name="PostHeadPara">
      <style:paragraph-properties fo:text-align="justify" style:justify-single-word="false"/>
      <style:text-properties style:font-name="Linux Biolinum" fo:font-size="8pt" officeooo:paragraph-rsid="0197117b" style:font-size-asian="8pt" style:language-asian="en" style:country-asian="US" style:font-size-complex="8pt"/>
    </style:style>
    <style:style style:name="P63" style:family="paragraph" style:parent-style-name="PostHeadPara">
      <style:paragraph-properties fo:text-align="justify" style:justify-single-word="false"/>
      <style:text-properties style:font-name="Linux Biolinum" fo:font-size="8pt" officeooo:paragraph-rsid="01a0ff27" style:font-size-asian="8pt" style:language-asian="en" style:country-asian="US" style:font-size-complex="8pt"/>
    </style:style>
    <style:style style:name="P64" style:family="paragraph" style:parent-style-name="PostHeadPara">
      <style:paragraph-properties fo:text-align="justify" style:justify-single-word="false"/>
      <style:text-properties style:font-name="Linux Biolinum"/>
    </style:style>
    <style:style style:name="P65" style:family="paragraph" style:parent-style-name="PostHeadPara">
      <style:paragraph-properties fo:text-align="justify" style:justify-single-word="false"/>
      <style:text-properties style:font-name="Linux Biolinum" officeooo:paragraph-rsid="0085f492"/>
    </style:style>
    <style:style style:name="P66" style:family="paragraph" style:parent-style-name="PostHeadPara">
      <style:paragraph-properties fo:text-align="justify" style:justify-single-word="false"/>
      <style:text-properties style:font-name="Linux Biolinum" officeooo:paragraph-rsid="00eda845"/>
    </style:style>
    <style:style style:name="P67" style:family="paragraph" style:parent-style-name="PostHeadPara">
      <style:paragraph-properties fo:text-align="justify" style:justify-single-word="false"/>
      <style:text-properties style:font-name="Linux Biolinum" officeooo:rsid="01654e87" officeooo:paragraph-rsid="01654e87" fo:background-color="#ffff00" style:language-asian="en" style:country-asian="US"/>
    </style:style>
    <style:style style:name="P68" style:family="paragraph" style:parent-style-name="PostHeadPara">
      <style:paragraph-properties fo:text-align="justify" style:justify-single-word="false"/>
      <style:text-properties style:font-name="Linux Biolinum" fo:font-size="14pt" style:font-size-asian="12.25pt" style:font-size-complex="14pt"/>
    </style:style>
    <style:style style:name="P69" style:family="paragraph" style:parent-style-name="PostHeadPara">
      <style:paragraph-properties fo:line-height="100%" fo:text-align="justify" style:justify-single-word="false"/>
      <style:text-properties style:font-name="Linux Biolinum" fo:font-size="6pt" officeooo:rsid="00b9d343" officeooo:paragraph-rsid="013a7f01" style:font-size-asian="6pt" style:font-size-complex="6pt"/>
    </style:style>
    <style:style style:name="P70" style:family="paragraph" style:parent-style-name="PostHeadPara">
      <style:paragraph-properties fo:text-align="justify" style:justify-single-word="false"/>
      <style:text-properties style:text-position="0% 100%" style:font-name="Linux Biolinum" fo:font-size="8pt" officeooo:paragraph-rsid="0088e052" style:font-size-asian="8pt" style:language-asian="en" style:country-asian="US" style:font-size-complex="8pt"/>
    </style:style>
    <style:style style:name="P71" style:family="paragraph" style:parent-style-name="PostHeadPara">
      <style:paragraph-properties fo:text-align="justify" style:justify-single-word="false"/>
      <style:text-properties style:text-position="0% 100%" style:font-name="Linux Biolinum" fo:font-size="8pt" officeooo:paragraph-rsid="00f7395b" style:font-size-asian="8pt" style:language-asian="en" style:country-asian="US" style:font-size-complex="8pt"/>
    </style:style>
    <style:style style:name="P72" style:family="paragraph" style:parent-style-name="PostHeadPara">
      <style:paragraph-properties fo:text-align="justify" style:justify-single-word="false"/>
      <style:text-properties style:text-position="0% 100%" style:font-name="Linux Biolinum" fo:font-size="8pt" officeooo:paragraph-rsid="012aa043" style:font-size-asian="8pt" style:language-asian="en" style:country-asian="US" style:font-size-complex="8pt"/>
    </style:style>
    <style:style style:name="P73" style:family="paragraph" style:parent-style-name="PostHeadPara">
      <style:paragraph-properties fo:text-align="justify" style:justify-single-word="false"/>
      <style:text-properties style:text-position="0% 100%" style:font-name="Linux Biolinum" fo:font-size="8pt" officeooo:paragraph-rsid="012cf952" style:font-size-asian="8pt" style:language-asian="en" style:country-asian="US" style:font-size-complex="8pt"/>
    </style:style>
    <style:style style:name="P74" style:family="paragraph" style:parent-style-name="PostHeadPara">
      <style:paragraph-properties fo:text-align="justify" style:justify-single-word="false"/>
      <style:text-properties style:text-position="0% 100%" style:font-name="Linux Biolinum" fo:font-size="8pt" officeooo:paragraph-rsid="01afbd5f" style:font-size-asian="8pt" style:language-asian="en" style:country-asian="US" style:font-size-complex="8pt"/>
    </style:style>
    <style:style style:name="P75" style:family="paragraph" style:parent-style-name="PostHeadPara">
      <style:paragraph-properties fo:text-align="justify" style:justify-single-word="false"/>
      <style:text-properties style:text-position="0% 100%" style:font-name="Linux Biolinum" fo:font-size="8pt" officeooo:paragraph-rsid="01bc1a2c" style:font-size-asian="8pt" style:language-asian="en" style:country-asian="US" style:font-size-complex="8pt"/>
    </style:style>
    <style:style style:name="P76" style:family="paragraph" style:parent-style-name="PostHeadPara">
      <style:paragraph-properties fo:text-align="justify" style:justify-single-word="false"/>
      <style:text-properties fo:text-transform="uppercase" style:use-window-font-color="true" loext:opacity="0%" style:font-name="Linux Biolinum" fo:font-size="12pt" fo:font-weight="bold" style:font-name-asian="Times New Roman" style:font-size-asian="10.5pt" style:font-weight-asian="bold" style:font-name-complex="Linux Biolinum O1" style:font-size-complex="12pt" style:font-weight-complex="bold"/>
    </style:style>
    <style:style style:name="P77" style:family="paragraph" style:parent-style-name="PostHeadPara">
      <style:paragraph-properties fo:line-height="100%" fo:text-align="justify" style:justify-single-word="false"/>
    </style:style>
    <style:style style:name="P78" style:family="paragraph" style:parent-style-name="PostHeadPara">
      <style:text-properties officeooo:paragraph-rsid="0124d371"/>
    </style:style>
    <style:style style:name="P79" style:family="paragraph" style:parent-style-name="PostHeadPara">
      <style:paragraph-properties fo:text-align="justify" style:justify-single-word="false"/>
      <style:text-properties officeooo:paragraph-rsid="0177883f"/>
    </style:style>
    <style:style style:name="P80" style:family="paragraph" style:parent-style-name="PostHeadPara">
      <style:paragraph-properties fo:text-align="justify" style:justify-single-word="false"/>
      <style:text-properties style:use-window-font-color="true" loext:opacity="0%" style:text-position="0% 100%" style:font-name="Linux Biolinum" fo:font-size="8pt" fo:language="en" fo:country="US" officeooo:rsid="0067af00" officeooo:paragraph-rsid="0088e052" style:letter-kerning="false" fo:background-color="transparent" style:font-name-asian="Cambria" style:font-size-asian="8pt" style:language-asian="en" style:country-asian="US" style:font-name-complex="Linux Libertine O1" style:font-size-complex="8pt" style:language-complex="ar" style:country-complex="SA"/>
    </style:style>
    <style:style style:name="P81" style:family="paragraph" style:parent-style-name="Standard">
      <style:paragraph-properties fo:text-align="justify" style:justify-single-word="false"/>
      <style:text-properties style:font-name="Linux Biolinum" fo:font-size="6pt" style:font-size-asian="6pt" style:font-size-complex="6pt"/>
    </style:style>
    <style:style style:name="P82" style:family="paragraph" style:parent-style-name="Standard">
      <style:paragraph-properties fo:line-height="150%" fo:text-align="justify" style:justify-single-word="false"/>
      <style:text-properties style:font-name="Linux Biolinum" fo:font-size="8pt" style:font-size-asian="8pt" style:font-size-complex="8pt"/>
    </style:style>
    <style:style style:name="P83" style:family="paragraph" style:parent-style-name="Standard">
      <style:paragraph-properties fo:line-height="100%" fo:text-align="justify" style:justify-single-word="false"/>
      <style:text-properties fo:font-size="12pt" officeooo:paragraph-rsid="01154d94" style:font-size-asian="10.5pt" style:font-size-complex="12pt"/>
    </style:style>
    <style:style style:name="P84" style:family="paragraph" style:parent-style-name="Standard">
      <style:paragraph-properties fo:line-height="100%"/>
      <style:text-properties fo:font-size="5pt" style:font-size-asian="5pt" style:font-size-complex="5pt"/>
    </style:style>
    <style:style style:name="P85" style:family="paragraph" style:parent-style-name="Standard">
      <style:paragraph-properties fo:line-height="150%" fo:text-align="justify" style:justify-single-word="false"/>
      <style:text-properties officeooo:paragraph-rsid="013a7f01"/>
    </style:style>
    <style:style style:name="P86" style:family="paragraph" style:parent-style-name="Title_5f_document">
      <style:paragraph-properties fo:text-align="justify" style:justify-single-word="false"/>
      <style:text-properties style:font-name="Linux Biolinum" fo:font-size="14pt" fo:font-weight="bold" style:font-name-asian="Times New Roman" style:font-size-asian="14pt" style:font-weight-asian="bold" style:font-name-complex="Linux Biolinum O1" style:font-size-complex="14pt" style:font-weight-complex="bold"/>
    </style:style>
    <style:style style:name="P87" style:family="paragraph" style:parent-style-name="ParaContinue">
      <style:text-properties fo:font-size="10pt" officeooo:paragraph-rsid="01afbd5f" fo:background-color="#ffff00" style:font-size-asian="8.75pt" style:language-asian="en" style:country-asian="US" style:font-size-complex="10pt"/>
    </style:style>
    <style:style style:name="P88" style:family="paragraph" style:parent-style-name="Head1" style:list-style-name="WWNum3">
      <style:paragraph-properties fo:margin-left="0.762cm" fo:margin-right="0cm" fo:text-align="justify" style:justify-single-word="false" fo:text-indent="-0.762cm" style:auto-text-indent="false">
        <style:tab-stops>
          <style:tab-stop style:position="0.423cm"/>
        </style:tab-stops>
      </style:paragraph-properties>
      <style:text-properties fo:text-transform="uppercase" style:use-window-font-color="true" loext:opacity="0%" style:font-name="Linux Biolinum" fo:font-size="9pt" fo:font-weight="bold" style:font-name-asian="Times New Roman" style:font-size-asian="9pt" style:font-weight-asian="bold" style:font-name-complex="Linux Biolinum O1" style:font-size-complex="10pt" style:font-weight-complex="bold"/>
    </style:style>
    <style:style style:name="P89" style:family="paragraph" style:parent-style-name="Head1" style:list-style-name="WWNum3">
      <style:paragraph-properties fo:margin-left="0cm" fo:margin-right="0cm" fo:text-align="justify" style:justify-single-word="false" fo:text-indent="0cm" style:auto-text-indent="false">
        <style:tab-stops>
          <style:tab-stop style:position="0.423cm"/>
        </style:tab-stops>
      </style:paragraph-properties>
      <style:text-properties fo:text-transform="uppercase" style:use-window-font-color="true" loext:opacity="0%" style:font-name="Linux Biolinum" fo:font-size="9pt" fo:font-weight="bold" style:font-name-asian="Times New Roman" style:font-size-asian="9pt" style:font-weight-asian="bold" style:font-name-complex="Linux Biolinum O1" style:font-size-complex="10pt" style:font-weight-complex="bold"/>
    </style:style>
    <style:style style:name="P90" style:family="paragraph" style:parent-style-name="Head1" style:list-style-name="WWNum3">
      <style:paragraph-properties fo:margin-left="0cm" fo:margin-right="0cm" fo:text-align="justify" style:justify-single-word="false" fo:text-indent="0cm" style:auto-text-indent="false">
        <style:tab-stops>
          <style:tab-stop style:position="0.423cm"/>
        </style:tab-stops>
      </style:paragraph-properties>
      <style:text-properties fo:text-transform="uppercase" style:use-window-font-color="true" loext:opacity="0%" style:font-name="Linux Biolinum" fo:font-size="9pt" fo:font-weight="bold" style:font-name-asian="Times New Roman" style:font-size-asian="9pt" style:language-asian="en" style:country-asian="US" style:font-weight-asian="bold" style:font-name-complex="Linux Biolinum O1" style:font-size-complex="10pt" style:font-weight-complex="bold"/>
    </style:style>
    <style:style style:name="P91" style:family="paragraph" style:parent-style-name="Head1" style:list-style-name="WWNum3">
      <style:paragraph-properties fo:margin-left="0cm" fo:margin-right="0cm" fo:text-align="justify" style:justify-single-word="false" fo:text-indent="0cm" style:auto-text-indent="false">
        <style:tab-stops>
          <style:tab-stop style:position="0.423cm"/>
        </style:tab-stops>
      </style:paragraph-properties>
      <style:text-properties fo:text-transform="uppercase" style:use-window-font-color="true" loext:opacity="0%" style:font-name="Linux Biolinum" fo:font-size="9pt" fo:language="en" fo:country="US" fo:font-weight="bold" style:letter-kerning="false" style:font-name-asian="Times New Roman" style:font-size-asian="9pt" style:language-asian="en" style:country-asian="US" style:font-weight-asian="bold" style:font-name-complex="Linux Biolinum O1" style:font-size-complex="10pt" style:language-complex="ar" style:country-complex="SA" style:font-weight-complex="bold"/>
    </style:style>
    <style:style style:name="P92" style:family="paragraph" style:parent-style-name="Para" style:list-style-name="WWNum3">
      <style:paragraph-properties fo:margin-left="0cm" fo:margin-right="0cm" fo:text-align="justify" style:justify-single-word="false" fo:text-indent="0cm" style:auto-text-indent="false">
        <style:tab-stops>
          <style:tab-stop style:position="0.423cm"/>
        </style:tab-stops>
      </style:paragraph-properties>
      <style:text-properties fo:text-transform="uppercase" style:use-window-font-color="true" loext:opacity="0%" style:font-name="Linux Biolinum" fo:font-size="9pt" fo:font-weight="bold" style:font-name-asian="Times New Roman" style:font-size-asian="9pt" style:font-weight-asian="bold" style:font-name-complex="Linux Biolinum O1" style:font-size-complex="10pt" style:font-weight-complex="bold"/>
    </style:style>
    <style:style style:name="P93" style:family="paragraph" style:parent-style-name="Para" style:list-style-name="WWNum3">
      <style:paragraph-properties fo:margin-left="0.762cm" fo:margin-right="0cm" fo:text-align="justify" style:justify-single-word="false" fo:text-indent="-0.762cm" style:auto-text-indent="false">
        <style:tab-stops>
          <style:tab-stop style:position="0.423cm"/>
        </style:tab-stops>
      </style:paragraph-properties>
      <style:text-properties fo:text-transform="uppercase" style:use-window-font-color="true" loext:opacity="0%" style:font-name="Linux Biolinum" fo:font-size="9pt" fo:font-weight="bold" style:font-name-asian="Times New Roman" style:font-size-asian="9pt" style:font-weight-asian="bold" style:font-name-complex="Linux Biolinum O1" style:font-size-complex="10pt" style:font-weight-complex="bold"/>
    </style:style>
    <style:style style:name="P94" style:family="paragraph" style:parent-style-name="Para" style:list-style-name="WWNum3">
      <style:paragraph-properties fo:margin-left="0.762cm" fo:margin-right="0cm" fo:text-align="justify" style:justify-single-word="false" fo:text-indent="-0.762cm" style:auto-text-indent="false">
        <style:tab-stops>
          <style:tab-stop style:position="0.423cm"/>
        </style:tab-stops>
      </style:paragraph-properties>
      <style:text-properties fo:text-transform="uppercase" style:use-window-font-color="true" loext:opacity="0%" style:font-name="Linux Biolinum" fo:font-size="9pt" fo:font-weight="bold" style:font-name-asian="Times New Roman" style:font-size-asian="9pt" style:language-asian="en" style:country-asian="US" style:font-weight-asian="bold" style:font-name-complex="Linux Biolinum O1" style:font-size-complex="10pt" style:font-weight-complex="bold"/>
    </style:style>
    <style:style style:name="P95" style:family="paragraph">
      <loext:graphic-properties draw:fill="none" draw:fill-color="#ffffff"/>
      <style:paragraph-properties style:writing-mode="lr-tb"/>
      <style:text-properties style:font-name="Linux Biolinum" fo:font-size="11pt"/>
    </style:style>
    <style:style style:name="P96" style:family="paragraph">
      <loext:graphic-properties draw:fill="none" draw:fill-color="#ffffff"/>
      <style:paragraph-properties style:writing-mode="lr-tb"/>
      <style:text-properties style:font-name="Linux Biolinum"/>
    </style:style>
    <style:style style:name="T1" style:family="text">
      <style:text-properties style:text-position="25% 100%" style:font-name="Linux Biolinum" fo:font-size="8pt" style:font-size-asian="8pt" style:font-size-complex="8pt"/>
    </style:style>
    <style:style style:name="T2" style:family="text">
      <style:text-properties style:text-position="super 58%"/>
    </style:style>
    <style:style style:name="T3" style:family="text">
      <style:text-properties style:text-position="super 58%" style:font-name="Linux Biolinum" fo:font-size="8pt" style:font-size-asian="8pt" style:font-size-complex="8pt"/>
    </style:style>
    <style:style style:name="T4" style:family="text">
      <style:text-properties style:text-position="super 58%" style:font-name="Linux Biolinum" fo:font-size="8pt" officeooo:rsid="00e99857" style:font-size-asian="8pt" style:font-size-complex="8pt"/>
    </style:style>
    <style:style style:name="T5" style:family="text">
      <style:text-properties style:text-position="super 58%" style:font-name="Linux Biolinum" fo:language="en" fo:country="US" style:language-asian="en" style:country-asian="US" style:language-complex="ar" style:country-complex="SA"/>
    </style:style>
    <style:style style:name="T6" style:family="text">
      <style:text-properties style:text-position="super 58%" fo:font-style="normal" officeooo:rsid="005ebcfc" fo:background-color="transparent" loext:char-shading-value="0" style:font-style-asian="normal" style:font-style-complex="normal"/>
    </style:style>
    <style:style style:name="T7" style:family="text">
      <style:text-properties style:text-position="super 58%" officeooo:rsid="0067af00"/>
    </style:style>
    <style:style style:name="T8" style:family="text">
      <style:text-properties style:text-position="super 58%" officeooo:rsid="01406791" fo:background-color="transparent" loext:char-shading-value="0"/>
    </style:style>
    <style:style style:name="T9" style:family="text">
      <style:text-properties style:text-position="super 58%" officeooo:rsid="01a377ca"/>
    </style:style>
    <style:style style:name="T10" style:family="text">
      <style:text-properties style:text-position="super 58%" officeooo:rsid="01a756f7"/>
    </style:style>
    <style:style style:name="T11" style:family="text">
      <style:text-properties style:text-position="super 58%" officeooo:rsid="01b75903"/>
    </style:style>
    <style:style style:name="T12" style:family="text">
      <style:text-properties style:language-asian="en" style:country-asian="US"/>
    </style:style>
    <style:style style:name="T13" style:family="text">
      <style:text-properties fo:font-size="6pt" style:font-size-asian="6pt" style:font-size-complex="6pt"/>
    </style:style>
    <style:style style:name="T14" style:family="text">
      <style:text-properties style:use-window-font-color="true" loext:opacity="0%" style:font-name="Linux Biolinum" fo:font-size="8pt" fo:language="en" fo:country="US" officeooo:rsid="0021091c" style:letter-kerning="false" style:font-name-asian="Calibri2" style:font-size-asian="8pt" style:language-asian="en" style:country-asian="US" style:font-name-complex="Tahoma" style:font-size-complex="8pt" style:language-complex="ar" style:country-complex="SA"/>
    </style:style>
    <style:style style:name="T15" style:family="text">
      <style:text-properties style:use-window-font-color="true" loext:opacity="0%" style:font-name="Linux Biolinum" fo:font-size="8pt" fo:language="en" fo:country="US" officeooo:rsid="006e48dc" style:letter-kerning="false" style:font-name-asian="Calibri2" style:font-size-asian="8pt" style:language-asian="en" style:country-asian="US" style:font-name-complex="Tahoma" style:font-size-complex="8pt" style:language-complex="ar" style:country-complex="SA"/>
    </style:style>
    <style:style style:name="T16" style:family="text">
      <style:text-properties style:use-window-font-color="true" loext:opacity="0%" style:font-name="Linux Biolinum" fo:font-size="8pt" fo:language="en" fo:country="US" officeooo:rsid="009e8759" style:letter-kerning="false" style:font-name-asian="Calibri2" style:font-size-asian="8pt" style:language-asian="en" style:country-asian="US" style:font-name-complex="Tahoma" style:font-size-complex="8pt" style:language-complex="ar" style:country-complex="SA"/>
    </style:style>
    <style:style style:name="T17" style:family="text">
      <style:text-properties style:use-window-font-color="true" loext:opacity="0%" style:font-name="Linux Biolinum" fo:font-size="8pt" fo:language="en" fo:country="US" officeooo:rsid="00eabea7" style:letter-kerning="false" style:font-name-asian="Calibri2" style:font-size-asian="8pt" style:language-asian="en" style:country-asian="US" style:font-name-complex="Tahoma" style:font-size-complex="8pt" style:language-complex="ar" style:country-complex="SA"/>
    </style:style>
    <style:style style:name="T18" style:family="text">
      <style:text-properties style:use-window-font-color="true" loext:opacity="0%" style:font-name="Linux Biolinum" fo:font-size="8pt" fo:language="en" fo:country="US" officeooo:rsid="00eb04c2" style:letter-kerning="false" style:font-name-asian="Calibri2" style:font-size-asian="8pt" style:language-asian="en" style:country-asian="US" style:font-name-complex="Tahoma" style:font-size-complex="8pt" style:language-complex="ar" style:country-complex="SA"/>
    </style:style>
    <style:style style:name="T19" style:family="text">
      <style:text-properties style:use-window-font-color="true" loext:opacity="0%" style:font-name="Linux Biolinum" fo:font-size="8pt" fo:language="en" fo:country="US" officeooo:rsid="015d0d1d" style:letter-kerning="false" style:font-name-asian="Calibri2" style:font-size-asian="8pt" style:language-asian="en" style:country-asian="US" style:font-name-complex="Tahoma" style:font-size-complex="8pt" style:language-complex="ar" style:country-complex="SA"/>
    </style:style>
    <style:style style:name="T20" style:family="text">
      <style:text-properties style:use-window-font-color="true" loext:opacity="0%" style:font-name="Linux Biolinum" fo:font-size="8pt" fo:language="en" fo:country="US" officeooo:rsid="009d902d" style:letter-kerning="false" fo:background-color="transparent" loext:char-shading-value="0" style:font-name-asian="Calibri2" style:font-size-asian="8pt" style:language-asian="en" style:country-asian="US" style:font-name-complex="Tahoma" style:font-size-complex="8pt" style:language-complex="ar" style:country-complex="SA"/>
    </style:style>
    <style:style style:name="T21" style:family="text">
      <style:text-properties style:use-window-font-color="true" loext:opacity="0%" style:font-name="Linux Biolinum" fo:font-size="8pt" fo:language="en" fo:country="US" officeooo:rsid="0124d371" style:letter-kerning="false" style:font-name-asian="Cambria" style:font-size-asian="8pt" style:language-asian="en" style:country-asian="US" style:font-name-complex="Linux Libertine O1" style:font-size-complex="8pt" style:language-complex="ar" style:country-complex="SA"/>
    </style:style>
    <style:style style:name="T22" style:family="text">
      <style:text-properties style:use-window-font-color="true" loext:opacity="0%" style:font-name="Linux Biolinum" fo:font-size="8pt" fo:language="en" fo:country="US" officeooo:rsid="0126daeb" style:letter-kerning="false" style:font-name-asian="Cambria" style:font-size-asian="8pt" style:language-asian="en" style:country-asian="US" style:font-name-complex="Linux Libertine O1" style:font-size-complex="8pt" style:language-complex="ar" style:country-complex="SA"/>
    </style:style>
    <style:style style:name="T23" style:family="text">
      <style:text-properties style:use-window-font-color="true" loext:opacity="0%" style:font-name="Linux Biolinum" fo:font-size="9pt" fo:language="en" fo:country="US" officeooo:rsid="00167205" style:letter-kerning="false" fo:background-color="transparent" loext:char-shading-value="0" style:font-name-asian="Cambria" style:font-size-asian="9pt" style:language-asian="en" style:country-asian="US" style:font-name-complex="Linux Libertine O1" style:font-size-complex="12pt" style:language-complex="ar" style:country-complex="SA"/>
    </style:style>
    <style:style style:name="T24" style:family="text">
      <style:text-properties style:use-window-font-color="true" loext:opacity="0%" fo:language="en" fo:country="US" officeooo:rsid="0027bb7b" style:letter-kerning="false" style:font-name-asian="Cambria" style:font-name-complex="Linux Libertine O1" style:language-complex="ar" style:country-complex="SA"/>
    </style:style>
    <style:style style:name="T25" style:family="text">
      <style:text-properties style:use-window-font-color="true" loext:opacity="0%" fo:language="en" fo:country="US" officeooo:rsid="004a3f20" style:letter-kerning="false" style:font-name-asian="Cambria" style:font-name-complex="Linux Libertine O1" style:language-complex="ar" style:country-complex="SA"/>
    </style:style>
    <style:style style:name="T26" style:family="text">
      <style:text-properties style:use-window-font-color="true" loext:opacity="0%" fo:language="en" fo:country="US" officeooo:rsid="0064ddc9" style:letter-kerning="false" style:font-name-asian="Cambria" style:font-name-complex="Linux Libertine O1" style:language-complex="ar" style:country-complex="SA"/>
    </style:style>
    <style:style style:name="T27" style:family="text">
      <style:text-properties style:use-window-font-color="true" loext:opacity="0%" fo:language="en" fo:country="US" officeooo:rsid="006d7089" style:letter-kerning="false" style:font-name-asian="Cambria" style:font-name-complex="Linux Libertine O1" style:language-complex="ar" style:country-complex="SA"/>
    </style:style>
    <style:style style:name="T28" style:family="text">
      <style:text-properties style:use-window-font-color="true" loext:opacity="0%" fo:language="en" fo:country="US" officeooo:rsid="0072fb62" style:letter-kerning="false" style:font-name-asian="Cambria" style:font-name-complex="Linux Libertine O1" style:language-complex="ar" style:country-complex="SA"/>
    </style:style>
    <style:style style:name="T29" style:family="text">
      <style:text-properties style:use-window-font-color="true" loext:opacity="0%" fo:language="en" fo:country="US" officeooo:rsid="007495d2" style:letter-kerning="false" style:font-name-asian="Cambria" style:font-name-complex="Linux Libertine O1" style:language-complex="ar" style:country-complex="SA"/>
    </style:style>
    <style:style style:name="T30" style:family="text">
      <style:text-properties style:use-window-font-color="true" loext:opacity="0%" fo:language="en" fo:country="US" officeooo:rsid="00cfb8d8" style:letter-kerning="false" style:font-name-asian="Cambria" style:font-name-complex="Linux Libertine O1" style:language-complex="ar" style:country-complex="SA"/>
    </style:style>
    <style:style style:name="T31" style:family="text">
      <style:text-properties style:use-window-font-color="true" loext:opacity="0%" fo:language="en" fo:country="US" officeooo:rsid="012aa043" style:letter-kerning="false" style:font-name-asian="Cambria" style:font-name-complex="Linux Libertine O1" style:language-complex="ar" style:country-complex="SA"/>
    </style:style>
    <style:style style:name="T32" style:family="text">
      <style:text-properties style:use-window-font-color="true" loext:opacity="0%" fo:language="en" fo:country="US" officeooo:rsid="01360fb1" style:letter-kerning="false" style:font-name-asian="Cambria" style:font-name-complex="Linux Libertine O1" style:language-complex="ar" style:country-complex="SA"/>
    </style:style>
    <style:style style:name="T33" style:family="text">
      <style:text-properties style:use-window-font-color="true" loext:opacity="0%" fo:language="en" fo:country="US" officeooo:rsid="0137e455" style:letter-kerning="false" style:font-name-asian="Cambria" style:font-name-complex="Linux Libertine O1" style:language-complex="ar" style:country-complex="SA"/>
    </style:style>
    <style:style style:name="T34" style:family="text">
      <style:text-properties style:use-window-font-color="true" loext:opacity="0%" fo:language="en" fo:country="US" officeooo:rsid="013f8d4d" style:letter-kerning="false" style:font-name-asian="Cambria" style:font-name-complex="Linux Libertine O1" style:language-complex="ar" style:country-complex="SA"/>
    </style:style>
    <style:style style:name="T35" style:family="text">
      <style:text-properties style:use-window-font-color="true" loext:opacity="0%" fo:language="en" fo:country="US" officeooo:rsid="0167889e" style:letter-kerning="false" style:font-name-asian="Cambria" style:font-name-complex="Linux Libertine O1" style:language-complex="ar" style:country-complex="SA"/>
    </style:style>
    <style:style style:name="T36" style:family="text">
      <style:text-properties style:use-window-font-color="true" loext:opacity="0%" fo:language="en" fo:country="US" officeooo:rsid="018367a1" style:letter-kerning="false" style:font-name-asian="Cambria" style:font-name-complex="Linux Libertine O1" style:language-complex="ar" style:country-complex="SA"/>
    </style:style>
    <style:style style:name="T37" style:family="text">
      <style:text-properties style:use-window-font-color="true" loext:opacity="0%" fo:language="en" fo:country="US" officeooo:rsid="018abe12" style:letter-kerning="false" style:font-name-asian="Cambria" style:font-name-complex="Linux Libertine O1" style:language-complex="ar" style:country-complex="SA"/>
    </style:style>
    <style:style style:name="T38" style:family="text">
      <style:text-properties style:use-window-font-color="true" loext:opacity="0%" fo:language="en" fo:country="US" officeooo:rsid="018c65b4" style:letter-kerning="false" style:font-name-asian="Cambria" style:font-name-complex="Linux Libertine O1" style:language-complex="ar" style:country-complex="SA"/>
    </style:style>
    <style:style style:name="T39" style:family="text">
      <style:text-properties style:use-window-font-color="true" loext:opacity="0%" fo:language="en" fo:country="US" officeooo:rsid="01927d71" style:letter-kerning="false" style:font-name-asian="Cambria" style:font-name-complex="Linux Libertine O1" style:language-complex="ar" style:country-complex="SA"/>
    </style:style>
    <style:style style:name="T40" style:family="text">
      <style:text-properties style:use-window-font-color="true" loext:opacity="0%" fo:language="en" fo:country="US" officeooo:rsid="019ff164" style:letter-kerning="false" style:font-name-asian="Cambria" style:font-name-complex="Linux Libertine O1" style:language-complex="ar" style:country-complex="SA"/>
    </style:style>
    <style:style style:name="T41" style:family="text">
      <style:text-properties style:use-window-font-color="true" loext:opacity="0%" fo:language="en" fo:country="US" officeooo:rsid="01ac8187" style:letter-kerning="false" style:font-name-asian="Cambria" style:font-name-complex="Linux Libertine O1" style:language-complex="ar" style:country-complex="SA"/>
    </style:style>
    <style:style style:name="T42" style:family="text">
      <style:text-properties style:use-window-font-color="true" loext:opacity="0%" fo:language="en" fo:country="US" officeooo:rsid="01b3d8e9" style:letter-kerning="false" style:font-name-asian="Cambria" style:font-name-complex="Linux Libertine O1" style:language-complex="ar" style:country-complex="SA"/>
    </style:style>
    <style:style style:name="T43" style:family="text">
      <style:text-properties style:use-window-font-color="true" loext:opacity="0%" fo:language="en" fo:country="US" officeooo:rsid="01c42692" style:letter-kerning="false" style:font-name-asian="Cambria" style:font-name-complex="Linux Libertine O1" style:language-complex="ar" style:country-complex="SA"/>
    </style:style>
    <style:style style:name="T44" style:family="text">
      <style:text-properties style:use-window-font-color="true" loext:opacity="0%" fo:language="en" fo:country="US" officeooo:rsid="01cb18aa" style:letter-kerning="false" style:font-name-asian="Cambria" style:font-name-complex="Linux Libertine O1" style:language-complex="ar" style:country-complex="SA"/>
    </style:style>
    <style:style style:name="T45" style:family="text">
      <style:text-properties style:use-window-font-color="true" loext:opacity="0%" fo:language="en" fo:country="US" officeooo:rsid="003433b1" style:letter-kerning="false" style:font-name-asian="Cambria" style:language-asian="en" style:country-asian="US" style:font-name-complex="Linux Libertine O1" style:language-complex="ar" style:country-complex="SA"/>
    </style:style>
    <style:style style:name="T46" style:family="text">
      <style:text-properties style:use-window-font-color="true" loext:opacity="0%" fo:language="en" fo:country="US" officeooo:rsid="00bb8829" style:letter-kerning="false" style:font-name-asian="Cambria" style:language-asian="en" style:country-asian="US" style:font-name-complex="Linux Libertine O1" style:language-complex="ar" style:country-complex="SA"/>
    </style:style>
    <style:style style:name="T47" style:family="text">
      <style:text-properties style:use-window-font-color="true" loext:opacity="0%" fo:language="en" fo:country="US" officeooo:rsid="00bcecae" style:letter-kerning="false" style:font-name-asian="Cambria" style:language-asian="en" style:country-asian="US" style:font-name-complex="Linux Libertine O1" style:language-complex="ar" style:country-complex="SA"/>
    </style:style>
    <style:style style:name="T48" style:family="text">
      <style:text-properties style:use-window-font-color="true" loext:opacity="0%" fo:language="en" fo:country="US" officeooo:rsid="00c02462" style:letter-kerning="false" style:font-name-asian="Cambria" style:language-asian="en" style:country-asian="US" style:font-name-complex="Linux Libertine O1" style:language-complex="ar" style:country-complex="SA"/>
    </style:style>
    <style:style style:name="T49" style:family="text">
      <style:text-properties style:use-window-font-color="true" loext:opacity="0%" fo:language="en" fo:country="US" officeooo:rsid="00c161c7" style:letter-kerning="false" style:font-name-asian="Cambria" style:language-asian="en" style:country-asian="US" style:font-name-complex="Linux Libertine O1" style:language-complex="ar" style:country-complex="SA"/>
    </style:style>
    <style:style style:name="T50" style:family="text">
      <style:text-properties style:use-window-font-color="true" loext:opacity="0%" fo:language="en" fo:country="US" officeooo:rsid="00c21f39" style:letter-kerning="false" style:font-name-asian="Cambria" style:language-asian="en" style:country-asian="US" style:font-name-complex="Linux Libertine O1" style:language-complex="ar" style:country-complex="SA"/>
    </style:style>
    <style:style style:name="T51" style:family="text">
      <style:text-properties style:use-window-font-color="true" loext:opacity="0%" fo:language="en" fo:country="US" officeooo:rsid="00c72614" style:letter-kerning="false" style:font-name-asian="Cambria" style:language-asian="en" style:country-asian="US" style:font-name-complex="Linux Libertine O1" style:language-complex="ar" style:country-complex="SA"/>
    </style:style>
    <style:style style:name="T52" style:family="text">
      <style:text-properties style:use-window-font-color="true" loext:opacity="0%" fo:language="en" fo:country="US" officeooo:rsid="00c8f2fb" style:letter-kerning="false" style:font-name-asian="Cambria" style:language-asian="en" style:country-asian="US" style:font-name-complex="Linux Libertine O1" style:language-complex="ar" style:country-complex="SA"/>
    </style:style>
    <style:style style:name="T53" style:family="text">
      <style:text-properties style:use-window-font-color="true" loext:opacity="0%" fo:language="en" fo:country="US" officeooo:rsid="00ca2d44" style:letter-kerning="false" style:font-name-asian="Cambria" style:language-asian="en" style:country-asian="US" style:font-name-complex="Linux Libertine O1" style:language-complex="ar" style:country-complex="SA"/>
    </style:style>
    <style:style style:name="T54" style:family="text">
      <style:text-properties style:use-window-font-color="true" loext:opacity="0%" fo:language="en" fo:country="US" officeooo:rsid="00cb9b43" style:letter-kerning="false" style:font-name-asian="Cambria" style:language-asian="en" style:country-asian="US" style:font-name-complex="Linux Libertine O1" style:language-complex="ar" style:country-complex="SA"/>
    </style:style>
    <style:style style:name="T55" style:family="text">
      <style:text-properties style:use-window-font-color="true" loext:opacity="0%" fo:language="en" fo:country="US" officeooo:rsid="00ef3269" style:letter-kerning="false" style:font-name-asian="Cambria" style:language-asian="en" style:country-asian="US" style:font-name-complex="Linux Libertine O1" style:language-complex="ar" style:country-complex="SA"/>
    </style:style>
    <style:style style:name="T56" style:family="text">
      <style:text-properties style:use-window-font-color="true" loext:opacity="0%" fo:language="en" fo:country="US" officeooo:rsid="012946ad" style:letter-kerning="false" style:font-name-asian="Cambria" style:language-asian="en" style:country-asian="US" style:font-name-complex="Linux Libertine O1" style:language-complex="ar" style:country-complex="SA"/>
    </style:style>
    <style:style style:name="T57" style:family="text">
      <style:text-properties style:use-window-font-color="true" loext:opacity="0%" fo:language="en" fo:country="US" officeooo:rsid="01629a0b" style:letter-kerning="false" style:font-name-asian="Cambria" style:language-asian="en" style:country-asian="US" style:font-name-complex="Linux Libertine O1" style:language-complex="ar" style:country-complex="SA"/>
    </style:style>
    <style:style style:name="T58" style:family="text">
      <style:text-properties style:use-window-font-color="true" loext:opacity="0%" fo:language="en" fo:country="US" officeooo:rsid="01cab33f" style:letter-kerning="false" style:font-name-asian="Cambria" style:language-asian="en" style:country-asian="US" style:font-name-complex="Linux Libertine O1" style:language-complex="ar" style:country-complex="SA"/>
    </style:style>
    <style:style style:name="T59" style:family="text">
      <style:text-properties style:use-window-font-color="true" loext:opacity="0%" fo:language="en" fo:country="US" officeooo:rsid="01cd0e1f" style:letter-kerning="false" style:font-name-asian="Cambria" style:language-asian="en" style:country-asian="US" style:font-name-complex="Linux Libertine O1" style:language-complex="ar" style:country-complex="SA"/>
    </style:style>
    <style:style style:name="T60" style:family="text">
      <style:text-properties style:use-window-font-color="true" loext:opacity="0%" fo:language="en" fo:country="US" officeooo:rsid="006b04b3" style:letter-kerning="false" style:font-name-asian="Calibri2" style:language-asian="ja" style:country-asian="JP" style:font-name-complex="Linux Libertine O1" style:language-complex="ar" style:country-complex="SA"/>
    </style:style>
    <style:style style:name="T61" style:family="text">
      <style:text-properties style:use-window-font-color="true" loext:opacity="0%" fo:language="en" fo:country="US" officeooo:rsid="00d74ea4" style:letter-kerning="false" style:font-name-asian="Calibri2" style:language-asian="ja" style:country-asian="JP" style:font-name-complex="Linux Libertine O1" style:language-complex="ar" style:country-complex="SA"/>
    </style:style>
    <style:style style:name="T62" style:family="text">
      <style:text-properties style:use-window-font-color="true" loext:opacity="0%" fo:language="en" fo:country="US" officeooo:rsid="012946ad" style:letter-kerning="false" style:font-name-asian="Calibri2" style:language-asian="ja" style:country-asian="JP" style:font-name-complex="Linux Libertine O1" style:language-complex="ar" style:country-complex="SA"/>
    </style:style>
    <style:style style:name="T63" style:family="text">
      <style:text-properties style:use-window-font-color="true" loext:opacity="0%" fo:language="en" fo:country="US" officeooo:rsid="01298e62" style:letter-kerning="false" style:font-name-asian="Calibri2" style:language-asian="ja" style:country-asian="JP" style:font-name-complex="Linux Libertine O1" style:language-complex="ar" style:country-complex="SA"/>
    </style:style>
    <style:style style:name="T64" style:family="text">
      <style:text-properties style:use-window-font-color="true" loext:opacity="0%" fo:language="en" fo:country="US" officeooo:rsid="015f369b" style:letter-kerning="false" style:font-name-asian="Calibri2" style:language-asian="ja" style:country-asian="JP" style:font-name-complex="Linux Libertine O1" style:language-complex="ar" style:country-complex="SA"/>
    </style:style>
    <style:style style:name="T65" style:family="text">
      <style:text-properties style:use-window-font-color="true" loext:opacity="0%" fo:language="en" fo:country="US" officeooo:rsid="01629a0b" style:letter-kerning="false" style:font-name-asian="Calibri2" style:language-asian="ja" style:country-asian="JP" style:font-name-complex="Linux Libertine O1" style:language-complex="ar" style:country-complex="SA"/>
    </style:style>
    <style:style style:name="T66" style:family="text">
      <style:text-properties style:use-window-font-color="true" loext:opacity="0%" fo:language="en" fo:country="US" officeooo:rsid="01a756f7" style:letter-kerning="false" style:font-name-asian="Calibri2" style:language-asian="ja" style:country-asian="JP" style:font-name-complex="Linux Libertine O1" style:language-complex="ar" style:country-complex="SA"/>
    </style:style>
    <style:style style:name="T67" style:family="text">
      <style:text-properties style:use-window-font-color="true" loext:opacity="0%" fo:language="en" fo:country="US" officeooo:rsid="0117169e" style:letter-kerning="false" style:font-name-asian="Calibri2" style:language-asian="en" style:country-asian="US" style:font-name-complex="Tahoma" style:language-complex="ar" style:country-complex="SA"/>
    </style:style>
    <style:style style:name="T68" style:family="text">
      <style:text-properties style:use-window-font-color="true" loext:opacity="0%" fo:language="en" fo:country="US" officeooo:rsid="014d700a" style:letter-kerning="false" style:font-name-asian="Calibri2" style:language-asian="en" style:country-asian="US" style:font-name-complex="Tahoma" style:language-complex="ar" style:country-complex="SA"/>
    </style:style>
    <style:style style:name="T69" style:family="text">
      <style:text-properties style:use-window-font-color="true" loext:opacity="0%" fo:language="en" fo:country="US" officeooo:rsid="0067af00" style:letter-kerning="false" fo:background-color="transparent" loext:char-shading-value="0" style:font-name-asian="Cambria" style:font-name-complex="Linux Libertine O1" style:language-complex="ar" style:country-complex="SA"/>
    </style:style>
    <style:style style:name="T70" style:family="text">
      <style:text-properties style:use-window-font-color="true" loext:opacity="0%" fo:language="en" fo:country="US" officeooo:rsid="004cc380" style:letter-kerning="false" fo:background-color="transparent" loext:char-shading-value="0" style:font-name-asian="Cambria" style:font-name-complex="Linux Libertine O1" style:language-complex="ar" style:country-complex="SA"/>
    </style:style>
    <style:style style:name="T71" style:family="text">
      <style:text-properties style:use-window-font-color="true" loext:opacity="0%" fo:language="en" fo:country="US" officeooo:rsid="0088e052" style:letter-kerning="false" fo:background-color="transparent" loext:char-shading-value="0" style:font-name-asian="Cambria" style:font-name-complex="Linux Libertine O1" style:language-complex="ar" style:country-complex="SA"/>
    </style:style>
    <style:style style:name="T72" style:family="text">
      <style:text-properties style:use-window-font-color="true" loext:opacity="0%" fo:language="en" fo:country="US" officeooo:rsid="00964a4b" style:letter-kerning="false" fo:background-color="transparent" loext:char-shading-value="0" style:font-name-asian="Cambria" style:font-name-complex="Linux Libertine O1" style:language-complex="ar" style:country-complex="SA"/>
    </style:style>
    <style:style style:name="T73" style:family="text">
      <style:text-properties style:use-window-font-color="true" loext:opacity="0%" fo:language="en" fo:country="US" officeooo:rsid="00c2f7b8" style:letter-kerning="false" fo:background-color="transparent" loext:char-shading-value="0" style:font-name-asian="Cambria" style:font-name-complex="Linux Libertine O1" style:language-complex="ar" style:country-complex="SA"/>
    </style:style>
    <style:style style:name="T74" style:family="text">
      <style:text-properties style:use-window-font-color="true" loext:opacity="0%" fo:language="en" fo:country="US" officeooo:rsid="00cd817b" style:letter-kerning="false" fo:background-color="transparent" loext:char-shading-value="0" style:font-name-asian="Cambria" style:font-name-complex="Linux Libertine O1" style:language-complex="ar" style:country-complex="SA"/>
    </style:style>
    <style:style style:name="T75" style:family="text">
      <style:text-properties style:use-window-font-color="true" loext:opacity="0%" fo:language="en" fo:country="US" officeooo:rsid="00cdb646" style:letter-kerning="false" fo:background-color="transparent" loext:char-shading-value="0" style:font-name-asian="Cambria" style:font-name-complex="Linux Libertine O1" style:language-complex="ar" style:country-complex="SA"/>
    </style:style>
    <style:style style:name="T76" style:family="text">
      <style:text-properties style:use-window-font-color="true" loext:opacity="0%" fo:language="en" fo:country="US" officeooo:rsid="00f38285" style:letter-kerning="false" fo:background-color="transparent" loext:char-shading-value="0" style:font-name-asian="Cambria" style:font-name-complex="Linux Libertine O1" style:language-complex="ar" style:country-complex="SA"/>
    </style:style>
    <style:style style:name="T77" style:family="text">
      <style:text-properties style:use-window-font-color="true" loext:opacity="0%" fo:language="en" fo:country="US" officeooo:rsid="00f468cf" style:letter-kerning="false" fo:background-color="transparent" loext:char-shading-value="0" style:font-name-asian="Cambria" style:font-name-complex="Linux Libertine O1" style:language-complex="ar" style:country-complex="SA"/>
    </style:style>
    <style:style style:name="T78" style:family="text">
      <style:text-properties style:use-window-font-color="true" loext:opacity="0%" fo:language="en" fo:country="US" officeooo:rsid="00f4b3e1" style:letter-kerning="false" fo:background-color="transparent" loext:char-shading-value="0" style:font-name-asian="Cambria" style:font-name-complex="Linux Libertine O1" style:language-complex="ar" style:country-complex="SA"/>
    </style:style>
    <style:style style:name="T79" style:family="text">
      <style:text-properties style:use-window-font-color="true" loext:opacity="0%" fo:language="en" fo:country="US" officeooo:rsid="00fcbd03" style:letter-kerning="false" fo:background-color="transparent" loext:char-shading-value="0" style:font-name-asian="Cambria" style:font-name-complex="Linux Libertine O1" style:language-complex="ar" style:country-complex="SA"/>
    </style:style>
    <style:style style:name="T80" style:family="text">
      <style:text-properties style:use-window-font-color="true" loext:opacity="0%" fo:language="en" fo:country="US" officeooo:rsid="00fe7a66" style:letter-kerning="false" fo:background-color="transparent" loext:char-shading-value="0" style:font-name-asian="Cambria" style:font-name-complex="Linux Libertine O1" style:language-complex="ar" style:country-complex="SA"/>
    </style:style>
    <style:style style:name="T81" style:family="text">
      <style:text-properties style:use-window-font-color="true" loext:opacity="0%" fo:language="en" fo:country="US" officeooo:rsid="012cf952" style:letter-kerning="false" fo:background-color="transparent" loext:char-shading-value="0" style:font-name-asian="Cambria" style:font-name-complex="Linux Libertine O1" style:language-complex="ar" style:country-complex="SA"/>
    </style:style>
    <style:style style:name="T82" style:family="text">
      <style:text-properties style:use-window-font-color="true" loext:opacity="0%" fo:language="en" fo:country="US" officeooo:rsid="012e7546" style:letter-kerning="false" fo:background-color="transparent" loext:char-shading-value="0" style:font-name-asian="Cambria" style:font-name-complex="Linux Libertine O1" style:language-complex="ar" style:country-complex="SA"/>
    </style:style>
    <style:style style:name="T83" style:family="text">
      <style:text-properties style:use-window-font-color="true" loext:opacity="0%" fo:language="en" fo:country="US" officeooo:rsid="0133708d" style:letter-kerning="false" fo:background-color="transparent" loext:char-shading-value="0" style:font-name-asian="Cambria" style:font-name-complex="Linux Libertine O1" style:language-complex="ar" style:country-complex="SA"/>
    </style:style>
    <style:style style:name="T84" style:family="text">
      <style:text-properties style:use-window-font-color="true" loext:opacity="0%" fo:language="en" fo:country="US" officeooo:rsid="0065e6a9" style:letter-kerning="false" fo:background-color="transparent" loext:char-shading-value="0" style:font-name-asian="Cambria" style:font-name-complex="Linux Libertine O1" style:language-complex="ar" style:country-complex="SA"/>
    </style:style>
    <style:style style:name="T85" style:family="text">
      <style:text-properties style:use-window-font-color="true" loext:opacity="0%" fo:language="en" fo:country="US" officeooo:rsid="016ad767" style:letter-kerning="false" fo:background-color="transparent" loext:char-shading-value="0" style:font-name-asian="Cambria" style:font-name-complex="Linux Libertine O1" style:language-complex="ar" style:country-complex="SA"/>
    </style:style>
    <style:style style:name="T86" style:family="text">
      <style:text-properties style:use-window-font-color="true" loext:opacity="0%" fo:language="en" fo:country="US" officeooo:rsid="01afbd5f" style:letter-kerning="false" fo:background-color="transparent" loext:char-shading-value="0" style:font-name-asian="Cambria" style:font-name-complex="Linux Libertine O1" style:language-complex="ar" style:country-complex="SA"/>
    </style:style>
    <style:style style:name="T87" style:family="text">
      <style:text-properties style:use-window-font-color="true" loext:opacity="0%" fo:language="en" fo:country="US" officeooo:rsid="011fe097" style:letter-kerning="false" fo:background-color="transparent" loext:char-shading-value="0" style:font-name-asian="Cambria" style:font-name-complex="Linux Libertine O1" style:language-complex="ar" style:country-complex="SA"/>
    </style:style>
    <style:style style:name="T88" style:family="text">
      <style:text-properties style:use-window-font-color="true" loext:opacity="0%" fo:language="en" fo:country="US" officeooo:rsid="01b3d8e9" style:letter-kerning="false" fo:background-color="transparent" loext:char-shading-value="0" style:font-name-asian="Cambria" style:font-name-complex="Linux Libertine O1" style:language-complex="ar" style:country-complex="SA"/>
    </style:style>
    <style:style style:name="T89" style:family="text">
      <style:text-properties style:use-window-font-color="true" loext:opacity="0%" fo:language="en" fo:country="US" officeooo:rsid="01cc6a40" style:letter-kerning="false" fo:background-color="transparent" loext:char-shading-value="0" style:font-name-asian="Cambria" style:font-name-complex="Linux Libertine O1" style:language-complex="ar" style:country-complex="SA"/>
    </style:style>
    <style:style style:name="T90" style:family="text">
      <style:text-properties style:use-window-font-color="true" loext:opacity="0%" fo:language="en" fo:country="US" officeooo:rsid="00eb43e1" style:letter-kerning="false" fo:background-color="transparent" loext:char-shading-value="0" style:font-name-asian="Cambria" style:language-asian="en" style:country-asian="US" style:font-name-complex="Linux Libertine O1" style:language-complex="ar" style:country-complex="SA"/>
    </style:style>
    <style:style style:name="T91" style:family="text">
      <style:text-properties style:use-window-font-color="true" loext:opacity="0%" fo:language="en" fo:country="US" officeooo:rsid="011bb767" style:letter-kerning="false" fo:background-color="transparent" loext:char-shading-value="0" style:font-name-asian="Cambria" style:language-asian="en" style:country-asian="US" style:font-name-complex="Linux Libertine O1" style:language-complex="ar" style:country-complex="SA"/>
    </style:style>
    <style:style style:name="T92" style:family="text">
      <style:text-properties style:use-window-font-color="true" loext:opacity="0%" fo:language="en" fo:country="US" officeooo:rsid="0147e61c" style:letter-kerning="false" fo:background-color="transparent" loext:char-shading-value="0" style:font-name-asian="Calibri2" style:language-asian="ja" style:country-asian="JP" style:font-name-complex="Linux Libertine O1" style:language-complex="ar" style:country-complex="SA"/>
    </style:style>
    <style:style style:name="T93" style:family="text">
      <style:text-properties style:use-window-font-color="true" loext:opacity="0%" fo:language="en" fo:country="US" officeooo:rsid="01469510" style:letter-kerning="false" fo:background-color="transparent" loext:char-shading-value="0" style:font-name-asian="Calibri2" style:language-asian="ja" style:country-asian="JP" style:font-name-complex="Linux Libertine O1" style:language-complex="ar" style:country-complex="SA"/>
    </style:style>
    <style:style style:name="T94" style:family="text">
      <style:text-properties style:use-window-font-color="true" loext:opacity="0%" fo:language="en" fo:country="US" officeooo:rsid="01a756f7" style:letter-kerning="false" fo:background-color="transparent" loext:char-shading-value="0" style:font-name-asian="Calibri2" style:language-asian="ja" style:country-asian="JP" style:font-name-complex="Linux Libertine O1" style:language-complex="ar" style:country-complex="SA"/>
    </style:style>
    <style:style style:name="T95" style:family="text">
      <style:text-properties style:use-window-font-color="true" loext:opacity="0%" fo:language="en" fo:country="US" officeooo:rsid="01a5580f" style:letter-kerning="false" fo:background-color="transparent" loext:char-shading-value="0" style:font-name-asian="Calibri2" style:language-asian="ja" style:country-asian="JP" style:font-name-complex="Linux Libertine O1" style:language-complex="ar" style:country-complex="SA"/>
    </style:style>
    <style:style style:name="T96" style:family="text">
      <style:text-properties style:use-window-font-color="true" loext:opacity="0%" fo:language="en" fo:country="US" officeooo:rsid="01cafd89" style:letter-kerning="false" fo:background-color="transparent" loext:char-shading-value="0" style:font-name-asian="Calibri2" style:language-asian="ja" style:country-asian="JP" style:font-name-complex="Linux Libertine O1" style:language-complex="ar" style:country-complex="SA"/>
    </style:style>
    <style:style style:name="T97" style:family="text">
      <style:text-properties style:use-window-font-color="true" loext:opacity="0%" fo:language="en" fo:country="US" fo:font-style="italic" officeooo:rsid="0067af00" style:letter-kerning="false" fo:background-color="transparent" loext:char-shading-value="0" style:font-name-asian="Cambria" style:font-style-asian="italic" style:font-name-complex="Linux Libertine O1" style:language-complex="ar" style:country-complex="SA" style:font-style-complex="italic"/>
    </style:style>
    <style:style style:name="T98" style:family="text">
      <style:text-properties style:use-window-font-color="true" loext:opacity="0%" fo:language="en" fo:country="US" fo:font-style="normal" officeooo:rsid="012c199c" style:letter-kerning="false" style:font-name-asian="Cambria" style:font-style-asian="normal" style:font-name-complex="Linux Libertine O1" style:language-complex="ar" style:country-complex="SA" style:font-style-complex="normal"/>
    </style:style>
    <style:style style:name="T99" style:family="text">
      <style:text-properties style:use-window-font-color="true" loext:opacity="0%" fo:language="en" fo:country="US" fo:font-style="normal" officeooo:rsid="00f7395b" style:letter-kerning="false" fo:background-color="transparent" loext:char-shading-value="0" style:font-name-asian="Cambria" style:font-style-asian="normal" style:font-name-complex="Linux Libertine O1" style:language-complex="ar" style:country-complex="SA" style:font-style-complex="normal"/>
    </style:style>
    <style:style style:name="T100" style:family="text">
      <style:text-properties style:use-window-font-color="true" loext:opacity="0%" fo:language="en" fo:country="US" fo:font-style="normal" officeooo:rsid="00fa1b39" style:letter-kerning="false" fo:background-color="transparent" loext:char-shading-value="0" style:font-name-asian="Cambria" style:font-style-asian="normal" style:font-name-complex="Linux Libertine O1" style:language-complex="ar" style:country-complex="SA" style:font-style-complex="normal"/>
    </style:style>
    <style:style style:name="T101" style:family="text">
      <style:text-properties style:use-window-font-color="true" loext:opacity="0%" fo:language="en" fo:country="US" fo:font-style="normal" officeooo:rsid="01347672" style:letter-kerning="false" fo:background-color="transparent" loext:char-shading-value="0" style:font-name-asian="Cambria" style:font-style-asian="normal" style:font-name-complex="Linux Libertine O1" style:language-complex="ar" style:country-complex="SA" style:font-style-complex="normal"/>
    </style:style>
    <style:style style:name="T102" style:family="text">
      <style:text-properties style:use-window-font-color="true" loext:opacity="0%" fo:language="en" fo:country="US" fo:font-weight="normal" officeooo:rsid="019400cc" style:letter-kerning="false" style:font-name-asian="Cambria" style:font-weight-asian="normal" style:font-name-complex="Linux Libertine O1" style:language-complex="ar" style:country-complex="SA" style:font-weight-complex="normal"/>
    </style:style>
    <style:style style:name="T103" style:family="text">
      <style:text-properties style:use-window-font-color="true" loext:opacity="0%" fo:language="en" fo:country="US" fo:font-weight="normal" officeooo:rsid="01b3d8e9" style:letter-kerning="false" style:font-name-asian="Cambria" style:font-weight-asian="normal" style:font-name-complex="Linux Libertine O1" style:language-complex="ar" style:country-complex="SA" style:font-weight-complex="normal"/>
    </style:style>
    <style:style style:name="T104" style:family="text">
      <style:text-properties style:use-window-font-color="true" loext:opacity="0%" fo:font-size="8pt" fo:language="en" fo:country="US" officeooo:rsid="003198b2" style:letter-kerning="false" style:font-name-asian="Cambria" style:font-size-asian="8pt" style:language-asian="en" style:country-asian="US" style:font-name-complex="Linux Libertine O1" style:font-size-complex="8pt" style:language-complex="ar" style:country-complex="SA"/>
    </style:style>
    <style:style style:name="T105" style:family="text">
      <style:text-properties style:use-window-font-color="true" loext:opacity="0%" fo:font-size="8pt" fo:language="en" fo:country="US" officeooo:rsid="006d0a17" style:letter-kerning="false" style:font-name-asian="Cambria" style:font-size-asian="8pt" style:language-asian="en" style:country-asian="US" style:font-name-complex="Linux Libertine O1" style:font-size-complex="8pt" style:language-complex="ar" style:country-complex="SA"/>
    </style:style>
    <style:style style:name="T106" style:family="text">
      <style:text-properties style:use-window-font-color="true" loext:opacity="0%" fo:font-size="8pt" fo:language="en" fo:country="US" officeooo:rsid="0099db36" style:letter-kerning="false" style:font-name-asian="Cambria" style:font-size-asian="8pt" style:language-asian="en" style:country-asian="US" style:font-name-complex="Linux Libertine O1" style:font-size-complex="8pt" style:language-complex="ar" style:country-complex="SA"/>
    </style:style>
    <style:style style:name="T107" style:family="text">
      <style:text-properties style:use-window-font-color="true" loext:opacity="0%" fo:font-size="8pt" fo:language="en" fo:country="US" officeooo:rsid="009f497e" style:letter-kerning="false" style:font-name-asian="Cambria" style:font-size-asian="8pt" style:language-asian="en" style:country-asian="US" style:font-name-complex="Linux Libertine O1" style:font-size-complex="8pt" style:language-complex="ar" style:country-complex="SA"/>
    </style:style>
    <style:style style:name="T108" style:family="text">
      <style:text-properties style:use-window-font-color="true" loext:opacity="0%" fo:font-size="8pt" fo:language="en" fo:country="US" officeooo:rsid="00a0777c" style:letter-kerning="false" style:font-name-asian="Cambria" style:font-size-asian="8pt" style:language-asian="en" style:country-asian="US" style:font-name-complex="Linux Libertine O1" style:font-size-complex="8pt" style:language-complex="ar" style:country-complex="SA"/>
    </style:style>
    <style:style style:name="T109" style:family="text">
      <style:text-properties style:use-window-font-color="true" loext:opacity="0%" fo:font-size="8pt" fo:language="en" fo:country="US" officeooo:rsid="00c68365" style:letter-kerning="false" style:font-name-asian="Cambria" style:font-size-asian="8pt" style:language-asian="en" style:country-asian="US" style:font-name-complex="Linux Libertine O1" style:font-size-complex="8pt" style:language-complex="ar" style:country-complex="SA"/>
    </style:style>
    <style:style style:name="T110" style:family="text">
      <style:text-properties style:use-window-font-color="true" loext:opacity="0%" fo:font-size="8pt" fo:language="en" fo:country="US" officeooo:rsid="00dc55d6" style:letter-kerning="false" style:font-name-asian="Cambria" style:font-size-asian="8pt" style:language-asian="en" style:country-asian="US" style:font-name-complex="Linux Libertine O1" style:font-size-complex="8pt" style:language-complex="ar" style:country-complex="SA"/>
    </style:style>
    <style:style style:name="T111" style:family="text">
      <style:text-properties style:use-window-font-color="true" loext:opacity="0%" fo:font-size="8pt" fo:language="en" fo:country="US" officeooo:rsid="00ec015c" style:letter-kerning="false" style:font-name-asian="Cambria" style:font-size-asian="8pt" style:language-asian="en" style:country-asian="US" style:font-name-complex="Linux Libertine O1" style:font-size-complex="8pt" style:language-complex="ar" style:country-complex="SA"/>
    </style:style>
    <style:style style:name="T112" style:family="text">
      <style:text-properties style:use-window-font-color="true" loext:opacity="0%" fo:font-size="8pt" fo:language="en" fo:country="US" officeooo:rsid="00eda845" style:letter-kerning="false" style:font-name-asian="Cambria" style:font-size-asian="8pt" style:language-asian="en" style:country-asian="US" style:font-name-complex="Linux Libertine O1" style:font-size-complex="8pt" style:language-complex="ar" style:country-complex="SA"/>
    </style:style>
    <style:style style:name="T113" style:family="text">
      <style:text-properties style:use-window-font-color="true" loext:opacity="0%" fo:font-size="8pt" fo:language="en" fo:country="US" officeooo:rsid="0102a621" style:letter-kerning="false" style:font-name-asian="Cambria" style:font-size-asian="8pt" style:language-asian="en" style:country-asian="US" style:font-name-complex="Linux Libertine O1" style:font-size-complex="8pt" style:language-complex="ar" style:country-complex="SA"/>
    </style:style>
    <style:style style:name="T114" style:family="text">
      <style:text-properties style:use-window-font-color="true" loext:opacity="0%" fo:font-size="8pt" fo:language="en" fo:country="US" officeooo:rsid="01080129" style:letter-kerning="false" style:font-name-asian="Cambria" style:font-size-asian="8pt" style:language-asian="en" style:country-asian="US" style:font-name-complex="Linux Libertine O1" style:font-size-complex="8pt" style:language-complex="ar" style:country-complex="SA"/>
    </style:style>
    <style:style style:name="T115" style:family="text">
      <style:text-properties style:use-window-font-color="true" loext:opacity="0%" fo:font-size="8pt" fo:language="en" fo:country="US" officeooo:rsid="00a0777c" style:letter-kerning="false" fo:background-color="transparent" loext:char-shading-value="0" style:font-name-asian="Cambria" style:font-size-asian="8pt" style:language-asian="en" style:country-asian="US" style:font-name-complex="Linux Libertine O1" style:font-size-complex="8pt" style:language-complex="ar" style:country-complex="SA"/>
    </style:style>
    <style:style style:name="T116" style:family="text">
      <style:text-properties style:use-window-font-color="true" loext:opacity="0%" fo:font-size="8pt" fo:language="en" fo:country="US" officeooo:rsid="00983aa7" style:letter-kerning="false" fo:background-color="transparent" loext:char-shading-value="0" style:font-name-asian="Cambria" style:font-size-asian="8pt" style:language-asian="en" style:country-asian="US" style:font-name-complex="Linux Libertine O1" style:font-size-complex="8pt" style:language-complex="ar" style:country-complex="SA"/>
    </style:style>
    <style:style style:name="T117" style:family="text">
      <style:text-properties style:use-window-font-color="true" loext:opacity="0%" fo:font-size="8pt" fo:background-color="transparent" loext:char-shading-value="0" style:font-size-asian="8pt" style:font-size-complex="8pt"/>
    </style:style>
    <style:style style:name="T118" style:family="text">
      <style:text-properties style:use-window-font-color="true" loext:opacity="0%" fo:font-size="8pt" officeooo:rsid="0103ee49" fo:background-color="transparent" loext:char-shading-value="0" style:font-size-asian="8pt" style:font-size-complex="8pt"/>
    </style:style>
    <style:style style:name="T119" style:family="text">
      <style:text-properties style:use-window-font-color="true" loext:opacity="0%" style:text-position="super 58%" fo:font-size="8pt" fo:language="en" fo:country="US" officeooo:rsid="011fe097" style:letter-kerning="false" style:font-name-asian="Cambria" style:font-size-asian="8pt" style:language-asian="en" style:country-asian="US" style:font-name-complex="Linux Libertine O1" style:font-size-complex="8pt" style:language-complex="ar" style:country-complex="SA"/>
    </style:style>
    <style:style style:name="T120" style:family="text">
      <style:text-properties style:use-window-font-color="true" loext:opacity="0%" style:text-position="super 58%" fo:font-size="8pt" fo:language="en" fo:country="US" officeooo:rsid="01bc7f6f" style:letter-kerning="false" style:font-name-asian="Cambria" style:font-size-asian="8pt" style:language-asian="en" style:country-asian="US" style:font-name-complex="Linux Libertine O1" style:font-size-complex="8pt" style:language-complex="ar" style:country-complex="SA"/>
    </style:style>
    <style:style style:name="T121" style:family="text">
      <style:text-properties style:use-window-font-color="true" loext:opacity="0%" style:text-position="super 58%" fo:font-size="8pt" fo:language="en" fo:country="US" officeooo:rsid="01ba0c88" style:letter-kerning="false" fo:background-color="transparent" loext:char-shading-value="0" style:font-name-asian="Cambria" style:font-size-asian="8pt" style:language-asian="en" style:country-asian="US" style:font-name-complex="Linux Libertine O1" style:font-size-complex="8pt" style:language-complex="ar" style:country-complex="SA"/>
    </style:style>
    <style:style style:name="T122" style:family="text">
      <style:text-properties style:use-window-font-color="true" loext:opacity="0%" style:text-position="super 58%" fo:language="en" fo:country="US" officeooo:rsid="005ebcfc" style:letter-kerning="false" style:font-name-asian="Calibri2" style:language-asian="ja" style:country-asian="JP" style:font-name-complex="Linux Libertine O1" style:language-complex="ar" style:country-complex="SA"/>
    </style:style>
    <style:style style:name="T123" style:family="text">
      <style:text-properties style:use-window-font-color="true" loext:opacity="0%" style:text-position="super 58%" fo:language="en" fo:country="US" officeooo:rsid="01bc7f6f" style:letter-kerning="false" style:font-name-asian="Calibri2" style:language-asian="ja" style:country-asian="JP" style:font-name-complex="Linux Libertine O1" style:language-complex="ar" style:country-complex="SA"/>
    </style:style>
    <style:style style:name="T124" style:family="text">
      <style:text-properties style:use-window-font-color="true" loext:opacity="0%" style:text-position="super 58%" fo:language="en" fo:country="US" officeooo:rsid="0067af00" style:letter-kerning="false" fo:background-color="transparent" loext:char-shading-value="0" style:font-name-asian="Cambria" style:font-name-complex="Linux Libertine O1" style:language-complex="ar" style:country-complex="SA"/>
    </style:style>
    <style:style style:name="T125" style:family="text">
      <style:text-properties style:use-window-font-color="true" loext:opacity="0%" style:text-position="super 58%" fo:language="en" fo:country="US" officeooo:rsid="011fe097" style:letter-kerning="false" fo:background-color="transparent" loext:char-shading-value="0" style:font-name-asian="Cambria" style:font-name-complex="Linux Libertine O1" style:language-complex="ar" style:country-complex="SA"/>
    </style:style>
    <style:style style:name="T126" style:family="text">
      <style:text-properties style:use-window-font-color="true" loext:opacity="0%" style:text-position="super 58%" fo:language="en" fo:country="US" officeooo:rsid="01bc1a2c" style:letter-kerning="false" fo:background-color="transparent" loext:char-shading-value="0" style:font-name-asian="Cambria" style:font-name-complex="Linux Libertine O1" style:language-complex="ar" style:country-complex="SA"/>
    </style:style>
    <style:style style:name="T127" style:family="text">
      <style:text-properties style:use-window-font-color="true" loext:opacity="0%" style:text-position="super 58%" fo:language="en" fo:country="US" officeooo:rsid="01bb2c61" style:letter-kerning="false" fo:background-color="transparent" loext:char-shading-value="0" style:font-name-asian="Cambria" style:language-asian="en" style:country-asian="US" style:font-name-complex="Linux Libertine O1" style:language-complex="ar" style:country-complex="SA"/>
    </style:style>
    <style:style style:name="T128" style:family="text">
      <style:text-properties style:use-window-font-color="true" loext:opacity="0%" style:text-position="super 58%" fo:language="en" fo:country="US" officeooo:rsid="011fe097" style:letter-kerning="false" fo:background-color="transparent" loext:char-shading-value="0" style:font-name-asian="Calibri2" style:language-asian="ja" style:country-asian="JP" style:font-name-complex="Linux Libertine O1" style:language-complex="ar" style:country-complex="SA"/>
    </style:style>
    <style:style style:name="T129" style:family="text">
      <style:text-properties style:use-window-font-color="true" loext:opacity="0%" style:text-position="super 58%" fo:language="en" fo:country="US" officeooo:rsid="01bc7f6f" style:letter-kerning="false" fo:background-color="transparent" loext:char-shading-value="0" style:font-name-asian="Calibri2" style:language-asian="ja" style:country-asian="JP" style:font-name-complex="Linux Libertine O1" style:language-complex="ar" style:country-complex="SA"/>
    </style:style>
    <style:style style:name="T130" style:family="text">
      <style:text-properties style:use-window-font-color="true" loext:opacity="0%" style:text-position="super 58%" fo:language="en" fo:country="US" officeooo:rsid="01bc1a2c" style:letter-kerning="false" style:font-name-asian="Cambria" style:font-name-complex="Linux Libertine O1" style:language-complex="ar" style:country-complex="SA"/>
    </style:style>
    <style:style style:name="T131" style:family="text">
      <style:text-properties style:use-window-font-color="true" loext:opacity="0%" style:text-position="super 58%" fo:language="en" fo:country="US" officeooo:rsid="01bc7f6f" style:letter-kerning="false" style:font-name-asian="Cambria" style:font-name-complex="Linux Libertine O1" style:language-complex="ar" style:country-complex="SA"/>
    </style:style>
    <style:style style:name="T132" style:family="text">
      <style:text-properties style:use-window-font-color="true" loext:opacity="0%" style:text-position="super 58%" fo:language="en" fo:country="US" officeooo:rsid="01b8466a" style:letter-kerning="false" style:font-name-asian="Cambria" style:language-asian="en" style:country-asian="US" style:font-name-complex="Linux Libertine O1" style:language-complex="ar" style:country-complex="SA"/>
    </style:style>
    <style:style style:name="T133" style:family="text">
      <style:text-properties style:use-window-font-color="true" loext:opacity="0%" style:text-position="super 58%" fo:language="en" fo:country="US" officeooo:rsid="01bb2c61" style:letter-kerning="false" style:font-name-asian="Cambria" style:language-asian="en" style:country-asian="US" style:font-name-complex="Linux Libertine O1" style:language-complex="ar" style:country-complex="SA"/>
    </style:style>
    <style:style style:name="T134" style:family="text">
      <style:text-properties style:use-window-font-color="true" loext:opacity="0%" style:text-position="super 58%" fo:language="en" fo:country="US" fo:font-style="normal" officeooo:rsid="01bc1a2c" style:letter-kerning="false" fo:background-color="transparent" loext:char-shading-value="0" style:font-name-asian="Cambria" style:font-style-asian="normal" style:font-name-complex="Linux Libertine O1" style:language-complex="ar" style:country-complex="SA" style:font-style-complex="normal"/>
    </style:style>
    <style:style style:name="T135" style:family="text">
      <style:text-properties style:use-window-font-color="true" loext:opacity="0%" style:text-position="super 58%" fo:language="en" fo:country="US" fo:font-style="italic" officeooo:rsid="005ebcfc" style:letter-kerning="false" fo:background-color="transparent" loext:char-shading-value="0" style:font-name-asian="Cambria" style:font-style-asian="italic" style:font-name-complex="Linux Libertine O1" style:language-complex="ar" style:country-complex="SA" style:font-style-complex="italic"/>
    </style:style>
    <style:style style:name="T136" style:family="text">
      <style:text-properties style:use-window-font-color="true" loext:opacity="0%" style:text-position="super 58%" fo:language="en" fo:country="US" fo:font-style="italic" officeooo:rsid="01bc1a2c" style:letter-kerning="false" fo:background-color="transparent" loext:char-shading-value="0" style:font-name-asian="Cambria" style:font-style-asian="italic" style:font-name-complex="Linux Libertine O1" style:language-complex="ar" style:country-complex="SA" style:font-style-complex="italic"/>
    </style:style>
    <style:style style:name="T137" style:family="text">
      <style:text-properties style:use-window-font-color="true" loext:opacity="0%" style:text-position="super 58%" style:font-name="Linux Biolinum" fo:font-size="9pt" fo:language="en" fo:country="US" officeooo:rsid="01bc1a2c" style:letter-kerning="false" style:font-name-asian="Cambria" style:font-size-asian="9pt" style:language-asian="en" style:country-asian="US" style:font-name-complex="Linux Libertine O1" style:font-size-complex="12pt" style:language-complex="ar" style:country-complex="SA"/>
    </style:style>
    <style:style style:name="T138" style:family="text">
      <style:text-properties style:use-window-font-color="true" loext:opacity="0%" style:text-position="0% 100%" style:font-name="Linux Biolinum" fo:font-size="8pt" fo:language="en" fo:country="US" officeooo:rsid="0124e0be" style:letter-kerning="false" style:font-name-asian="Cambria" style:font-size-asian="8pt" style:language-asian="en" style:country-asian="US" style:font-name-complex="Linux Libertine O1" style:font-size-complex="8pt" style:language-complex="ar" style:country-complex="SA"/>
    </style:style>
    <style:style style:name="T139" style:family="text">
      <style:text-properties style:use-window-font-color="true" loext:opacity="0%" style:text-position="0% 100%" fo:language="en" fo:country="US" officeooo:rsid="014f99a0" style:letter-kerning="false" fo:background-color="transparent" loext:char-shading-value="0" style:font-name-asian="Cambria" style:font-name-complex="Linux Libertine O1" style:language-complex="ar" style:country-complex="SA"/>
    </style:style>
    <style:style style:name="T140" style:family="text">
      <style:text-properties style:use-window-font-color="true" loext:opacity="0%" style:text-position="0% 100%" fo:language="en" fo:country="US" officeooo:rsid="01529f8a" style:letter-kerning="false" fo:background-color="transparent" loext:char-shading-value="0" style:font-name-asian="Cambria" style:font-name-complex="Linux Libertine O1" style:language-complex="ar" style:country-complex="SA"/>
    </style:style>
    <style:style style:name="T141" style:family="text">
      <style:text-properties style:use-window-font-color="true" loext:opacity="0%" style:text-position="0% 100%" fo:language="en" fo:country="US" officeooo:rsid="01560634" style:letter-kerning="false" fo:background-color="transparent" loext:char-shading-value="0" style:font-name-asian="Cambria" style:font-name-complex="Linux Libertine O1" style:language-complex="ar" style:country-complex="SA"/>
    </style:style>
    <style:style style:name="T142" style:family="text">
      <style:text-properties style:use-window-font-color="true" loext:opacity="0%" style:text-position="0% 100%" fo:language="en" fo:country="US" officeooo:rsid="01668984" style:letter-kerning="false" fo:background-color="transparent" loext:char-shading-value="0" style:font-name-asian="Cambria" style:font-name-complex="Linux Libertine O1" style:language-complex="ar" style:country-complex="SA"/>
    </style:style>
    <style:style style:name="T143" style:family="text">
      <style:text-properties style:use-window-font-color="true" loext:opacity="0%" style:text-position="0% 100%" fo:language="en" fo:country="US" officeooo:rsid="0177883f" style:letter-kerning="false" fo:background-color="transparent" loext:char-shading-value="0" style:font-name-asian="Cambria" style:font-name-complex="Linux Libertine O1" style:language-complex="ar" style:country-complex="SA"/>
    </style:style>
    <style:style style:name="T144" style:family="text">
      <style:text-properties fo:font-size="8pt" style:font-size-asian="8pt" style:font-size-complex="8pt"/>
    </style:style>
    <style:style style:name="T145" style:family="text">
      <style:text-properties fo:font-size="8pt" officeooo:rsid="003198b2" style:font-size-asian="8pt" style:font-size-complex="8pt"/>
    </style:style>
    <style:style style:name="T146" style:family="text">
      <style:text-properties fo:font-size="8pt" officeooo:rsid="0099db36" style:font-size-asian="8pt" style:font-size-complex="8pt"/>
    </style:style>
    <style:style style:name="T147" style:family="text">
      <style:text-properties fo:font-size="8pt" officeooo:rsid="009f497e" style:font-size-asian="8pt" style:font-size-complex="8pt"/>
    </style:style>
    <style:style style:name="T148" style:family="text">
      <style:text-properties fo:font-size="8pt" officeooo:rsid="00dc55d6" style:font-size-asian="8pt" style:font-size-complex="8pt"/>
    </style:style>
    <style:style style:name="T149" style:family="text">
      <style:text-properties fo:font-size="8pt" officeooo:rsid="00eda845" style:font-size-asian="8pt" style:font-size-complex="8pt"/>
    </style:style>
    <style:style style:name="T150" style:family="text">
      <style:text-properties fo:font-size="8pt" style:font-size-asian="8pt" style:language-asian="en" style:country-asian="US" style:font-size-complex="8pt"/>
    </style:style>
    <style:style style:name="T151" style:family="text">
      <style:text-properties fo:font-size="8pt" fo:background-color="transparent" loext:char-shading-value="0" style:font-size-asian="8pt" style:font-size-complex="8pt"/>
    </style:style>
    <style:style style:name="T152" style:family="text">
      <style:text-properties fo:font-size="8pt" officeooo:rsid="00983aa7" fo:background-color="transparent" loext:char-shading-value="0" style:font-size-asian="8pt" style:font-size-complex="8pt"/>
    </style:style>
    <style:style style:name="T153" style:family="text">
      <style:text-properties fo:font-size="8pt" fo:font-style="italic" style:font-size-asian="8pt" style:language-asian="en" style:country-asian="US" style:font-style-asian="italic" style:font-size-complex="8pt" style:font-style-complex="italic"/>
    </style:style>
    <style:style style:name="T154" style:family="text">
      <style:text-properties style:font-name="Linux Biolinum" fo:font-size="8pt" style:font-size-asian="8pt" style:font-size-complex="8pt"/>
    </style:style>
    <style:style style:name="T155" style:family="text">
      <style:text-properties style:font-name="Linux Biolinum" fo:font-size="8pt" officeooo:rsid="00167205" style:font-size-asian="8pt" style:font-size-complex="8pt"/>
    </style:style>
    <style:style style:name="T156" style:family="text">
      <style:text-properties style:font-name="Linux Biolinum" fo:font-size="8pt" officeooo:rsid="006eec65" style:font-size-asian="8pt" style:font-size-complex="8pt"/>
    </style:style>
    <style:style style:name="T157" style:family="text">
      <style:text-properties style:font-name="Linux Biolinum" fo:font-size="8pt" officeooo:rsid="009d902d" style:font-size-asian="8pt" style:font-size-complex="8pt"/>
    </style:style>
    <style:style style:name="T158" style:family="text">
      <style:text-properties style:font-name="Linux Biolinum" fo:font-size="8pt" officeooo:rsid="009e8759" style:font-size-asian="8pt" style:font-size-complex="8pt"/>
    </style:style>
    <style:style style:name="T159" style:family="text">
      <style:text-properties style:font-name="Linux Biolinum" fo:font-size="8pt" officeooo:rsid="00e99857" style:font-size-asian="8pt" style:font-size-complex="8pt"/>
    </style:style>
    <style:style style:name="T160" style:family="text">
      <style:text-properties style:font-name="Linux Biolinum" fo:font-size="8pt" officeooo:rsid="00220fc9" style:font-size-asian="8pt" style:font-size-complex="8pt"/>
    </style:style>
    <style:style style:name="T161" style:family="text">
      <style:text-properties style:font-name="Linux Biolinum" fo:font-size="8pt" officeooo:rsid="00236401" style:font-size-asian="8pt" style:font-size-complex="8pt"/>
    </style:style>
    <style:style style:name="T162" style:family="text">
      <style:text-properties style:font-name="Linux Biolinum" fo:font-size="8pt" style:text-underline-style="none" style:font-size-asian="8pt" style:font-size-complex="8pt"/>
    </style:style>
    <style:style style:name="T163" style:family="text">
      <style:text-properties style:font-name="Linux Biolinum" fo:font-size="8pt" style:text-underline-style="solid" style:text-underline-width="auto" style:text-underline-color="font-color" style:font-size-asian="8pt" style:font-size-complex="8pt"/>
    </style:style>
    <style:style style:name="T164" style:family="text">
      <style:text-properties style:font-name="Linux Biolinum" fo:font-size="8pt" fo:font-style="normal" style:text-underline-style="solid" style:text-underline-width="auto" style:text-underline-color="font-color" style:font-size-asian="8pt" style:font-style-asian="normal" style:font-size-complex="8pt" style:font-style-complex="normal"/>
    </style:style>
    <style:style style:name="T165" style:family="text">
      <style:text-properties style:font-name="Linux Biolinum" fo:font-size="8pt" fo:language="en" fo:country="US" style:font-size-asian="8pt" style:language-asian="en" style:country-asian="US" style:font-size-complex="8pt" style:language-complex="ar" style:country-complex="SA"/>
    </style:style>
    <style:style style:name="T166" style:family="text">
      <style:text-properties style:font-name="Linux Biolinum" fo:font-weight="bold" style:font-weight-asian="bold" style:font-size-complex="9pt"/>
    </style:style>
    <style:style style:name="T167" style:family="text">
      <style:text-properties style:font-name="Linux Biolinum" fo:background-color="transparent" loext:char-shading-value="0"/>
    </style:style>
    <style:style style:name="T168" style:family="text">
      <style:text-properties style:font-name="Linux Biolinum" fo:font-size="6pt" style:font-size-asian="6pt" style:font-size-complex="6pt"/>
    </style:style>
    <style:style style:name="T169" style:family="text">
      <style:text-properties style:font-name="Linux Biolinum" fo:language="en" fo:country="US" fo:font-weight="bold" style:language-asian="en" style:country-asian="US" style:font-weight-asian="bold" style:language-complex="ar" style:country-complex="SA" style:font-weight-complex="bold"/>
    </style:style>
    <style:style style:name="T170" style:family="text">
      <style:text-properties style:text-underline-style="solid" style:text-underline-width="auto" style:text-underline-color="font-color"/>
    </style:style>
    <style:style style:name="T171" style:family="text">
      <style:text-properties style:text-underline-style="solid" style:text-underline-width="auto" style:text-underline-color="font-color" fo:background-color="transparent" loext:char-shading-value="0"/>
    </style:style>
    <style:style style:name="T172" style:family="text">
      <style:text-properties officeooo:rsid="00245be7"/>
    </style:style>
    <style:style style:name="T173" style:family="text">
      <style:text-properties officeooo:rsid="0026a307"/>
    </style:style>
    <style:style style:name="T174" style:family="text">
      <style:text-properties officeooo:rsid="002cd8e1"/>
    </style:style>
    <style:style style:name="T175" style:family="text">
      <style:text-properties officeooo:rsid="003433b1"/>
    </style:style>
    <style:style style:name="T176" style:family="text">
      <style:text-properties officeooo:rsid="00357285"/>
    </style:style>
    <style:style style:name="T177" style:family="text">
      <style:text-properties officeooo:rsid="0036a1e2"/>
    </style:style>
    <style:style style:name="T178" style:family="text">
      <style:text-properties fo:color="#000000" loext:opacity="100%" style:font-name="Linux Biolinum" fo:font-size="7pt" style:font-size-asian="7pt" style:font-size-complex="7pt"/>
    </style:style>
    <style:style style:name="T179" style:family="text">
      <style:text-properties fo:color="#000000" loext:opacity="100%" style:font-name="Linux Biolinum" fo:font-size="7pt" officeooo:rsid="005dd6ca" style:font-size-asian="7pt" style:font-size-complex="7pt"/>
    </style:style>
    <style:style style:name="T180" style:family="text">
      <style:text-properties fo:color="#000000" loext:opacity="100%" style:font-name="Linux Biolinum" fo:font-size="7pt" officeooo:rsid="0069a6d4" style:font-size-asian="7pt" style:font-size-complex="7pt"/>
    </style:style>
    <style:style style:name="T181" style:family="text">
      <style:text-properties fo:color="#000000" loext:opacity="100%" style:font-name="Linux Biolinum" fo:font-size="7pt" officeooo:rsid="011f8ce5" style:font-size-asian="7pt" style:font-size-complex="7pt"/>
    </style:style>
    <style:style style:name="T182" style:family="text">
      <style:text-properties fo:color="#000000" loext:opacity="100%" style:font-name="Linux Biolinum" fo:font-size="7pt" officeooo:rsid="011fe097" style:font-size-asian="7pt" style:font-size-complex="7pt"/>
    </style:style>
    <style:style style:name="T183" style:family="text">
      <style:text-properties fo:color="#000000" loext:opacity="100%" style:font-name="Linux Biolinum" fo:font-size="7pt" officeooo:rsid="01b15866" style:font-size-asian="7pt" style:font-size-complex="7pt"/>
    </style:style>
    <style:style style:name="T184" style:family="text">
      <style:text-properties fo:color="#000000" loext:opacity="100%" style:font-name="Linux Biolinum" fo:font-size="7pt" style:text-underline-style="solid" style:text-underline-width="auto" style:text-underline-color="font-color" style:font-size-asian="7pt" style:font-size-complex="7pt"/>
    </style:style>
    <style:style style:name="T185" style:family="text">
      <style:text-properties fo:color="#000000" loext:opacity="100%" style:font-name="Linux Biolinum" fo:font-size="7pt" fo:language="en" fo:country="US" officeooo:rsid="0067af00" style:letter-kerning="false" style:font-name-asian="Calibri2" style:font-size-asian="7pt" style:language-asian="ja" style:country-asian="JP" style:font-name-complex="Linux Libertine O1" style:font-size-complex="7pt" style:language-complex="ar" style:country-complex="SA"/>
    </style:style>
    <style:style style:name="T186" style:family="text">
      <style:text-properties fo:color="#000000" loext:opacity="100%" style:font-name="Linux Biolinum" fo:font-size="7pt" fo:language="en" fo:country="US" officeooo:rsid="0069a6d4" style:letter-kerning="false" style:font-name-asian="Calibri2" style:font-size-asian="7pt" style:language-asian="ja" style:country-asian="JP" style:font-name-complex="Linux Libertine O1" style:font-size-complex="7pt" style:language-complex="ar" style:country-complex="SA"/>
    </style:style>
    <style:style style:name="T187" style:family="text">
      <style:text-properties fo:color="#000000" loext:opacity="100%" style:font-name="Linux Biolinum" fo:font-size="7pt" fo:language="en" fo:country="US" officeooo:rsid="01b15866" style:letter-kerning="false" style:font-name-asian="Calibri2" style:font-size-asian="7pt" style:language-asian="ja" style:country-asian="JP" style:font-name-complex="Linux Libertine O1" style:font-size-complex="7pt" style:language-complex="ar" style:country-complex="SA"/>
    </style:style>
    <style:style style:name="T188" style:family="text">
      <style:text-properties fo:color="#000000" loext:opacity="100%" style:font-name="Linux Biolinum" fo:font-size="7pt" fo:language="en" fo:country="US" officeooo:rsid="010d848f" style:letter-kerning="false" fo:background-color="transparent" loext:char-shading-value="0" style:font-name-asian="Calibri2" style:font-size-asian="7pt" style:language-asian="ja" style:country-asian="JP" style:font-name-complex="Linux Libertine O1" style:font-size-complex="7pt" style:language-complex="ar" style:country-complex="SA"/>
    </style:style>
    <style:style style:name="T189" style:family="text">
      <style:text-properties fo:color="#000000" loext:opacity="100%" style:font-name="Linux Biolinum" fo:font-size="7pt" fo:language="en" fo:country="US" officeooo:rsid="017045bc" style:letter-kerning="false" fo:background-color="transparent" loext:char-shading-value="0" style:font-name-asian="Calibri2" style:font-size-asian="7pt" style:language-asian="ja" style:country-asian="JP" style:font-name-complex="Linux Libertine O1" style:font-size-complex="7pt" style:language-complex="ar" style:country-complex="SA"/>
    </style:style>
    <style:style style:name="T190" style:family="text">
      <style:text-properties fo:color="#000000" loext:opacity="100%" style:font-name="Linux Biolinum" fo:font-size="7pt" fo:language="en" fo:country="US" style:text-underline-style="none" officeooo:rsid="0082c20d" style:letter-kerning="false" fo:background-color="transparent" loext:char-shading-value="0" style:font-name-asian="Calibri2" style:font-size-asian="7pt" style:language-asian="ja" style:country-asian="JP" style:font-name-complex="Linux Libertine O1" style:font-size-complex="7pt" style:language-complex="ar" style:country-complex="SA"/>
    </style:style>
    <style:style style:name="T191" style:family="text">
      <style:text-properties fo:color="#000000" loext:opacity="100%" style:font-name="Linux Biolinum" fo:font-size="7pt" fo:language="en" fo:country="US" style:text-underline-style="none" officeooo:rsid="01adfdf4" style:letter-kerning="false" fo:background-color="transparent" loext:char-shading-value="0" style:font-name-asian="Calibri2" style:font-size-asian="7pt" style:language-asian="ja" style:country-asian="JP" style:font-name-complex="Linux Libertine O1" style:font-size-complex="7pt" style:language-complex="ar" style:country-complex="SA"/>
    </style:style>
    <style:style style:name="T192" style:family="text">
      <style:text-properties fo:color="#000000" loext:opacity="100%" style:font-name="Linux Biolinum" fo:font-size="7pt" fo:language="en" fo:country="US" style:text-underline-style="none" officeooo:rsid="010d848f" style:letter-kerning="false" fo:background-color="transparent" loext:char-shading-value="0" style:font-name-asian="Calibri2" style:font-size-asian="7pt" style:language-asian="ja" style:country-asian="JP" style:font-name-complex="Linux Libertine O1" style:font-size-complex="7pt" style:language-complex="ar" style:country-complex="SA"/>
    </style:style>
    <style:style style:name="T193" style:family="text">
      <style:text-properties fo:color="#000000" loext:opacity="100%" style:font-name="Linux Biolinum" fo:font-size="7pt" fo:language="en" fo:country="US" style:text-underline-style="none" officeooo:rsid="011fe097" style:letter-kerning="false" style:font-name-asian="Calibri2" style:font-size-asian="7pt" style:language-asian="ja" style:country-asian="JP" style:font-name-complex="Linux Libertine O1" style:font-size-complex="7pt" style:language-complex="ar" style:country-complex="SA"/>
    </style:style>
    <style:style style:name="T194" style:family="text">
      <style:text-properties fo:color="#000000" loext:opacity="100%" style:font-name="Linux Biolinum" fo:font-size="7pt" fo:language="en" fo:country="US" style:text-underline-style="none" officeooo:rsid="01b15866" style:letter-kerning="false" style:font-name-asian="Calibri2" style:font-size-asian="7pt" style:language-asian="ja" style:country-asian="JP" style:font-name-complex="Linux Libertine O1" style:font-size-complex="7pt" style:language-complex="ar" style:country-complex="SA"/>
    </style:style>
    <style:style style:name="T195" style:family="text">
      <style:text-properties fo:color="#000000" loext:opacity="100%" style:font-name="Linux Biolinum" fo:font-size="7pt" fo:background-color="transparent" loext:char-shading-value="0" style:font-size-asian="7pt" style:font-size-complex="7pt"/>
    </style:style>
    <style:style style:name="T196" style:family="text">
      <style:text-properties fo:color="#000000" loext:opacity="100%" style:font-name="Linux Biolinum" fo:font-size="7pt" officeooo:rsid="011fe097" fo:background-color="transparent" loext:char-shading-value="0" style:font-size-asian="7pt" style:font-size-complex="7pt"/>
    </style:style>
    <style:style style:name="T197" style:family="text">
      <style:text-properties fo:color="#000000" loext:opacity="100%" style:font-name="Linux Biolinum" fo:font-size="7pt" officeooo:rsid="01b15866" fo:background-color="transparent" loext:char-shading-value="0" style:font-size-asian="7pt" style:font-size-complex="7pt"/>
    </style:style>
    <style:style style:name="T198" style:family="text">
      <style:text-properties fo:color="#000000" loext:opacity="100%" style:font-name="Linux Biolinum" fo:font-size="7pt" style:text-underline-style="none" style:font-size-asian="7pt" style:font-size-complex="7pt"/>
    </style:style>
    <style:style style:name="T199" style:family="text">
      <style:text-properties fo:color="#000000" loext:opacity="100%" style:font-name="Linux Biolinum" fo:font-size="7pt" style:text-underline-style="none" officeooo:rsid="011fe097" style:font-size-asian="7pt" style:font-size-complex="7pt"/>
    </style:style>
    <style:style style:name="T200" style:family="text">
      <style:text-properties fo:color="#000000" loext:opacity="100%" style:font-name="Linux Biolinum" fo:font-size="7pt" fo:language="en" fo:country="GB" style:text-underline-style="none" officeooo:rsid="0082c20d" style:text-underline-mode="continuous" style:text-overline-mode="continuous" style:text-line-through-mode="continuous" style:letter-kerning="false" fo:background-color="transparent" loext:char-shading-value="0" style:font-name-asian="Microsoft YaHei" style:font-size-asian="7pt" style:language-asian="ja" style:country-asian="JP" style:font-name-complex="Lucida Sans" style:font-size-complex="7pt" style:language-complex="ar" style:country-complex="SA"/>
    </style:style>
    <style:style style:name="T201" style:family="text">
      <style:text-properties fo:color="#000000" loext:opacity="100%" style:font-name="Linux Biolinum" fo:font-size="7pt" fo:language="en" fo:country="GB" style:text-underline-style="none" officeooo:rsid="011fe097" style:text-underline-mode="continuous" style:text-overline-mode="continuous" style:text-line-through-mode="continuous" style:letter-kerning="false" fo:background-color="#ffff00" loext:char-shading-value="0" style:font-name-asian="Microsoft YaHei" style:font-size-asian="7pt" style:language-asian="ja" style:country-asian="JP" style:font-name-complex="Lucida Sans" style:font-size-complex="7pt" style:language-complex="ar" style:country-complex="SA"/>
    </style:style>
    <style:style style:name="T202" style:family="text">
      <style:text-properties fo:color="#000000" loext:opacity="100%" style:font-name="Linux Biolinum" fo:font-size="7pt" fo:language="en" fo:country="GB" style:text-underline-style="none" officeooo:rsid="0082c20d" style:text-underline-mode="continuous" style:text-overline-mode="continuous" style:text-line-through-mode="continuous" style:letter-kerning="false" fo:background-color="#ffff00" loext:char-shading-value="0" style:font-name-asian="Microsoft YaHei" style:font-size-asian="7pt" style:language-asian="ja" style:country-asian="JP" style:font-name-complex="Lucida Sans" style:font-size-complex="7pt" style:language-complex="ar" style:country-complex="SA"/>
    </style:style>
    <style:style style:name="T203" style:family="text">
      <style:text-properties fo:color="#000000" loext:opacity="100%" style:font-name="Linux Biolinum" fo:font-size="7pt" fo:language="en" fo:country="GB" style:text-underline-style="none" officeooo:rsid="01bf3abb" style:text-underline-mode="continuous" style:text-overline-mode="continuous" style:text-line-through-mode="continuous" style:letter-kerning="false" fo:background-color="#ffff00" loext:char-shading-value="0" style:font-name-asian="Microsoft YaHei" style:font-size-asian="7pt" style:language-asian="ja" style:country-asian="JP" style:font-name-complex="Lucida Sans" style:font-size-complex="7pt" style:language-complex="ar" style:country-complex="SA"/>
    </style:style>
    <style:style style:name="T204" style:family="text">
      <style:text-properties fo:color="#000000" loext:opacity="100%" style:font-name="Linux Biolinum" fo:font-size="7pt" fo:language="en" fo:country="GB" style:text-underline-style="solid" style:text-underline-width="auto" style:text-underline-color="font-color" officeooo:rsid="0082c20d" style:text-underline-mode="continuous" style:text-overline-mode="continuous" style:text-line-through-mode="continuous" style:letter-kerning="false" fo:background-color="transparent" loext:char-shading-value="0" style:font-name-asian="Microsoft YaHei" style:font-size-asian="7pt" style:language-asian="ja" style:country-asian="JP" style:font-name-complex="Lucida Sans" style:font-size-complex="7pt" style:language-complex="ar" style:country-complex="SA"/>
    </style:style>
    <style:style style:name="T205" style:family="text">
      <style:text-properties fo:color="#000000" loext:opacity="100%" style:font-name="Linux Biolinum" fo:font-size="7pt" fo:language="en" fo:country="GB" style:text-underline-style="solid" style:text-underline-width="auto" style:text-underline-color="font-color" officeooo:rsid="01bf3abb" style:text-underline-mode="continuous" style:text-overline-mode="continuous" style:text-line-through-mode="continuous" style:letter-kerning="false" fo:background-color="#ffff00" loext:char-shading-value="0" style:font-name-asian="Microsoft YaHei" style:font-size-asian="7pt" style:language-asian="ja" style:country-asian="JP" style:font-name-complex="Lucida Sans" style:font-size-complex="7pt" style:language-complex="ar" style:country-complex="SA"/>
    </style:style>
    <style:style style:name="T206" style:family="text">
      <style:text-properties fo:color="#000000" loext:opacity="100%" style:font-name="Linux Biolinum" fo:font-size="6pt" fo:language="en" fo:country="GB" officeooo:rsid="0082c20d" style:text-underline-mode="continuous" style:text-overline-mode="continuous" style:text-line-through-mode="continuous" fo:background-color="transparent" loext:char-shading-value="0" style:font-name-asian="Microsoft YaHei" style:font-size-asian="6pt" style:font-name-complex="Lucida Sans" style:font-size-complex="6pt"/>
    </style:style>
    <style:style style:name="T207" style:family="text">
      <style:text-properties fo:color="#000000" loext:opacity="100%" style:font-name="Linux Biolinum" fo:font-size="6pt" fo:language="en" fo:country="GB" style:text-underline-style="solid" style:text-underline-width="auto" style:text-underline-color="font-color" officeooo:rsid="0082c20d" style:text-underline-mode="continuous" style:text-overline-mode="continuous" style:text-line-through-mode="continuous" fo:background-color="transparent" loext:char-shading-value="0" style:font-name-asian="Microsoft YaHei" style:font-size-asian="6pt" style:font-name-complex="Lucida Sans" style:font-size-complex="6pt"/>
    </style:style>
    <style:style style:name="T208" style:family="text">
      <style:text-properties fo:color="#000000" loext:opacity="100%" style:font-name="Linux Biolinum" fo:font-size="6pt" fo:language="en" fo:country="GB" style:text-underline-style="solid" style:text-underline-width="auto" style:text-underline-color="font-color" officeooo:rsid="0082c20d" style:text-underline-mode="continuous" style:text-overline-mode="continuous" style:text-line-through-mode="continuous" style:letter-kerning="false" fo:background-color="transparent" loext:char-shading-value="0" style:font-name-asian="Microsoft YaHei" style:font-size-asian="6pt" style:language-asian="ja" style:country-asian="JP" style:font-name-complex="Lucida Sans" style:font-size-complex="6pt" style:language-complex="ar" style:country-complex="SA"/>
    </style:style>
    <style:style style:name="T209" style:family="text">
      <style:text-properties officeooo:rsid="003b4ae7"/>
    </style:style>
    <style:style style:name="T210" style:family="text">
      <style:text-properties officeooo:rsid="003ea30d"/>
    </style:style>
    <style:style style:name="T211" style:family="text">
      <style:text-properties officeooo:rsid="003f0b72"/>
    </style:style>
    <style:style style:name="T212" style:family="text">
      <style:text-properties officeooo:rsid="004229e7"/>
    </style:style>
    <style:style style:name="T213" style:family="text">
      <style:text-properties officeooo:rsid="00446ec2"/>
    </style:style>
    <style:style style:name="T214" style:family="text">
      <style:text-properties officeooo:rsid="00493b26"/>
    </style:style>
    <style:style style:name="T215" style:family="text">
      <style:text-properties fo:font-style="italic" style:font-style-asian="italic" style:font-style-complex="italic"/>
    </style:style>
    <style:style style:name="T216" style:family="text">
      <style:text-properties fo:font-style="italic" fo:background-color="transparent" loext:char-shading-value="0" style:font-style-asian="italic" style:font-style-complex="italic"/>
    </style:style>
    <style:style style:name="T217" style:family="text">
      <style:text-properties fo:font-style="normal" style:font-style-asian="normal" style:font-style-complex="normal"/>
    </style:style>
    <style:style style:name="T218" style:family="text">
      <style:text-properties fo:font-style="normal" officeooo:rsid="004cc380" style:font-style-asian="normal" style:font-style-complex="normal"/>
    </style:style>
    <style:style style:name="T219" style:family="text">
      <style:text-properties officeooo:rsid="00636d6f"/>
    </style:style>
    <style:style style:name="T220" style:family="text">
      <style:text-properties officeooo:rsid="0067af00"/>
    </style:style>
    <style:style style:name="T221" style:family="text">
      <style:text-properties style:text-position="0% 100%"/>
    </style:style>
    <style:style style:name="T222" style:family="text">
      <style:text-properties style:text-position="0% 100%" officeooo:rsid="0067af00"/>
    </style:style>
    <style:style style:name="T223" style:family="text">
      <style:text-properties style:text-position="0% 100%" officeooo:rsid="0139708b" fo:background-color="transparent" loext:char-shading-value="0"/>
    </style:style>
    <style:style style:name="T224" style:family="text">
      <style:text-properties style:text-position="0% 100%" officeooo:rsid="01516cfa" fo:background-color="transparent" loext:char-shading-value="0"/>
    </style:style>
    <style:style style:name="T225" style:family="text">
      <style:text-properties style:text-position="0% 100%" officeooo:rsid="01534e5f" fo:background-color="transparent" loext:char-shading-value="0"/>
    </style:style>
    <style:style style:name="T226" style:family="text">
      <style:text-properties style:text-position="0% 100%" officeooo:rsid="01577b2a" fo:background-color="transparent" loext:char-shading-value="0"/>
    </style:style>
    <style:style style:name="T227" style:family="text">
      <style:text-properties style:text-position="0% 100%" officeooo:rsid="0178825a" fo:background-color="transparent" loext:char-shading-value="0"/>
    </style:style>
    <style:style style:name="T228" style:family="text">
      <style:text-properties style:text-position="0% 100%" officeooo:rsid="007248df" fo:background-color="transparent" loext:char-shading-value="0"/>
    </style:style>
    <style:style style:name="T229" style:family="text">
      <style:text-properties style:text-position="0% 100%" officeooo:rsid="018e8bce" fo:background-color="transparent" loext:char-shading-value="0"/>
    </style:style>
    <style:style style:name="T230" style:family="text">
      <style:text-properties officeooo:rsid="006b04b3"/>
    </style:style>
    <style:style style:name="T231" style:family="text">
      <style:text-properties officeooo:rsid="006d7089"/>
    </style:style>
    <style:style style:name="T232" style:family="text">
      <style:text-properties fo:background-color="transparent" loext:char-shading-value="0"/>
    </style:style>
    <style:style style:name="T233" style:family="text">
      <style:text-properties officeooo:rsid="00c4b4ff" fo:background-color="transparent" loext:char-shading-value="0"/>
    </style:style>
    <style:style style:name="T234" style:family="text">
      <style:text-properties officeooo:rsid="01406791" fo:background-color="transparent" loext:char-shading-value="0"/>
    </style:style>
    <style:style style:name="T235" style:family="text">
      <style:text-properties officeooo:rsid="01492170" fo:background-color="transparent" loext:char-shading-value="0"/>
    </style:style>
    <style:style style:name="T236" style:family="text">
      <style:text-properties officeooo:rsid="014a96a4" fo:background-color="transparent" loext:char-shading-value="0"/>
    </style:style>
    <style:style style:name="T237" style:family="text">
      <style:text-properties officeooo:rsid="0072e87b" fo:background-color="transparent" loext:char-shading-value="0"/>
    </style:style>
    <style:style style:name="T238" style:family="text">
      <style:text-properties officeooo:rsid="0181e3ff" fo:background-color="transparent" loext:char-shading-value="0"/>
    </style:style>
    <style:style style:name="T239" style:family="text">
      <style:text-properties officeooo:rsid="003f0b72" fo:background-color="transparent" loext:char-shading-value="0"/>
    </style:style>
    <style:style style:name="T240" style:family="text">
      <style:text-properties officeooo:rsid="00d527d5" fo:background-color="transparent" loext:char-shading-value="0"/>
    </style:style>
    <style:style style:name="T241" style:family="text">
      <style:text-properties officeooo:rsid="00e42f3c" fo:background-color="transparent" loext:char-shading-value="0"/>
    </style:style>
    <style:style style:name="T242" style:family="text">
      <style:text-properties officeooo:rsid="019cc36e" fo:background-color="transparent" loext:char-shading-value="0"/>
    </style:style>
    <style:style style:name="T243" style:family="text">
      <style:text-properties officeooo:rsid="0072fb62"/>
    </style:style>
    <style:style style:name="T244" style:family="text">
      <style:text-properties officeooo:rsid="0074d2da"/>
    </style:style>
    <style:style style:name="T245" style:family="text">
      <style:text-properties officeooo:rsid="007a93d3"/>
    </style:style>
    <style:style style:name="T246" style:family="text">
      <style:text-properties officeooo:rsid="007c3abf"/>
    </style:style>
    <style:style style:name="T247" style:family="text">
      <style:text-properties officeooo:rsid="00818992"/>
    </style:style>
    <style:style style:name="T248" style:family="text">
      <style:text-properties fo:language="en" fo:country="US" officeooo:rsid="011cf67c" style:letter-kerning="false" style:font-name-asian="Calibri2" style:language-asian="ja" style:country-asian="JP" style:font-name-complex="Linux Libertine O1" style:language-complex="ar" style:country-complex="SA"/>
    </style:style>
    <style:style style:name="T249" style:family="text">
      <style:text-properties fo:language="en" fo:country="US" officeooo:rsid="011fe097" style:letter-kerning="false" style:font-name-asian="Calibri2" style:language-asian="ja" style:country-asian="JP" style:font-name-complex="Linux Libertine O1" style:language-complex="ar" style:country-complex="SA"/>
    </style:style>
    <style:style style:name="T250" style:family="text">
      <style:text-properties fo:language="en" fo:country="US" officeooo:rsid="01b15866" style:letter-kerning="false" style:font-name-asian="Calibri2" style:language-asian="ja" style:country-asian="JP" style:font-name-complex="Linux Libertine O1" style:language-complex="ar" style:country-complex="SA"/>
    </style:style>
    <style:style style:name="T251" style:family="text">
      <style:text-properties fo:language="en" fo:country="US" officeooo:rsid="010d848f" style:letter-kerning="false" fo:background-color="transparent" loext:char-shading-value="0" style:font-name-asian="Calibri2" style:language-asian="ja" style:country-asian="JP" style:font-name-complex="Linux Libertine O1" style:language-complex="ar" style:country-complex="SA"/>
    </style:style>
    <style:style style:name="T252" style:family="text">
      <style:text-properties fo:language="en" fo:country="US" officeooo:rsid="01733c47" style:letter-kerning="false" fo:background-color="transparent" loext:char-shading-value="0" style:font-name-asian="Calibri2" style:language-asian="ja" style:country-asian="JP" style:font-name-complex="Linux Libertine O1" style:language-complex="ar" style:country-complex="SA"/>
    </style:style>
    <style:style style:name="T253" style:family="text">
      <style:text-properties fo:language="en" fo:country="US" officeooo:rsid="01a377ca" style:letter-kerning="false" fo:background-color="transparent" loext:char-shading-value="0" style:font-name-asian="Calibri2" style:language-asian="ja" style:country-asian="JP" style:font-name-complex="Linux Libertine O1" style:language-complex="ar" style:country-complex="SA"/>
    </style:style>
    <style:style style:name="T254" style:family="text">
      <style:text-properties fo:language="en" fo:country="US" officeooo:rsid="01a78e65" style:letter-kerning="false" fo:background-color="transparent" loext:char-shading-value="0" style:font-name-asian="Calibri2" style:language-asian="ja" style:country-asian="JP" style:font-name-complex="Linux Libertine O1" style:language-complex="ar" style:country-complex="SA"/>
    </style:style>
    <style:style style:name="T255" style:family="text">
      <style:text-properties fo:language="en" fo:country="US" officeooo:rsid="01b15866" style:letter-kerning="false" fo:background-color="transparent" loext:char-shading-value="0" style:font-name-asian="Calibri2" style:language-asian="ja" style:country-asian="JP" style:font-name-complex="Linux Libertine O1" style:language-complex="ar" style:country-complex="SA"/>
    </style:style>
    <style:style style:name="T256" style:family="text">
      <style:text-properties fo:language="en" fo:country="US" style:language-asian="en" style:country-asian="US" style:language-complex="ar" style:country-complex="SA"/>
    </style:style>
    <style:style style:name="T257" style:family="text">
      <style:text-properties fo:font-weight="normal" officeooo:rsid="00832dfb" style:font-weight-asian="normal" style:font-weight-complex="normal"/>
    </style:style>
    <style:style style:name="T258" style:family="text">
      <style:text-properties fo:font-weight="normal" officeooo:rsid="0196ad2f" style:font-weight-asian="normal" style:font-weight-complex="normal"/>
    </style:style>
    <style:style style:name="T259" style:family="text">
      <style:text-properties fo:font-weight="normal" officeooo:rsid="01b3d8e9" style:font-weight-asian="normal" style:font-weight-complex="normal"/>
    </style:style>
    <style:style style:name="T260" style:family="text">
      <style:text-properties fo:font-weight="normal" officeooo:rsid="01c57d27" style:font-weight-asian="normal" style:font-weight-complex="normal"/>
    </style:style>
    <style:style style:name="T261" style:family="text">
      <style:text-properties officeooo:rsid="00a9b4a0"/>
    </style:style>
    <style:style style:name="T262" style:family="text">
      <style:text-properties officeooo:rsid="00bb8829"/>
    </style:style>
    <style:style style:name="T263" style:family="text">
      <style:text-properties officeooo:rsid="00bcecae"/>
    </style:style>
    <style:style style:name="T264" style:family="text">
      <style:text-properties officeooo:rsid="00bd86b3"/>
    </style:style>
    <style:style style:name="T265" style:family="text">
      <style:text-properties officeooo:rsid="00be91f8"/>
    </style:style>
    <style:style style:name="T266" style:family="text">
      <style:text-properties officeooo:rsid="00c21f39"/>
    </style:style>
    <style:style style:name="T267" style:family="text">
      <style:text-properties officeooo:rsid="00c4b4ff"/>
    </style:style>
    <style:style style:name="T268" style:family="text">
      <style:text-properties officeooo:rsid="00ca2d44"/>
    </style:style>
    <style:style style:name="T269" style:family="text">
      <style:text-properties officeooo:rsid="00d12064"/>
    </style:style>
    <style:style style:name="T270" style:family="text">
      <style:text-properties officeooo:rsid="00d369a3"/>
    </style:style>
    <style:style style:name="T271" style:family="text">
      <style:text-properties officeooo:rsid="00d65139"/>
    </style:style>
    <style:style style:name="T272" style:family="text">
      <style:text-properties officeooo:rsid="00d74ea4"/>
    </style:style>
    <style:style style:name="T273" style:family="text">
      <style:text-properties officeooo:rsid="00d922d8"/>
    </style:style>
    <style:style style:name="T274" style:family="text">
      <style:text-properties officeooo:rsid="00e42f3c"/>
    </style:style>
    <style:style style:name="T275" style:family="text">
      <style:text-properties officeooo:rsid="00e60469"/>
    </style:style>
    <style:style style:name="T276" style:family="text">
      <style:text-properties officeooo:rsid="00ef3269"/>
    </style:style>
    <style:style style:name="T277" style:family="text">
      <style:text-properties officeooo:rsid="00fa1b39"/>
    </style:style>
    <style:style style:name="T278" style:family="text">
      <style:text-properties officeooo:rsid="00ff89ce"/>
    </style:style>
    <style:style style:name="T279" style:family="text">
      <style:text-properties fo:font-size="4pt" style:font-size-asian="4pt" style:font-size-complex="4pt"/>
    </style:style>
    <style:style style:name="T280" style:family="text">
      <style:text-properties fo:text-transform="uppercase" style:use-window-font-color="true" loext:opacity="0%" style:font-name="Linux Biolinum" fo:font-size="9pt" fo:font-weight="bold" style:font-name-asian="Times New Roman" style:font-size-asian="9pt" style:font-weight-asian="bold" style:font-name-complex="Linux Biolinum O1" style:font-size-complex="10pt" style:font-weight-complex="bold"/>
    </style:style>
    <style:style style:name="T281" style:family="text">
      <style:text-properties fo:text-transform="uppercase" style:use-window-font-color="true" loext:opacity="0%" style:font-name="Linux Biolinum" fo:font-size="9pt" fo:font-weight="bold" officeooo:rsid="01154d94" style:font-name-asian="Times New Roman" style:font-size-asian="9pt" style:font-weight-asian="bold" style:font-name-complex="Linux Biolinum O1" style:font-size-complex="10pt" style:font-weight-complex="bold"/>
    </style:style>
    <style:style style:name="T282" style:family="text">
      <style:text-properties officeooo:rsid="01154d94"/>
    </style:style>
    <style:style style:name="T283" style:family="text">
      <style:text-properties officeooo:rsid="01159d83"/>
    </style:style>
    <style:style style:name="T284" style:family="text">
      <style:text-properties officeooo:rsid="0117169e"/>
    </style:style>
    <style:style style:name="T285" style:family="text">
      <style:text-properties officeooo:rsid="011882f9"/>
    </style:style>
    <style:style style:name="T286" style:family="text">
      <style:text-properties officeooo:rsid="011cf67c"/>
    </style:style>
    <style:style style:name="T287" style:family="text">
      <style:text-properties officeooo:rsid="011f8ce5"/>
    </style:style>
    <style:style style:name="T288" style:family="text">
      <style:text-properties officeooo:rsid="011fe097"/>
    </style:style>
    <style:style style:name="T289" style:family="text">
      <style:text-properties fo:language="en" fo:country="GB" officeooo:rsid="05b3b9cb" style:text-underline-mode="continuous" style:text-overline-mode="continuous" style:text-line-through-mode="continuous" style:font-name-asian="Microsoft YaHei" style:font-name-complex="Lucida Sans"/>
    </style:style>
    <style:style style:name="T290" style:family="text">
      <style:text-properties fo:language="en" fo:country="GB" officeooo:rsid="05cafc3f" style:text-underline-mode="continuous" style:text-overline-mode="continuous" style:text-line-through-mode="continuous" style:font-name-asian="Microsoft YaHei" style:font-name-complex="Lucida Sans"/>
    </style:style>
    <style:style style:name="T291" style:family="text">
      <style:text-properties fo:language="en" fo:country="GB" style:text-underline-style="solid" style:text-underline-width="auto" style:text-underline-color="font-color" officeooo:rsid="05b3b9cb" style:text-underline-mode="continuous" style:text-overline-mode="continuous" style:text-line-through-mode="continuous" style:font-name-asian="Microsoft YaHei" style:font-name-complex="Lucida Sans"/>
    </style:style>
    <style:style style:name="T292" style:family="text">
      <style:text-properties officeooo:rsid="012946ad"/>
    </style:style>
    <style:style style:name="T293" style:family="text">
      <style:text-properties officeooo:rsid="01298eeb"/>
    </style:style>
    <style:style style:name="T294" style:family="text">
      <style:text-properties officeooo:rsid="012cf952"/>
    </style:style>
    <style:style style:name="T295" style:family="text">
      <style:text-properties officeooo:rsid="012e7546"/>
    </style:style>
    <style:style style:name="T296" style:family="text">
      <style:text-properties officeooo:rsid="01360fb1"/>
    </style:style>
    <style:style style:name="T297" style:family="text">
      <style:text-properties fo:font-size="5pt" fo:language="en" fo:country="GB" style:text-underline-style="solid" style:text-underline-width="auto" style:text-underline-color="font-color" officeooo:rsid="0082c20d" style:text-underline-mode="continuous" style:text-overline-mode="continuous" style:text-line-through-mode="continuous" style:letter-kerning="false" fo:background-color="#ffff00" loext:char-shading-value="0" style:font-name-asian="Microsoft YaHei" style:font-size-asian="5pt" style:language-asian="ja" style:country-asian="JP" style:font-name-complex="Lucida Sans" style:font-size-complex="5pt" style:language-complex="ar" style:country-complex="SA"/>
    </style:style>
    <style:style style:name="T298" style:family="text">
      <style:text-properties officeooo:rsid="015b8f62"/>
    </style:style>
    <style:style style:name="T299" style:family="text">
      <style:text-properties officeooo:rsid="01644f36"/>
    </style:style>
    <style:style style:name="T300" style:family="text">
      <style:text-properties officeooo:rsid="0167889e"/>
    </style:style>
    <style:style style:name="T301" style:family="text">
      <style:text-properties officeooo:rsid="016c1f30"/>
    </style:style>
    <style:style style:name="T302" style:family="text">
      <style:text-properties officeooo:rsid="017a34b3"/>
    </style:style>
    <style:style style:name="T303" style:family="text">
      <style:text-properties officeooo:rsid="018174e7"/>
    </style:style>
    <style:style style:name="T304" style:family="text">
      <style:text-properties officeooo:rsid="0188797b"/>
    </style:style>
    <style:style style:name="T305" style:family="text">
      <style:text-properties officeooo:rsid="018a9c70"/>
    </style:style>
    <style:style style:name="T306" style:family="text">
      <style:text-properties officeooo:rsid="018e04bb"/>
    </style:style>
    <style:style style:name="T307" style:family="text">
      <style:text-properties officeooo:rsid="0191fa0b"/>
    </style:style>
    <style:style style:name="T308" style:family="text">
      <style:text-properties officeooo:rsid="01927d71"/>
    </style:style>
    <style:style style:name="T309" style:family="text">
      <style:text-properties officeooo:rsid="01932012"/>
    </style:style>
    <style:style style:name="T310" style:family="text">
      <style:text-properties officeooo:rsid="019400cc"/>
    </style:style>
    <style:style style:name="T311" style:family="text">
      <style:text-properties officeooo:rsid="01a0ff27"/>
    </style:style>
    <style:style style:name="T312" style:family="text">
      <style:text-properties style:text-underline-style="none"/>
    </style:style>
    <style:style style:name="T313" style:family="text">
      <style:text-properties style:text-underline-style="none" officeooo:rsid="01a377ca"/>
    </style:style>
    <style:style style:name="T314" style:family="text">
      <style:text-properties style:text-underline-style="none" officeooo:rsid="01b15866"/>
    </style:style>
    <style:style style:name="T315" style:family="text">
      <style:text-properties officeooo:rsid="01a756f7"/>
    </style:style>
    <style:style style:name="T316" style:family="text">
      <style:text-properties officeooo:rsid="01b15866"/>
    </style:style>
    <style:style style:name="T317" style:family="text">
      <style:text-properties officeooo:rsid="01b5b6b2"/>
    </style:style>
    <style:style style:name="T318" style:family="text">
      <style:text-properties officeooo:rsid="01c42692"/>
    </style:style>
    <style:style style:name="T319" style:family="text">
      <style:text-properties officeooo:rsid="01cd0e1f"/>
    </style:style>
    <style:style style:name="T320" style:family="text">
      <style:text-properties officeooo:rsid="01cda1b5"/>
    </style:style>
    <style:style style:name="T321" style:family="text">
      <style:text-properties style:font-name="Linux Biolinum" fo:font-size="11pt"/>
    </style:style>
    <style:style style:name="T322" style:family="text">
      <style:text-properties style:font-name="Linux Biolinum"/>
    </style:style>
    <style:style style:name="gr1" style:family="graphic">
      <style:graphic-properties draw:stroke="none" svg:stroke-color="#000000" draw:fill="none" draw:fill-color="#ffffff" fo:min-height="0.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Remote e-voting overview</text:p>
      <text:p text:style-name="P81"/>
      <text:p text:style-name="P78"><text:span text:style-name="Default_20_Paragraph_20_Font"><text:span text:style-name="T154"><text:tab/>We can divide the process of voting in 4 distinct categories: In-person paper voting, In-person e-voting, Remote paper voting and Remote e-voting.</text:span></text:span><text:span text:style-name="Default_20_Paragraph_20_Font"><text:span text:style-name="T3">1</text:span></text:span><text:span text:style-name="Default_20_Paragraph_20_Font"><text:span text:style-name="T1"> </text:span></text:span><text:span text:style-name="Default_20_Paragraph_20_Font"><text:span text:style-name="T138">E</text:span></text:span><text:span text:style-name="Default_20_Paragraph_20_Font"><text:span text:style-name="T21">lectoral</text:span></text:span><text:span text:style-name="Default_20_Paragraph_20_Font"><text:span text:style-name="T154"> proce</text:span></text:span><text:span text:style-name="Default_20_Paragraph_20_Font"><text:span text:style-name="T22">sses</text:span></text:span><text:span text:style-name="Default_20_Paragraph_20_Font"><text:span text:style-name="T154"> must guarantee certain proprieties as well as </text:span></text:span><text:span text:style-name="Default_20_Paragraph_20_Font"><text:span text:style-name="T14">provide</text:span></text:span><text:span text:style-name="Default_20_Paragraph_20_Font"><text:span text:style-name="T154"> </text:span></text:span><text:span text:style-name="Default_20_Paragraph_20_Font"><text:span text:style-name="T159">c</text:span></text:span><text:span text:style-name="Default_20_Paragraph_20_Font"><text:span text:style-name="T154">ybersecurity</text:span></text:span><text:span text:style-name="Default_20_Paragraph_20_Font"><text:span text:style-name="T155"> </text:span></text:span><text:span text:style-name="Default_20_Paragraph_20_Font"><text:span text:style-name="T159">when </text:span></text:span><text:span text:style-name="Default_20_Paragraph_20_Font"><text:span text:style-name="T17">done</text:span></text:span><text:span text:style-name="Default_20_Paragraph_20_Font"><text:span text:style-name="T159"> electronically</text:span></text:span><text:span text:style-name="Default_20_Paragraph_20_Font"><text:span text:style-name="T4">2</text:span></text:span><text:span text:style-name="Default_20_Paragraph_20_Font"><text:span text:style-name="T159">.</text:span></text:span><text:span text:style-name="Default_20_Paragraph_20_Font"><text:span text:style-name="T154"> The goal of this </text:span></text:span><text:span text:style-name="Default_20_Paragraph_20_Font"><text:span text:style-name="T158">short </text:span></text:span><text:span text:style-name="Default_20_Paragraph_20_Font"><text:span text:style-name="T154">paper is to </text:span></text:span><text:span text:style-name="Default_20_Paragraph_20_Font"><text:span text:style-name="T15">do a small </text:span></text:span><text:span text:style-name="Default_20_Paragraph_20_Font"><text:span text:style-name="T20">overview</text:span></text:span><text:span text:style-name="Default_20_Paragraph_20_Font"><text:span text:style-name="T154"> </text:span></text:span><text:span text:style-name="Default_20_Paragraph_20_Font"><text:span text:style-name="T156">of </text:span></text:span><text:span text:style-name="Default_20_Paragraph_20_Font"><text:span text:style-name="T154">the current</text:span></text:span><text:span text:style-name="Default_20_Paragraph_20_Font"><text:span text:style-name="T157"> </text:span></text:span><text:span text:style-name="Default_20_Paragraph_20_Font"><text:span text:style-name="T155">tools of the </text:span></text:span><text:span text:style-name="Default_20_Paragraph_20_Font"><text:span text:style-name="T154">ecosystem of remote e-voting and </text:span></text:span><text:span text:style-name="Default_20_Paragraph_20_Font"><text:span text:style-name="T16">pin-point key </text:span></text:span><text:span text:style-name="Default_20_Paragraph_20_Font"><text:span text:style-name="T18">components</text:span></text:span><text:span text:style-name="Default_20_Paragraph_20_Font"><text:span text:style-name="T16"> that will play an important role in its</text:span></text:span><text:span text:style-name="Default_20_Paragraph_20_Font"><text:span text:style-name="T154"> foreseeable evolution.</text:span></text:span></text:p>
      <text:p text:style-name="P41"><text:span text:style-name="KeyWordHead_20_char"><text:span text:style-name="T166">Additional Keywords and Phrases: </text:span></text:span><text:span text:style-name="T167">Remote e-voting, </text:span><text:span text:style-name="T23">e-vote, on-line consensus</text:span></text:p>
      <text:list xml:id="list1983901478" text:style-name="WWNum3">
        <text:list-item>
          <text:p text:style-name="P88">Subject</text:p>
          <text:p text:style-name="P92"/>
        </text:list-item>
      </text:list>
      <text:p text:style-name="P53"><text:tab/>Remote e-voting is the ability for a user to cast a vote during an election, or to answer a poll, from their own computer in any location with immediate effect. <text:span text:style-name="T67">Elections</text:span> that <text:span text:style-name="T67">are run electronically</text:span> are <text:span text:style-name="T284">important because they are </text:span><text:span text:style-name="T67">able to</text:span> generate consensus faster than traditional voting <text:span text:style-name="T284">and perhaps cheaper</text:span>,<text:span text:style-name="T284"> considering that the same infrastructure can be re-used in different cycles</text:span>.</text:p>
      <text:list xml:id="list144930324016006" text:continue-numbering="true" text:style-name="WWNum3">
        <text:list-item>
          <text:p text:style-name="P88">USE CASES</text:p>
          <text:p text:style-name="P93"/>
        </text:list-item>
      </text:list>
      <text:p text:style-name="PostHeadPara"><text:tab/><text:span text:style-name="T154">One of the first pilot experiments with remote e-voting was in Estonia and took place in 2005 for the local elections where around 1% of the voters used the system. This later culminated in the 2019 Estonian parliamentary elections where 565 045 people voted of which 247 232 cast their votes on-line, at home, over the internet, which is about 43.8% of the total </text:span><text:span text:style-name="T160">of the votes cast</text:span><text:span text:style-name="T154">. Estonia is so far the only country to deploy remote e-voting for national elections across the entire population of the country.</text:span><text:span text:style-name="T3">3</text:span><text:span text:style-name="T154"> To achieve this it made use of the smart card eID </text:span><text:span text:style-name="T161">issued by their government</text:span><text:span text:style-name="T154">.</text:span></text:p>
      <text:p text:style-name="P57"><text:tab/>In Switzerland, remote e-voting has been occurring a little bit earlier, since 2003, the first time in the small commune Anieres that is part of the canton of Geneva. Between 10-20% of the total of votes of permanent residents have <text:span text:style-name="T172">since </text:span>been cast over the internet while for the expat community it has been registered between 40-70% on-line voter turnout, depending on the specific cantons.<text:span text:style-name="T2">4</text:span> Switzerland uses a different mechanism other than smart cards for identification however, which relies solely on in-presence registration at the corresponding cantons and the insertion of a series of codes that are sent to the corresponding residen<text:span text:style-name="T213">tial</text:span> address by letter. </text:p>
      <text:p text:style-name="P57"><text:tab/>The Switzerland experience contrasts with Estonia’s in that it has been occurring more at a local than at a national level.</text:p>
      <text:p text:style-name="P53"><text:tab/>South Korea successfully deployed a small-scale remote e-vote polling in the most populous province, Gyeonggi-do, with around 9000 participants that decided the destiny of 527 community projects. The trial used blockchain for improved security which has seen strong support for adoption by national authorities that plan to invest $380 million between 2021-2026. The Ministry of Science and Technology plans to implement DID<text:span text:style-name="T11">5</text:span> at a national level by the end of 2022.<text:span text:style-name="T132">6</text:span></text:p>
      <text:p text:style-name="P53"><text:tab/>Other trials have been conducted with relative success at varied scales in other countries as the technology behind remote e-voting become<text:span text:style-name="T285">s</text:span> better understood. There are numerous examples of private companies that claim to be able to <text:span text:style-name="T285">accomplish this.</text:span></text:p>
      <text:p text:style-name="P83"/>
      <text:p text:style-name="P77"><text:span text:style-name="T281">3 <text:s text:c="3"/></text:span><text:span text:style-name="T280">Basic proprieties</text:span></text:p>
      <text:p text:style-name="P76"/>
      <text:p text:style-name="P54"><text:tab/>The biggest challenge of remote e-voting is to achieve high level of security under an uncontrolled environment and insecure platform. E-voting properties and many different classifications that set the minimum requirements are already established. Some of these classifications are just the same properties under different names such as: confidentiality, integrity, privacy, democracy, universality, verifiability, etc.. <text:span text:style-name="T90">Regardless, the goal is</text:span><text:span text:style-name="T271"> </text:span><text:span text:style-name="T90">always </text:span><text:span text:style-name="T271">to conciliate two apparently mutually exclusive proprieties:</text:span></text:p>
      <text:p text:style-name="P68"/>
      <text:p text:style-name="P48">Verifiability</text:p>
      <text:p text:style-name="P64"/>
      <text:p text:style-name="P66"><text:tab/><text:span text:style-name="T144">Verifiability is the ability of any independent </text:span><text:span text:style-name="T104">party</text:span><text:span text:style-name="T144"> to verify that all votes were counted correctly. Additionally, it </text:span><text:span text:style-name="T109">should give</text:span><text:span text:style-name="T144"> voters the ability to verify that their </text:span><text:span text:style-name="T145">own </text:span><text:span text:style-name="T144">vote has been properly emitted, recorded and counted for the </text:span><text:span text:style-name="T148">final </text:span><text:span text:style-name="T110">tally</text:span><text:span text:style-name="T144"> results. </text:span><text:span text:style-name="T111">The pursuit of this propriety</text:span><text:span text:style-name="T144"> culminated in the idea of end-to-end </text:span><text:span text:style-name="T151">verifiab</text:span><text:span text:style-name="T116">ility</text:span><text:span text:style-name="T121">7</text:span><text:span text:style-name="T144"> (E2E-</text:span><text:span text:style-name="T152">VIV</text:span><text:span text:style-name="T144">). Intuitively, </text:span><text:span text:style-name="T149">what </text:span><text:span text:style-name="T144">this system must provide </text:span><text:span text:style-name="T149">is</text:span><text:span text:style-name="T144"> the ability </text:span><text:span text:style-name="T106">for</text:span><text:span text:style-name="T144"> voters to detect fraud by distributing receipt</text:span><text:span text:style-name="T146">s</text:span><text:span text:style-name="T144"> </text:span><text:span text:style-name="T106">for</text:span><text:span text:style-name="T144"> </text:span><text:span text:style-name="T112">each</text:span><text:span text:style-name="T144"> vote while </text:span><text:span text:style-name="T113">simultaneously</text:span><text:span text:style-name="T144"> preventing th</text:span><text:span text:style-name="T106">ese</text:span><text:span text:style-name="T144"> </text:span><text:span text:style-name="T106">from being used </text:span><text:span text:style-name="T144">as proof</text:span><text:span text:style-name="T146">s</text:span><text:span text:style-name="T144"> of </text:span><text:span text:style-name="T106">their</text:span><text:span text:style-name="T144"> </text:span><text:span text:style-name="T151">orientation</text:span><text:span text:style-name="T117"> </text:span><text:span text:style-name="T118">to a third-party,</text:span><text:span text:style-name="T151"> </text:span><text:span text:style-name="T106">in </text:span><text:span text:style-name="T144">order to </text:span><text:span text:style-name="T114">avoid</text:span><text:span text:style-name="T144"> coercion. </text:span><text:span text:style-name="T115">Current practices stipulate that</text:span><text:span text:style-name="T108"> </text:span><text:span text:style-name="T147">a</text:span><text:span text:style-name="T144">ll receipts </text:span><text:span text:style-name="T107">should</text:span><text:span text:style-name="T144"> be posted publicly in a secure append-only bulletin board once the voter finishes the voting process. <text:s/></text:span></text:p>
      <text:p text:style-name="P48"><draw:frame text:anchor-type="paragraph" draw:z-index="0" draw:name="Forme1_0" draw:style-name="gr1" draw:text-style-name="P95" svg:width="0.265cm" svg:height="0.445cm" svg:x="15.277cm" svg:y="-0.377cm"><draw:text-box draw:corner-radius="10.412cm"><text:p><text:span text:style-name="T321">2</text:span></text:p></draw:text-box></draw:frame><text:soft-page-break/>Privacy</text:p>
      <text:p text:style-name="P64"/>
      <text:p text:style-name="P56"><text:tab/>The <text:span text:style-name="T298">remote </text:span><text:span text:style-name="T175">e-</text:span>voting system must protect voters <text:span text:style-name="T175">by </text:span>concealing the relation between <text:span text:style-name="T175">the </text:span>voter and <text:span text:style-name="T45">the</text:span> vote<text:span text:style-name="T261">s cast,</text:span> ensuring that the choice’s made remain <text:span text:style-name="T51">private</text:span>. <text:span text:style-name="T52">This</text:span> can be expressed via several security properties <text:span text:style-name="T127">8</text:span>:</text:p>
      <text:p text:style-name="P69"/>
      <text:p text:style-name="P85"><text:span text:style-name="T168"><text:tab/></text:span><text:span text:style-name="T154">• Basic ballot </text:span><text:span text:style-name="T165">integrity</text:span><text:span text:style-name="T154"> guarantees that no one in possession of the (digital) ballots can disclose how voters voted individually </text:span><text:span text:style-name="T165">while</text:span><text:span text:style-name="T154"> still </text:span><text:span text:style-name="T165">being</text:span><text:span text:style-name="T154"> able to tally the results.</text:span></text:p>
      <text:p text:style-name="P85"><text:span text:style-name="T154"><text:tab/>• In the literature, </text:span><text:span text:style-name="T165">r</text:span><text:span text:style-name="T154">eceipt-freeness </text:span><text:span text:style-name="T165">means</text:span><text:span text:style-name="T154"> protecting the </text:span><text:span text:style-name="T165">voting process</text:span><text:span text:style-name="T154"> even when voters willingly interact with an attacker. Coercion-resistance, </text:span><text:span text:style-name="T165">less strongly, i</text:span><text:span text:style-name="T154">s considered when an honest voter is, during some time, under the control of an attacker. </text:span><text:span text:style-name="T19">Both these</text:span><text:span text:style-name="T165"> conditions assume</text:span><text:span text:style-name="T154"> that a voter </text:span><text:span text:style-name="T165">should</text:span><text:span text:style-name="T154"> not be able to prove conclusively to anyone else how the vote</text:span><text:span text:style-name="T165"> was cast</text:span><text:span text:style-name="T154">.</text:span></text:p>
      <text:p text:style-name="P82"><text:tab/>• Protecting social profiling should also be considered<text:span text:style-name="T256"> by using a mix-net (an overlay network), correlations between the votes, the voters and their geolocations </text:span><text:span text:style-name="T68">should</text:span><text:span text:style-name="T256"> be concealed. </text:span></text:p>
      <text:p text:style-name="P55"><text:span text:style-name="T13"><text:tab/></text:span>Various concepts like receipt free voting, E2E, third-party <text:span text:style-name="T47">verifiability</text:span>, etc., led to development of <text:span text:style-name="T49">different</text:span> <text:span text:style-name="T232">protocols</text:span>. A common <text:span text:style-name="T263">critical</text:span> aspect concerns <text:span text:style-name="T91">identity management,</text:span> <text:span text:style-name="T58">fundamenal</text:span> to guarantee that each person can vote at most once during each election. The concept of <text:span text:style-name="T176">a</text:span> PKI (public key infrastructure) <text:span text:style-name="T262">helps </text:span><text:span text:style-name="T264">by </text:span>provid<text:span text:style-name="T46">ing</text:span> an easy and highly secured way for authentication. PKI ensures that <text:span text:style-name="T319">sensitive information</text:span> <text:span text:style-name="T59">is</text:span> <text:span text:style-name="T50">encrypted and</text:span> can <text:span text:style-name="T266">only</text:span> be <text:span text:style-name="T232">reverse</text:span> verified with special key<text:span text:style-name="T320">s</text:span> <text:span text:style-name="T268">that is in possession of only the voter and trusted </text:span><text:span text:style-name="T53">entities</text:span>, <text:span text:style-name="T265">generally</text:span> with the help of a CA (Certificate Authority). </text:p>
      <text:p text:style-name="P55"><text:tab/>The whole system is <text:span text:style-name="T50">thus</text:span> divided and analyzed <text:span text:style-name="T54">into</text:span> several phases or layers. With proper design each <text:span text:style-name="T55">layer</text:span> can be checked as well as the transactions <text:span text:style-name="T276">in-</text:span>between. <text:span text:style-name="T220">Some i</text:span>nteresting remote e-voting systems that offer end-to-end verifiability, under certain configuration assumptions, that were found <text:span text:style-name="T48">during</text:span> our research were Remotegrity<text:span text:style-name="T133">9</text:span><text:span text:style-name="T222">,</text:span> EVIV<text:span text:style-name="T2">1</text:span><text:span text:style-name="T133">0</text:span><text:span text:style-name="T221"> </text:span><text:span text:style-name="T222">and VoteAgain</text:span><text:span text:style-name="T7">1</text:span><text:span text:style-name="T133">1</text:span><text:span text:style-name="T222">.</text:span></text:p>
      <text:list xml:id="list144931806654151" text:continue-numbering="true" text:style-name="WWNum3">
        <text:list-header>
          <text:p text:style-name="P89"><text:span text:style-name="T282">4 <text:s text:c="2"/></text:span>Technologies</text:p>
          <text:p text:style-name="P92"/>
        </text:list-header>
      </text:list>
      <text:p text:style-name="P51">Public-<text:span text:style-name="T295">K</text:span>ey, Zero-Knowledge<text:span text:style-name="T257"> </text:span><text:span text:style-name="T293">and</text:span> Homomorphic Encryption</text:p>
      <text:p text:style-name="P52"/>
      <text:p text:style-name="P73"><text:tab/>PKIs are <text:span text:style-name="T214">well established </text:span>cryptographic algorithms <text:span text:style-name="T294">and the necessary underlying infrastructure that can be </text:span>used to <text:span text:style-name="T214">form</text:span> <text:span text:style-name="T215">secure channels</text:span> <text:span text:style-name="T214">between two parties </text:span><text:span text:style-name="T294">while</text:span><text:span text:style-name="T214"> </text:span>guaranteeing <text:span text:style-name="T215">confidentiality</text:span>, <text:span text:style-name="T215">data integrity</text:span> and <text:span text:style-name="T215">identity</text:span><text:span text:style-name="T217">.</text:span><text:span text:style-name="T2">1</text:span><text:span text:style-name="T130">2</text:span></text:p>
      <text:p text:style-name="P75"><text:span text:style-name="T69"><text:tab/>Although P</text:span><text:span text:style-name="T81">ublic-</text:span><text:span text:style-name="T82">K</text:span><text:span text:style-name="T81">ey Infrastructure</text:span><text:span text:style-name="T69"> does provide some of the necessary building blocks for secure communications, </text:span><text:span text:style-name="T71">registering and authenticating</text:span><text:span text:style-name="T69"> </text:span><text:span text:style-name="T83">e</text:span><text:span text:style-name="T69">ID</text:span><text:span text:style-name="T71">s</text:span><text:span text:style-name="T69"> </text:span><text:span text:style-name="T70">generally</text:span><text:span text:style-name="T69"> relies on the issuance of digital certificates from a CA </text:span><text:span text:style-name="T70">(the government or other public institutions)</text:span><text:span text:style-name="T69"> and the integrity of these is tied to the </text:span><text:span text:style-name="T70">good </text:span><text:span text:style-name="T69">behavior of the </text:span><text:span text:style-name="T73">officials</text:span><text:span text:style-name="T69"> who issue and manage the certificates. Recently, decentralized PKI schemes which rely </text:span><text:span text:style-name="T72">instead </text:span><text:span text:style-name="T69">on a </text:span><text:span text:style-name="T97">Web of Trust</text:span><text:span text:style-name="T69"> and </text:span><text:span text:style-name="T97">blockchain</text:span><text:span text:style-name="T69"> were proposed to mitigate this design flaw.</text:span><text:span text:style-name="T124">1</text:span><text:span text:style-name="T126">3</text:span></text:p>
      <text:p text:style-name="P72"><text:tab/><text:span text:style-name="T31">Zero-Knowledge Proofs (ZKP)</text:span> are a way to prove to a party that you are in the possession of some information (a secret) without revealing it during communications. It’s useful for <text:span text:style-name="T215">anonymous authentication</text:span> and <text:span text:style-name="T25">consequentially,</text:span> <text:span text:style-name="T215">private voting</text:span>.<text:span text:style-name="T6">1</text:span><text:span text:style-name="T134">4</text:span></text:p>
      <text:p text:style-name="P71"><text:tab/>Homomorphic encryption allows votes to <text:span text:style-name="T232">be </text:span><text:span text:style-name="T89">saved</text:span><text:span text:style-name="T232"> and </text:span><text:span text:style-name="T233">later </text:span><text:span text:style-name="T232">tallied without </text:span><text:span text:style-name="T76">disclosing clear-data</text:span>. It <text:span text:style-name="T44">achieves this by</text:span><text:span text:style-name="T277"> </text:span><text:span text:style-name="T267">doing </text:span><text:span text:style-name="T217">computations on </text:span><text:span text:style-name="T218">top of</text:span><text:span text:style-name="T217"> </text:span><text:span text:style-name="T98">ciphertexts</text:span> <text:span text:style-name="T267">and is </text:span>useful to guarantee <text:span text:style-name="T216">ballot integrity </text:span><text:span text:style-name="T135">1</text:span><text:span text:style-name="T136">5</text:span><text:span text:style-name="T216"> </text:span><text:span text:style-name="T99">when publishing </text:span><text:span text:style-name="T101">a</text:span><text:span text:style-name="T100"> </text:span><text:span text:style-name="T99">bulletin-board of the votes</text:span><text:span text:style-name="T216">.</text:span></text:p>
      <text:p text:style-name="P74"><text:span text:style-name="T124"><text:tab/></text:span><text:span text:style-name="T86">There are o</text:span><text:span text:style-name="T77">ther </text:span><text:span text:style-name="T78">cryptographies</text:span><text:span text:style-name="T77"> </text:span><text:span text:style-name="T86">that may</text:span><text:span text:style-name="T80"> also</text:span><text:span text:style-name="T77"> </text:span><text:span text:style-name="T86">prove to be </text:span><text:span text:style-name="T77">useful such as </text:span><text:span text:style-name="T86">Multi-Party computation</text:span><text:span text:style-name="T80"> </text:span><text:span text:style-name="T125">1</text:span><text:span text:style-name="T126">6</text:span><text:span text:style-name="T87">, </text:span><text:span text:style-name="T86">as an example</text:span><text:span text:style-name="T77"> whenever </text:span><text:span text:style-name="T79">guaranteeing </text:span><text:span text:style-name="T77">shared trust </text:span><text:span text:style-name="T78">between </text:span><text:span text:style-name="T80">members of </text:span><text:span text:style-name="T78">a </text:span><text:span text:style-name="T79">small </text:span><text:span text:style-name="T85">set</text:span><text:span text:style-name="T77"> is </text:span><text:span text:style-name="T78">a necessity</text:span><text:span text:style-name="T77">.</text:span></text:p>
      <text:p text:style-name="P70"><text:span text:style-name="T69"><text:tab/>PKI is </text:span><text:span text:style-name="T74">embedded</text:span><text:span text:style-name="T69"> in government issued smart card </text:span><text:span text:style-name="T75">eIDs</text:span><text:span text:style-name="T69">.</text:span></text:p>
      <text:p text:style-name="P80"/>
      <text:p text:style-name="P79"><text:span text:style-name="T169">Trusted Execution Environment </text:span><text:span text:style-name="T5">1</text:span><text:span text:style-name="T137">7</text:span></text:p>
      <text:p text:style-name="P61"/>
      <text:p text:style-name="P62"><text:tab/>As mentioned <text:span text:style-name="T36">unsecured platforms</text:span> pose serious problems. We need to ensure that the applications necessary <text:span text:style-name="T37">for</text:span><text:span text:style-name="T304"> remote e-voting </text:span>are running <text:span text:style-name="T173">i</text:span>n isolated environments <text:span text:style-name="T303">in order to protect the </text:span>voter’s machine against <text:span text:style-name="T33">malware</text:span>. TEE allows this by <text:s/><text:span text:style-name="T102">structuring</text:span><text:span text:style-name="T258"> acces</text:span><text:span text:style-name="T259">s to</text:span><text:span text:style-name="T258"> </text:span><text:span text:style-name="T103">hardware</text:span><text:span text:style-name="T258"> </text:span><text:span text:style-name="T260">resources </text:span><text:span text:style-name="T103">separately</text:span> <text:span text:style-name="T42">from</text:span> <text:span text:style-name="T317">the </text:span><text:span text:style-name="T38">rich</text:span> <text:span text:style-name="T34">OS</text:span>. <text:span text:style-name="T30">With</text:span> the proper <text:span text:style-name="T39">setup</text:span> of <text:span text:style-name="T42">a</text:span><text:span text:style-name="T308"> </text:span><text:span text:style-name="T88">nano</text:span><text:span text:style-name="T242">kernel,</text:span><text:span text:style-name="T307"> </text:span><text:span text:style-name="T43">with</text:span><text:span text:style-name="T307"> </text:span><text:span text:style-name="T309">t</text:span><text:span text:style-name="T310">he</text:span><text:span text:style-name="T307"> </text:span><text:span text:style-name="T308">use of</text:span><text:span text:style-name="T307"> </text:span><text:span text:style-name="T318">microcode and </text:span><text:span text:style-name="T305">private keys</text:span> <text:span text:style-name="T232">stored</text:span> in firmware, <text:span text:style-name="T318">namely in</text:span> ROMs (Read-only Memory),<text:span text:style-name="T143"> </text:span><text:span text:style-name="T302">and </text:span>assuming a trust relationship between the hardware provider and the end-user, TEE <text:span text:style-name="T26">allows</text:span> <text:span text:style-name="T306">the </text:span>secure handling of private keys on the voter’s machine<text:span text:style-name="T232"> and may be used to reassure th</text:span><text:span text:style-name="T238">at</text:span><text:span text:style-name="T232"> the correct software </text:span><text:span text:style-name="T84">is</text:span><text:span text:style-name="T232"> running in isolation to other potentially malicious processes</text:span><text:span text:style-name="T223">; however, </text:span><text:span text:style-name="T229">this</text:span><text:span text:style-name="T223"> </text:span><text:span text:style-name="T227">is </text:span><text:span text:style-name="T223">frail in situations where backdoors are hidden </text:span><text:span text:style-name="T139">that</text:span><text:span text:style-name="T223"> bypass </text:span><text:span text:style-name="T141">security</text:span><text:span text:style-name="T223"> checks. This </text:span><text:span text:style-name="T140">can</text:span><text:span text:style-name="T223"> only </text:span><text:span text:style-name="T225">be </text:span><text:span text:style-name="T223">alleviated by promoting open </text:span><text:span text:style-name="T226">source software and </text:span><text:span text:style-name="T223">hardware </text:span><text:span text:style-name="T224">and</text:span><text:span text:style-name="T223"> is currently an issue given the monopoly of hardware </text:span><text:span text:style-name="T142">manufacturers</text:span><text:span text:style-name="T223">.</text:span><text:span text:style-name="T228"> </text:span></text:p>
      <text:p text:style-name="P62"><text:span text:style-name="T228"><text:tab/></text:span>This technology is implemented in some of the AMD, Intel, ARM and RISC-V CPUs <text:span text:style-name="T126">18</text:span>. Smart cards are also one form of TEE because of their embedded microchips which are obviously detached from the devices with which they operate.<text:span text:style-name="T131">19</text:span></text:p>
      <text:p text:style-name="P50"><draw:frame text:anchor-type="paragraph" draw:z-index="1" draw:name="Forme1_1" draw:style-name="gr1" draw:text-style-name="P96" svg:width="0.265cm" svg:height="0.445cm" svg:x="15.182cm" svg:y="-0.467cm"><draw:text-box draw:corner-radius="10.412cm"><text:p><text:span text:style-name="T322">3</text:span></text:p></draw:text-box></draw:frame><text:soft-page-break/>Distributed ledgers</text:p>
      <text:p text:style-name="P52"/>
      <text:p text:style-name="P65"><text:span text:style-name="T12"><text:tab/></text:span><text:span text:style-name="T150">The blockchain </text:span><text:span text:style-name="T119">2</text:span><text:span text:style-name="T120">0</text:span><text:span text:style-name="T150"> is a new technology for storing data in a secure and transparent way which is not subject to any form of central control. It provides strong resilience against attacks that can tamper the integrity of the data by making use of the </text:span><text:span text:style-name="T153">immutability</text:span><text:span text:style-name="T150"> propriety that can be obtained from distributed ledgers.</text:span></text:p>
      <text:p text:style-name="P58"><text:tab/>The technology is based on a decentralized network consisting of multiple connected nodes that can interchange <text:span text:style-name="T269">data </text:span>transactions,<text:span text:style-name="T209"> </text:span>are geographically <text:span text:style-name="T40">disjoint</text:span><text:span text:style-name="T237">,</text:span><text:span text:style-name="T232"> </text:span>have different owners <text:span text:style-name="T278">and</text:span> which operate as a single database. The design makes it possible for the information stored in the blockchain to be preserved permanently and without the possibility of it being modified in one of the nodes without detection. <text:s/>It also ensures high availability by eliminating single points of failure (Byzantine fault tolerance) <text:span text:style-name="T301">while </text:span><text:span text:style-name="T24">always</text:span> providing verifiability as all nodes maintain the consensus version of the ledger. Smart contracts are a novelty in the sense that blockchains become not only databases but can function as decentralized applications <text:span text:style-name="T243">(</text:span>dApps<text:span text:style-name="T28">)</text:span> <text:span text:style-name="T210">as well.</text:span></text:p>
      <text:p text:style-name="P60"><text:tab/>The main purpose of using blockchain in remote e-voting is to guarantee that the servers where data is stored and <text:span text:style-name="T296"><text:s/></text:span>processed are not in control of a single <text:span text:style-name="T29">entity </text:span><text:span text:style-name="T32">(although different parties may be assigned different roles)</text:span>.</text:p>
      <text:p text:style-name="P52"/>
      <text:p text:style-name="P49">Overlay networks</text:p>
      <text:p text:style-name="P52"/>
      <text:p text:style-name="P59"><text:tab/>Encryption (with the use of PKI) is enough to guarantee some degree of privacy. However, it does not deal with the risks of correlati<text:span text:style-name="T244">ng</text:span> the voters machine IP address, which is present in the exchanged data packets and which can be traced to specific geolocations. To protect against this type of attacks a technique known as onion routing can be deployed by using overlay networks; a network that is layered on top of another network and used to scramble and hide the IPs.</text:p>
      <text:p text:style-name="P58"><text:tab/>The basic idea is that the signal between each node of the network is randomly mixed between a set of proxies, also known as relays <text:span text:style-name="T275">(nodes)</text:span>. This is coupled with the procedure that at each intersection of the <text:span text:style-name="T274">packet</text:span><text:span text:style-name="T241">’</text:span><text:span text:style-name="T274">s </text:span>route, information is carried only about the predecessor and successor nodes but not of the entire mapping.</text:p>
      <text:p text:style-name="P58"><text:tab/>This architecture if properly setup can be used to obfuscate the user’s source and destination IPs. No-Log VPNs may provide this service but require some level of trust between the users and the VPN provider.</text:p>
      <text:p text:style-name="P64"><text:span text:style-name="T150"><text:tab/>Tor </text:span><text:span text:style-name="T119">2</text:span><text:span text:style-name="T120">1</text:span><text:span text:style-name="T150"> on the other hand, is a decentralized trustless solution first developed by the U.S. Navy in the mid-1990s which provides reasonabl</text:span><text:span text:style-name="T105">e</text:span><text:span text:style-name="T150"> anonymity against non-state actors.</text:span><text:span text:style-name="T12"> <text:s text:c="573"/></text:span></text:p>
      <text:p text:style-name="P49"/>
      <text:p text:style-name="P49">Endpoint monitoring</text:p>
      <text:p text:style-name="P67"/>
      <text:p text:style-name="P63"><text:tab/>Correct remote e-voting deployments must make use at each node of the decentralized infrastructure as well as on the end user’s terminals, of proper endpoint threat detection and response techniques. These can range from <text:span text:style-name="T27">the use of</text:span> firewalls and updated anti-virus software to <text:span text:style-name="T231">the </text:span><text:span text:style-name="T219">correct choice and setup of the </text:span><text:span text:style-name="T35">OS, which</text:span><text:span text:style-name="T300"> </text:span><text:span text:style-name="T41">in particular,</text:span><text:span text:style-name="T300"> </text:span><text:span text:style-name="T35">should be</text:span><text:span text:style-name="T300"> amnesic </text:span><text:span text:style-name="T35">by default</text:span><text:span text:style-name="T300">.</text:span><text:span text:style-name="T9">2</text:span><text:span text:style-name="T131">2</text:span><text:span text:style-name="T300"> </text:span><text:span text:style-name="T311"><text:s/><text:tab/></text:span><text:span text:style-name="T35">Additionally,</text:span><text:span text:style-name="T219"> </text:span>practices such as never sharing personal smart card<text:span text:style-name="T300">s</text:span> with other users or sharing keys and passwords with the public <text:span text:style-name="T300">are important</text:span>.</text:p>
      <text:list xml:id="list144930600222361" text:continue-numbering="true" text:style-name="WWNum3">
        <text:list-header>
          <text:p text:style-name="P90"><text:span text:style-name="T282">5 <text:s text:c="3"/></text:span>Identity management</text:p>
          <text:p text:style-name="P94"/>
        </text:list-header>
      </text:list>
      <text:p text:style-name="P42"><text:tab/>There are currently <text:span text:style-name="T96">53</text:span> countries that have smart cards as national ID documents of which we found 11 to provide publicly available SDKs: in Belgium, Cabo Verde, Czech Republic, Estonia, Germany, Italy, Latvia, Lithuania, Perú, Portugal and Uruguay.</text:p>
      <text:p text:style-name="P42"><text:tab/>In 41 other countries in order to fully use eID<text:span text:style-name="T270">s</text:span> it’s required to use specific software: such as in Afghanistan, Albania, Algeria, Bangladesh, Brunei, Croatia, Finland, Ghana, Guatemala, India, Indonesia, Ireland, Israel, Kuwaiti, Lebanon, Liechtenstein, Luxembourg, Malawi, Malta, Malaysia, Mauritius, Mongolia, Monaco, Morocco, Nepal, the Netherlands, Nigeria, Norway, Oman, Pakistan, Poland, Romania, Serbia, Slovakia, Somalia, Spain, Sweden, Thailand, Turkey, United Arab Emirates and Uruguay.</text:p>
      <text:p text:style-name="P44"><text:tab/><text:span text:style-name="T315">We know that Philippines</text:span><text:span text:style-name="T10">2</text:span><text:span text:style-name="T123">3</text:span><text:span text:style-name="T315"> </text:span><text:span text:style-name="T66">has</text:span><text:span text:style-name="T315"> successfully deployed government issued smart card eIDs but failed at finding information about the availability of the middleware. </text:span><text:span text:style-name="T94">France </text:span><text:span text:style-name="T128">2</text:span><text:span text:style-name="T129">4</text:span><text:span text:style-name="T95"> is</text:span><text:span text:style-name="T232"> soon to deploy smart card </text:span><text:span text:style-name="T239">e</text:span><text:span text:style-name="T232">ID</text:span><text:span text:style-name="T240">s.</text:span></text:p>
      <text:p text:style-name="P11"><text:tab/>In other countries no eID service is provided and identification is mostly done in person and paper based, or dependent on centralized IT structures that issue a voter <text:span text:style-name="T211">e</text:span>ID specifically during elections such as in the case of Switzerland.</text:p>
      <text:p text:style-name="P43"><text:tab/>Another <text:span text:style-name="T245">hypothetical </text:span>way to implement remote e-voting is to make use of W3C DID standard. The only country that has pledged publicly to the allocation of public resources to this end is the already mentioned case of South Korea. <text:span text:style-name="T174">In this </text:span><text:span text:style-name="T64">spirit,</text:span><text:span text:style-name="T174"> </text:span>CanDID<text:span text:style-name="T122">2</text:span><text:span text:style-name="T123">5</text:span> seems to be an interesting innovative approach to implement remote e-voting in countries that <text:span text:style-name="T246">still</text:span> rel<text:span text:style-name="T246">y</text:span> on legacy systems.</text:p>
      <text:p text:style-name="P12"><text:span text:style-name="T92">B</text:span><text:span text:style-name="T93">iometric</text:span><text:span text:style-name="T92">s</text:span><text:span text:style-name="T236"> </text:span><text:span text:style-name="T234">may </text:span><text:span text:style-name="T236">also </text:span><text:span text:style-name="T234">prove to be an alternative to eID provided by </text:span><text:span text:style-name="T235">state issued </text:span><text:span text:style-name="T234">smart cards.</text:span><text:span text:style-name="T8">2</text:span><text:span text:style-name="T129">6</text:span></text:p>
      <text:list xml:id="list144931227846664" text:continue-numbering="true" text:style-name="WWNum3">
        <text:list-header>
          <text:p text:style-name="P91"><text:soft-page-break/><text:span text:style-name="T283">6 <text:s text:c="2"/></text:span>Final remarks</text:p>
        </text:list-header>
      </text:list>
      <text:p text:style-name="P84"/>
      <text:p text:style-name="P53"><text:span text:style-name="T279"><text:tab/></text:span><text:span text:style-name="T272">The </text:span><text:span text:style-name="T273">present </text:span><text:span text:style-name="T272">authors consider that the conditions to deploy E2E-VIV are to </text:span><text:span text:style-name="T57">a large</text:span><text:span text:style-name="T272"> extent </text:span><text:span text:style-name="T61">sufficiently understood and </text:span><text:span text:style-name="T65">that further investment</text:span><text:span text:style-name="T61"> </text:span><text:span text:style-name="T62">should</text:span><text:span text:style-name="T61"> be </text:span><text:span text:style-name="T63">done</text:span><text:span text:style-name="T61">.</text:span> <text:span text:style-name="T272">We also consider that </text:span><text:span text:style-name="T61">w</text:span>ith <text:span text:style-name="T272">the </text:span>exception of Estonia where national elections were already successfully conducted <text:span text:style-name="T56">few</text:span><text:span text:style-name="T272"> </text:span><text:span text:style-name="T299">other </text:span><text:span text:style-name="T272">count</text:span><text:span text:style-name="T292">ries</text:span><text:span text:style-name="T272"> </text:span><text:span text:style-name="T56">are</text:span><text:span text:style-name="T272"> actively pursuing this end</text:span>. <text:span text:style-name="T56">Most</text:span> need to improve or disclose their technology in order to facilitate implementation. <text:s/><text:span text:style-name="T60">Disclosing</text:span> <text:span text:style-name="T230">official e</text:span><text:span text:style-name="T60">ID</text:span><text:span text:style-name="T230"> </text:span>smart card SDKs is important for the ecosystem to evolve.</text:p>
      <text:p text:style-name="P45"/>
      <text:p text:style-name="P46">References</text:p>
      <text:p text:style-name="P38"/>
      <text:p text:style-name="P23">[1] “A framework for comparing the security of voting schemes”, Atte Juvonen, University of Helsinky, <text:span text:style-name="T212">Finland, </text:span>2019. </text:p>
      <text:p text:style-name="P27">https://www.attejuvonen.fi/thesis-voting-security-2019-10-01.pdf</text:p>
      <text:p text:style-name="P30"/>
      <text:p text:style-name="P16">[2] “Formalising security properties in electronic voting protocols”, Steve K. <text:span text:style-name="T286">et al</text:span>, <text:span text:style-name="T248">FR</text:span>, 2013. <text:span text:style-name="T170">http://www.lsv.fr/Projects/anr-avote/RAPPORTS/deliv1-2.pdf</text:span></text:p>
      <text:p text:style-name="P30"/>
      <text:p text:style-name="P16">[3] Valimised Eestis, Government organisation, 2019 parliamentary election results. <text:span text:style-name="T170">https://rk2019.valimised.ee/en/voting-result/voting-result-main.html</text:span></text:p>
      <text:p text:style-name="P30"/>
      <text:p text:style-name="P15">[4] "Fifteen years of internet voting in Switzerland [History, Governance and Use]", Uwe Serdult et al., <text:span text:style-name="T248">2nd</text:span> <text:span text:style-name="T248">ICEDEG</text:span>, 2015.</text:p>
      <text:p text:style-name="P26">https://www.researchgate.net/publication/283878260_Fifteen_Years_of_Internet_Voting_in_Switzerland_History_Governance_and_Use</text:p>
      <text:p text:style-name="P30"/>
      <text:p text:style-name="P15">[<text:span text:style-name="T316">5</text:span>] DID Working Group, <text:span text:style-name="T170">https://www.w3.org/2019/did-wg/</text:span></text:p>
      <text:p text:style-name="P30"/>
      <text:p text:style-name="P15">[<text:span text:style-name="T316">6</text:span>] “South Korea unveils Blockchain Strategy to Launch Online Voting and Election System by 2022”. <text:span text:style-name="T170">https://v.kakao.com/v/20200624165519865</text:span></text:p>
      <text:p text:style-name="P30"/>
      <text:p text:style-name="P17">[<text:span text:style-name="T255">7</text:span>] “The Future of Voting, End-to-End Verifiable Internet Voting, Specification and Feasibility Assessment Study”, <text:span text:style-name="T247">U.S Vote Foundation, Galois, 2015.</text:span></text:p>
      <text:p text:style-name="P25">https://usvotefoundation-drupal.s3.amazonaws.com/prod/E2EVIV_full_report.pdf</text:p>
      <text:p text:style-name="P30"/>
      <text:p text:style-name="P15">[<text:span text:style-name="T316">8</text:span>] “BeleniosRF: A Non-interactive Receipt-Free Electronic Voting Scheme” by Pyrros Chaidos et al., 2016. <text:span text:style-name="T170">https://eprint.iacr.org/2015/629.pdf</text:span></text:p>
      <text:p text:style-name="P30"/>
      <text:p text:style-name="P15">[<text:span text:style-name="T316">9</text:span>] “Remotegrity: Design and Use of an End-to-End Verifiable Remote Voting System” by R. T. Carback et al., 2013. <text:span text:style-name="T170">https://eprint.iacr.org/2013/214.pdf</text:span></text:p>
      <text:p text:style-name="P30"/>
      <text:p text:style-name="P1"><text:span text:style-name="T178">[</text:span><text:span text:style-name="T181">1</text:span><text:span text:style-name="T183">0</text:span><text:span text:style-name="T178">] “EVIV: An end-to-end verifiable Internet voting system” by Paulo F. et al., 2013, </text:span><text:span text:style-name="T184">https://www.researchgate.net/publication/257006739_EVIV_An_end-to-end_verifiable_Internet_voting_system</text:span><text:span text:style-name="T178">, </text:span><text:span text:style-name="T184">https://github.com/EVIVoting/EVIV</text:span></text:p>
      <text:p text:style-name="P30"/>
      <text:p text:style-name="P2"><text:span text:style-name="T178">[</text:span><text:span text:style-name="T181">1</text:span><text:span text:style-name="T183">1</text:span><text:span text:style-name="T178">] “</text:span><text:span text:style-name="T185">VoteAgain: A scalable coercion-resistant voting system” </text:span><text:span text:style-name="T186">by Wouter Lueks et al., 29th USENIX Security Symposium</text:span><text:span text:style-name="T178">, </text:span><text:span text:style-name="T180">2020.</text:span><text:span text:style-name="T178"> </text:span><text:span text:style-name="T184">https://arxiv.org/abs/2005.11189</text:span><text:span text:style-name="T178">, </text:span><text:span text:style-name="T184">https://github.com/spring-epfl/voteagain</text:span></text:p>
      <text:p text:style-name="P30"/>
      <text:p text:style-name="P1"><text:span text:style-name="T178">[</text:span><text:span text:style-name="T181">1</text:span><text:span text:style-name="T183">2</text:span><text:span text:style-name="T178">] “Guideline for Using Cryptographic Standards in the Federal Government: Cryptographic Mechanisms”, National Institute of Standards and Technology, U.S. Department of Commerce, 2020. </text:span><text:a xlink:type="simple" xlink:href="https://nvlpubs.nist.gov/nistpubs/SpecialPublications/NIST.SP.800-175b.pdf" text:style-name="Internet_20_link" text:visited-style-name="Visited_20_Internet_20_Link"><text:span text:style-name="T184">https://nvlpubs.nist.gov/nistpubs/SpecialPublications/NIST.SP.800-175b.pdf</text:span></text:a></text:p>
      <text:p text:style-name="P34"/>
      <text:p text:style-name="P28">[<text:span text:style-name="T287">1</text:span><text:span text:style-name="T316">3</text:span>] “A Decentralized Dynamic PKI based on Blockchain” <text:span text:style-name="T177">by M. T. and Christian G.</text:span>, Lund University, Sweden, <text:span text:style-name="T177">2020.</text:span> <text:span text:style-name="T170">https://arxiv.org/abs/2012.15351v1</text:span></text:p>
      <text:p text:style-name="P34"/>
      <text:p text:style-name="P39"><text:span text:style-name="T178">[</text:span><text:span text:style-name="T182">1</text:span><text:span text:style-name="T183">4</text:span><text:span text:style-name="T178">] <text:s/>“Towards Anonymous, Unlinkable, and Confidential Transactions in Blockchain” by Kalpana Singh et al., </text:span><text:span text:style-name="T179">I</text:span><text:span text:style-name="T178">EEE Blockchain, Halifax, Canada, 2018.</text:span></text:p>
      <text:p text:style-name="P24">https://hal.archives-ouvertes.fr/hal-01812004/document</text:p>
      <text:p text:style-name="P35"/>
      <text:p text:style-name="P29">[<text:span text:style-name="T288">1</text:span><text:span text:style-name="T316">5</text:span>] <text:span text:style-name="Police_20_par_20_défaut"><text:span text:style-name="T289">“Secure Electronic Voting using BlockChain and Homomorphic Encryption” </text:span></text:span><text:span text:style-name="Police_20_par_20_défaut"><text:span text:style-name="T290">by C. Sravani et al.,International Journal of Recent Technology and Engineering, 2019. </text:span></text:span><text:span text:style-name="Police_20_par_20_défaut"><text:span text:style-name="T291">https://www.ijrte.org/wp-content/uploads/papers/v8i2S11/B11680982S1119.pdf</text:span></text:span></text:p>
      <text:p text:style-name="P36"/>
      <text:p text:style-name="P6"><text:span text:style-name="T195">[</text:span><text:span text:style-name="T196">1</text:span><text:span text:style-name="T197">6</text:span><text:span text:style-name="T195">] </text:span><text:span text:style-name="T190">“Incoercible Multi-Party Computation and Universally Composable Receipt-Free Voting”, Joël </text:span><text:span text:style-name="T191">Alwen, Rafail Ostrovsky, Hong-Sheng Zhou, and Vassilis Zikas,</text:span><text:span text:style-name="T192"> Advances in Cryptology – CRYPTO 2015, </text:span><text:span text:style-name="T191">Santa Barbara, USA, 2015.</text:span><text:span text:style-name="T192"> </text:span><text:span text:style-name="Police_20_par_20_défaut"><text:span text:style-name="T208">https://web.cs.ucla.edu/~rafail/PUBLIC/182.pdf</text:span></text:span></text:p>
      <text:p text:style-name="P30"><text:s text:c="1624"/></text:p>
      <text:p text:style-name="P7"><text:span text:style-name="T178">[</text:span><text:span text:style-name="T182">1</text:span><text:span text:style-name="T183">7</text:span><text:span text:style-name="T178">] “The Trusted Execution Environment: Delivering Enhanced Security at a Lower Cost to the Mobile Market”, GlobalPlatform, 2015. </text:span><text:span text:style-name="T184">https://globalplatform.org/wp-content/uploads/2018/04/GlobalPlatform_TEE_Whitepaper_2015.pdf</text:span></text:p>
      <text:p text:style-name="P31"><text:span text:style-name="Police_20_par_20_défaut"><text:span text:style-name="T297"/></text:span></text:p>
      <text:p text:style-name="P18"><text:span text:style-name="T288">[</text:span><text:span text:style-name="T250">18</text:span>] <text:span text:style-name="T232">“</text:span><text:span text:style-name="T251">A Clean Slate Approach to Linux Security RISC-V Enclave”, Sandro Pinto </text:span><text:span text:style-name="T252">et al., Embedded World Conference, Germany, 2020.</text:span></text:p>
      <text:p text:style-name="P4"><text:span text:style-name="Police_20_par_20_défaut"><text:span text:style-name="T207">https://www.researchgate.net/publication/339784918_A_Clean_Slate_Approach_to_Linux_Security_RISC-V_Enclave</text:span></text:span></text:p>
      <text:p text:style-name="P33"/>
      <text:p text:style-name="P3"><text:span text:style-name="T182">[</text:span><text:span text:style-name="T187">19</text:span><text:span text:style-name="T178">]</text:span><text:span text:style-name="T195"> </text:span><text:span text:style-name="T188">“Design Principles for Tamper-Resistant Smartcard Processors”, Oliver Kömmerling </text:span><text:span text:style-name="T189">et al., USENIX Workshop on Smartcard Technology, USA, 1999.</text:span></text:p>
      <text:p text:style-name="P40"><text:span text:style-name="Police_20_par_20_défaut"><text:span text:style-name="T206">https://www.usenix.org/legacy/events/smartcard99/full_papers/kommerling/kommerling.pdf</text:span></text:span></text:p>
      <text:p text:style-name="P30"/>
      <text:p text:style-name="P1"><text:span text:style-name="T178">[</text:span><text:span text:style-name="T182">2</text:span><text:span text:style-name="T183">0</text:span><text:span text:style-name="T178">] “Bitcoin: A Peer-to-Peer Electronic Cash System” by S. Nakamoto, 2008. </text:span><text:span text:style-name="T184">https://bitcoin.org/bitcoin.pdf</text:span></text:p>
      <text:p text:style-name="P34"/>
      <text:p text:style-name="P20"><text:span text:style-name="T312">[</text:span><text:span text:style-name="T313">2</text:span><text:span text:style-name="T314">1</text:span><text:span text:style-name="T312">] “Tor: The Second-Generation Onion Router” by Roger D. et al., <text:s/>2004. </text:span><text:span text:style-name="T170">https://svn-archive.torproject.org/svn/projects/design-paper/tor-design.pdf</text:span></text:p>
      <text:p text:style-name="P32"/>
      <text:p text:style-name="P19"><text:span text:style-name="T288">[</text:span><text:span text:style-name="T249">2</text:span><text:span text:style-name="T250">2</text:span>] <text:span text:style-name="T232">“</text:span><text:span text:style-name="T251">Tails Linux Operating System: Remaining Anonymous with the Assistance of an Incognito System in Times of High Surveillance” </text:span><text:span text:style-name="T253">by Maurice Dawson and Jose Antonio Cardenas-Haro,</text:span><text:span text:style-name="T251"> International Journal of Hyperconnectivity and the Internet of Things, </text:span><text:span text:style-name="T253">United States of America, 2017.</text:span></text:p>
      <text:p text:style-name="P5"><text:span text:style-name="Police_20_par_20_défaut"><text:span text:style-name="T207">https://www.academia.edu/31947046/Tails_Linux_Operating_System_Remaining_Anonymous_with_the_Assistance_of_an_Incognito_System_in_Times_of_High_Surveillance</text:span></text:span></text:p>
      <text:p text:style-name="P30"/>
      <text:p text:style-name="P21">[<text:span text:style-name="T288">2</text:span><text:span text:style-name="T316">3</text:span>] <text:span text:style-name="T232">Unified Multi-Purpose ID </text:span><text:span text:style-name="T254">application form</text:span><text:span text:style-name="T232">, </text:span><text:span text:style-name="T171">https://www.sss.gov.ph/sss/DownloadContent?fileName=SSSForms_UMID_Application.pdf</text:span></text:p>
      <text:p text:style-name="P30"/>
      <text:p text:style-name="P22">[<text:span text:style-name="T288">2</text:span><text:span text:style-name="T316">4</text:span>] “La nouvelle carte nationale d'identité”, Ministère de l'Intérieur, France, 2021. <text:span text:style-name="T170">https://www.interieur.gouv.fr/Actualites/L-actu-du-Ministere/La-nouvelle-carte-nationale-d-identite</text:span></text:p>
      <text:p text:style-name="P14"/>
      <text:p text:style-name="P22">[<text:span text:style-name="T288">2</text:span><text:span text:style-name="T316">5</text:span>] “CanDID: Can-Do Decentralized Identity with Legacy Compatibility, Sybil-Resistance, and Accountability”, by Deepak Maram <text:s/>et <text:s/>al, The Initiative for CryptoCurrencies &amp; Contracts, USA, 2021. <text:span text:style-name="T170">https://eprint.iacr.org/2020/934.pdf</text:span></text:p>
      <text:p text:style-name="P13"/>
      <text:p text:style-name="P8"><text:span text:style-name="T199">[</text:span><text:span text:style-name="T193">2</text:span><text:span text:style-name="T194">6</text:span><text:span text:style-name="T198">] </text:span><text:span text:style-name="Police_20_par_20_défaut"><text:span text:style-name="T200">“Securing Fingerprint Template Using Blockchain and Distributed Storage System”, <text:s/>Moses Arhinful Acquah et al, Shandong University of Science and Technology, Shandong, China, 2020, </text:span></text:span><text:a xlink:type="simple" xlink:href="https://res.mdpi.com/d_attachment/symmetry/symmetry-12-00951/article_deploy/symmetry-12-00951-v2.pdf" text:style-name="Internet_20_link" text:visited-style-name="Visited_20_Internet_20_Link"><text:span text:style-name="Police_20_par_20_défaut"><text:span text:style-name="T204">https://res.mdpi.com/d_attachment/symmetry/symmetry-12-00951/article_deploy/symmetry-12-00951-v2.pdf</text:span></text:span></text:a></text:p>
      <text:p text:style-name="P14"/>
      <text:p text:style-name="P10"><text:span text:style-name="Police_20_par_20_défaut"><text:span text:style-name="T201">[?</text:span></text:span><text:span text:style-name="Police_20_par_20_défaut"><text:span text:style-name="T202">] “ethVote: Towards secure voting with distributed ledgers”, <text:s/>Johannes </text:span></text:span><text:span text:style-name="Police_20_par_20_défaut"><text:span text:style-name="T203">M.</text:span></text:span><text:span text:style-name="Police_20_par_20_défaut"><text:span text:style-name="T202"> </text:span></text:span><text:span text:style-name="Police_20_par_20_défaut"><text:span text:style-name="T203">and Emmanouil V., </text:span></text:span><text:span text:style-name="Police_20_par_20_défaut"><text:span text:style-name="T202">International Conference on Cyber Security and Protection of Digital Services, </text:span></text:span><text:span text:style-name="Police_20_par_20_défaut"><text:span text:style-name="T203">2020. </text:span></text:span><text:span text:style-name="Police_20_par_20_défaut"><text:span text:style-name="T205">https://www.researchgate.net/publication/341000573_ethVote_Towards_secure_voting_with_distributed_ledgers</text:span></text:span></text:p>
      <text:p text:style-name="P87">https://semaphore.appliedzkp.org/</text:p>
      <text:p text:style-name="P47">Available SDKs</text:p>
      <text:p text:style-name="P37"/>
      <text:p text:style-name="P9"><draw:frame text:anchor-type="paragraph" draw:z-index="2" draw:name="Forme1_2" draw:style-name="gr1" draw:text-style-name="P95" svg:width="0.265cm" svg:height="0.445cm" svg:x="15.268cm" svg:y="1.907cm"><draw:text-box draw:corner-radius="10.412cm"><text:p><text:span text:style-name="T321">4</text:span></text:p></draw:text-box></draw:frame><text:span text:style-name="T162">Belgium, </text:span><text:span text:style-name="T163">https://github.com/Fedict/eid-mw</text:span><text:span text:style-name="T162">, Cabo Verde, </text:span><text:span text:style-name="T163">https://sniac.cv/mw/</text:span><text:span text:style-name="T162">, Czech Republic, </text:span><text:span text:style-name="T164">https://github.com/premek/obcanka-reader</text:span><text:span text:style-name="T162">, Estonia, </text:span><text:span text:style-name="T163">https://www.id.ee/en/for-developers/</text:span><text:span text:style-name="T162">, Germany, </text:span><text:span text:style-name="T163">https://github.com/Governikus/AusweisApp2</text:span><text:span text:style-name="T162">, Italy, </text:span><text:span text:style-name="T163">https://www.cartaidentita.interno.gov.it/identificazione-digitale/software-cie/</text:span><text:span text:style-name="T162">, Latvia, </text:span><text:span text:style-name="T163">https://github.com/eID-LV/Middleware</text:span><text:span text:style-name="T162">, Lithuania, </text:span><text:span text:style-name="T163">https://www.nsc.vrm.lt/downloads_en.htm</text:span><text:span text:style-name="T162">, Malaysia, </text:span><text:span text:style-name="T163">https://github.com/OpenSC/OpenSC/wiki/Malaysian-MyKAD</text:span><text:span text:style-name="T162"> (OpenSC), Perú, </text:span><text:span text:style-name="T163">https://dnielectronico.pe/</text:span><text:span text:style-name="T162"> (OpenSC), Portugal, </text:span><text:span text:style-name="T163">https://github.com/amagovpt/autenticacao.gov</text:span><text:span text:style-name="T162">, Uruguay, </text:span><text:span text:style-name="T163">https://github.com/eIDuy/apdu-service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1" svg:font-family="Calibri" style:font-pitch="variable"/>
    <style:font-face style:name="Linux Biolinum" svg:font-family="'Linux Biolinum'"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InconsolataN" svg:font-family="InconsolataN" style:font-family-generic="roman" style:font-pitch="variable"/>
    <style:font-face style:name="Liberation Sans" svg:font-family="'Liberation Sans'" style:font-family-generic="roman" style:font-pitch="variable"/>
    <style:font-face style:name="Linux Biolinum1" svg:font-family="'Linux Biolinum'" style:font-family-generic="roman" style:font-pitch="variable"/>
    <style:font-face style:name="Linux Biolinum O" svg:font-family="'Linux Biolinum O'" style:font-family-generic="roman" style:font-pitch="variable"/>
    <style:font-face style:name="Linux Libertine" svg:font-family="'Linux Libertine'" style:font-family-generic="roman" style:font-pitch="variable"/>
    <style:font-face style:name="Linux Libertine O" svg:font-family="'Linux Libertine O'"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Calibri2" svg:font-family="Calibri" style:font-family-generic="system" style:font-pitch="variable"/>
    <style:font-face style:name="Cambria" svg:font-family="Cambria" style:font-family-generic="system" style:font-pitch="variable"/>
    <style:font-face style:name="Linux Biolinum2" svg:font-family="'Linux Biolinum'" style:font-family-generic="system" style:font-pitch="variable"/>
    <style:font-face style:name="Linux Biolinum O1" svg:font-family="'Linux Biolinum O'" style:font-family-generic="system" style:font-pitch="variable"/>
    <style:font-face style:name="Linux Libertine1" svg:font-family="'Linux Libertine'" style:font-family-generic="system" style:font-pitch="variable"/>
    <style:font-face style:name="Linux Libertine O1" svg:font-family="'Linux Libertine O'" style:font-family-generic="system" style:font-pitch="variable"/>
    <style:font-face style:name="Lucida Sans1" svg:font-family="'Lucida Sans'"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icrosoft YaHei1"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1"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Lucida Sans1"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1"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FigureCaption" style:family="paragraph" style:auto-update="true" style:default-outline-level="">
      <style:paragraph-properties fo:margin-top="0.106cm" fo:margin-bottom="0.318cm" style:contextual-spacing="false" style:line-height-at-least="0.353cm" fo:text-align="center" style:justify-single-word="false" fo:orphans="2" fo:widows="2" fo:hyphenation-ladder-count="no-limit" fo:keep-with-next="always" style:writing-mode="lr-tb"/>
      <style:text-properties style:use-window-font-color="true" loext:opacity="0%" style:font-name="Linux Biolinum O" fo:font-family="'Linux Biolinum O'" style:font-family-generic="roman" style:font-pitch="variable" fo:font-size="8pt" fo:language="en" fo:country="US" style:letter-kerning="false" style:font-name-asian="Cambria" style:font-family-asian="Cambria" style:font-family-generic-asian="system" style:font-pitch-asian="variable" style:font-size-asian="8pt" style:language-asian="ja" style:country-asian="JP" style:font-name-complex="Linux Biolinum O1" style:font-family-complex="'Linux Biolinum O'" style:font-family-generic-complex="system" style:font-pitch-complex="variable" style:font-size-complex="11pt" style:language-complex="ar" style:country-complex="SA" fo:hyphenate="false" fo:hyphenation-remain-char-count="2" fo:hyphenation-push-char-count="2" loext:hyphenation-no-caps="false"/>
    </style:style>
    <style:style style:name="Image" style:family="paragraph" style:parent-style-name="Standard" style:default-outline-level="">
      <style:paragraph-properties fo:margin-top="0cm" fo:margin-bottom="0.353cm" style:contextual-spacing="false" style:line-height-at-least="0.397cm" fo:text-align="center" style:justify-single-word="false" fo:keep-with-next="always"/>
      <style:text-properties style:font-name="Linux Libertine O" fo:font-family="'Linux Libertine O'" style:font-family-generic="roman" style:font-pitch="variable" fo:font-size="9pt" style:font-name-asian="Cambria" style:font-family-asian="Cambria" style:font-family-generic-asian="system" style:font-pitch-asian="variable" style:font-size-asian="9pt" style:font-name-complex="Linux Libertine O1" style:font-family-complex="'Linux Libertine O'" style:font-family-generic-complex="system" style:font-pitch-complex="variable" style:font-size-complex="12pt"/>
    </style:style>
    <style:style style:name="List_20_Paragraph" style:display-name="List Paragraph" style:family="paragraph" style:default-outline-level="" style:list-style-name="WWNum2">
      <loext:graphic-properties draw:fill="solid" draw:fill-color="#ffffff"/>
      <style:paragraph-properties fo:margin-top="0.212cm" fo:margin-bottom="0.212cm" style:contextual-spacing="true" style:line-height-at-least="0.476cm" fo:text-align="justify" style:justify-single-word="false" fo:orphans="2" fo:widows="2" fo:hyphenation-ladder-count="no-limit" fo:background-color="#ffffff" style:writing-mode="lr-tb">
        <style:tab-stops>
          <style:tab-stop style:position="0.847cm"/>
        </style:tab-stops>
      </style:paragraph-properties>
      <style:text-properties style:use-window-font-color="true" loext:opacity="0%" style:font-name="Linux Libertine O" fo:font-family="'Linux Libertine O'" style:font-family-generic="roman" style:font-pitch="variable" fo:font-size="9pt" fo:language="en" fo:country="US" style:letter-kerning="false" style:font-name-asian="Cambria" style:font-family-asian="Cambria" style:font-family-generic-asian="system" style:font-pitch-asian="variable" style:font-size-asian="9pt" style:language-asian="en" style:country-asian="US" style:font-name-complex="Linux Libertine O1" style:font-family-complex="'Linux Libertine O'" style:font-family-generic-complex="system" style:font-pitch-complex="variable" style:font-size-complex="10pt" style:language-complex="ar" style:country-complex="SA" fo:hyphenate="false" fo:hyphenation-remain-char-count="2" fo:hyphenation-push-char-count="2" loext:hyphenation-no-caps="false"/>
    </style:style>
    <style:style style:name="Head1" style:family="paragraph" style:parent-style-name="Heading_20_1" style:next-style-name="Para" style:default-outline-level="">
      <style:paragraph-properties fo:margin-top="0.564cm" fo:margin-bottom="0.106cm" style:contextual-spacing="false" style:line-height-at-least="0.397cm">
        <style:tab-stops>
          <style:tab-stop style:position="0.423cm"/>
          <style:tab-stop style:position="0.635cm"/>
        </style:tab-stops>
      </style:paragraph-properties>
      <style:text-properties fo:text-transform="uppercase" style:use-window-font-color="true" loext:opacity="0%" style:font-name="Linux Biolinum O" fo:font-family="'Linux Biolinum O'" style:font-family-generic="roman" style:font-pitch="variable" fo:font-size="9pt" fo:font-weight="bold" style:font-name-asian="Times New Roman" style:font-family-asian="'Times New Roman'" style:font-family-generic-asian="system" style:font-pitch-asian="variable" style:font-size-asian="9pt" style:font-weight-asian="bold" style:font-name-complex="Linux Biolinum O1" style:font-family-complex="'Linux Biolinum O'" style:font-family-generic-complex="system" style:font-pitch-complex="variable" style:font-size-complex="10pt" style:font-weight-complex="bold"/>
    </style:style>
    <style:style style:name="Head2" style:family="paragraph" style:parent-style-name="Heading_20_2" style:next-style-name="Para" style:default-outline-level="" style:list-style-name="WWNum3">
      <style:paragraph-properties fo:margin-top="0.423cm" fo:margin-bottom="0.106cm" style:contextual-spacing="false" style:line-height-at-least="0.397cm">
        <style:tab-stops>
          <style:tab-stop style:position="0.635cm"/>
        </style:tab-stops>
      </style:paragraph-properties>
      <style:text-properties style:use-window-font-color="true" loext:opacity="0%" style:font-name="Linux Biolinum O" fo:font-family="'Linux Biolinum O'" style:font-family-generic="roman" style:font-pitch="variable" fo:font-size="9pt" fo:font-weight="bold" style:font-name-asian="Times New Roman" style:font-family-asian="'Times New Roman'" style:font-family-generic-asian="system" style:font-pitch-asian="variable" style:font-size-asian="9pt" style:font-weight-asian="bold" style:font-name-complex="Linux Biolinum O1" style:font-family-complex="'Linux Biolinum O'" style:font-family-generic-complex="system" style:font-pitch-complex="variable" style:font-size-complex="10pt" style:font-weight-complex="bold"/>
    </style:style>
    <style:style style:name="Head3old" style:family="paragraph" style:next-style-name="Para" style:default-outline-level="">
      <style:paragraph-properties fo:margin-top="0.423cm" fo:margin-bottom="0.106cm" style:contextual-spacing="false" style:line-height-at-least="0.397cm" fo:text-align="start" style:justify-single-word="false" fo:orphans="2" fo:widows="2" fo:hyphenation-ladder-count="no-limit" fo:keep-with-next="always" style:writing-mode="lr-tb"/>
      <style:text-properties style:use-window-font-color="true" loext:opacity="0%" style:font-name="Linux Biolinum O" fo:font-family="'Linux Biolinum O'" style:font-family-generic="roman" style:font-pitch="variable" fo:font-size="9pt" fo:language="en" fo:country="US" fo:font-style="italic" fo:font-weight="bold" style:letter-kerning="false" style:font-name-asian="MS Mincho" style:font-family-asian="'MS Mincho'" style:font-family-generic-asian="system" style:font-pitch-asian="variable" style:font-size-asian="9pt" style:language-asian="en" style:country-asian="US" style:font-style-asian="italic" style:font-weight-asian="bold" style:font-name-complex="Linux Biolinum O1" style:font-family-complex="'Linux Biolinum O'" style:font-family-generic-complex="system" style:font-pitch-complex="variable" style:font-size-complex="10pt" style:language-complex="ar" style:country-complex="SA" fo:hyphenate="false" fo:hyphenation-remain-char-count="2" fo:hyphenation-push-char-count="2" loext:hyphenation-no-caps="false"/>
    </style:style>
    <style:style style:name="Para" style:family="paragraph" style:parent-style-name="Standard" style:next-style-name="ParaContinue" style:default-outline-level="">
      <style:paragraph-properties fo:margin-left="0cm" fo:margin-right="0cm" fo:margin-top="0cm" fo:margin-bottom="0cm" style:contextual-spacing="false" style:line-height-at-least="0.476cm" fo:text-align="justify" style:justify-single-word="false" fo:text-indent="0.423cm" style:auto-text-indent="false"/>
      <style:text-properties style:font-name="Linux Libertine O" fo:font-family="'Linux Libertine O'" style:font-family-generic="roman" style:font-pitch="variable" fo:font-size="9pt" style:font-name-asian="Cambria" style:font-family-asian="Cambria" style:font-family-generic-asian="system" style:font-pitch-asian="variable" style:font-size-asian="9pt" style:language-asian="ja" style:country-asian="JP" style:font-name-complex="Linux Libertine O1" style:font-family-complex="'Linux Libertine O'" style:font-family-generic-complex="system" style:font-pitch-complex="variable" style:font-size-complex="12pt"/>
    </style:style>
    <style:style style:name="Subtitle" style:family="paragraph" style:parent-style-name="Standard" style:next-style-name="Standard" style:default-outline-level="" style:class="chapter">
      <style:paragraph-properties fo:margin-top="0cm" fo:margin-bottom="0.635cm" style:contextual-spacing="false" style:line-height-at-least="0.587cm"/>
      <style:text-properties style:font-name="Linux Biolinum O" fo:font-family="'Linux Biolinum O'" style:font-family-generic="roman" style:font-pitch="variable" fo:font-size="9pt" style:font-name-asian="MS Gothic" style:font-family-asian="'MS Gothic'" style:font-family-generic-asian="system" style:font-pitch-asian="variable" style:font-size-asian="9pt" style:font-name-complex="Linux Biolinum O1" style:font-family-complex="'Linux Biolinum O'" style:font-family-generic-complex="system" style:font-pitch-complex="variable" style:font-size-complex="12pt" style:font-style-complex="italic"/>
    </style:style>
    <style:style style:name="Abstract" style:family="paragraph" style:default-outline-level="">
      <style:paragraph-properties fo:margin-top="0.353cm" fo:margin-bottom="0cm" style:contextual-spacing="false" style:line-height-at-least="0.423cm" fo:text-align="justify" style:justify-single-word="false" fo:orphans="2" fo:widows="2" fo:hyphenation-ladder-count="no-limit" style:writing-mode="lr-tb"/>
      <style:text-properties style:use-window-font-color="true" loext:opacity="0%" style:font-name="Linux Libertine O" fo:font-family="'Linux Libertine O'" style:font-family-generic="roman" style:font-pitch="variable" fo:font-size="8pt" fo:language="en" fo:country="US" style:letter-kerning="false" style:font-name-asian="Cambria" style:font-family-asian="Cambria" style:font-family-generic-asian="system" style:font-pitch-asian="variable" style:font-size-asian="8pt" style:language-asian="en" style:country-asian="US" style:font-name-complex="Linux Libertine O1" style:font-family-complex="'Linux Libertine O'" style:font-family-generic-complex="system" style:font-pitch-complex="variable" style:font-size-complex="11pt" style:language-complex="ar" style:country-complex="SA" fo:hyphenate="false" fo:hyphenation-remain-char-count="2" fo:hyphenation-push-char-count="2" loext:hyphenation-no-caps="false"/>
    </style:style>
    <style:style style:name="Affiliation" style:family="paragraph" style:default-outline-level="">
      <style:paragraph-properties fo:margin-top="0.106cm" fo:margin-bottom="0cm" style:contextual-spacing="false" style:line-height-at-least="0.524cm" fo:text-align="start" style:justify-single-word="false" fo:orphans="2" fo:widows="2" fo:hyphenation-ladder-count="no-limit" style:writing-mode="lr-tb"/>
      <style:text-properties style:use-window-font-color="true" loext:opacity="0%" style:font-name="Linux Libertine O" fo:font-family="'Linux Libertine O'" style:font-family-generic="roman" style:font-pitch="variable" fo:font-size="9pt" fo:language="en" fo:country="US" style:letter-kerning="false" style:font-name-asian="Times New Roman" style:font-family-asian="'Times New Roman'" style:font-family-generic-asian="system" style:font-pitch-asian="variable" style:font-size-asian="9pt" style:language-asian="en" style:country-asian="US" style:font-name-complex="Linux Libertine O1" style:font-family-complex="'Linux Libertine O'" style:font-family-generic-complex="system" style:font-pitch-complex="variable" style:font-size-complex="10pt" style:language-complex="ar" style:country-complex="SA" fo:hyphenate="false" fo:hyphenation-remain-char-count="2" fo:hyphenation-push-char-count="2" loext:hyphenation-no-caps="false"/>
    </style:style>
    <style:style style:name="Title_5f_document" style:display-name="Title_document" style:family="paragraph" style:default-outline-level="">
      <style:paragraph-properties fo:margin-top="0cm" fo:margin-bottom="0cm" style:contextual-spacing="false" style:line-height-at-least="0.635cm" fo:text-align="start" style:justify-single-word="false" fo:orphans="2" fo:widows="2" fo:hyphenation-ladder-count="no-limit" style:writing-mode="lr-tb"/>
      <style:text-properties style:use-window-font-color="true" loext:opacity="0%" style:font-name="Linux Biolinum O" fo:font-family="'Linux Biolinum O'" style:font-family-generic="roman" style:font-pitch="variable" fo:font-size="12pt" fo:language="en" fo:country="US" fo:font-weight="bold" style:letter-kerning="false" style:font-name-asian="Times New Roman" style:font-family-asian="'Times New Roman'" style:font-family-generic-asian="system" style:font-pitch-asian="variable" style:font-size-asian="12pt" style:language-asian="en" style:country-asian="US" style:font-weight-asian="bold" style:font-name-complex="Linux Biolinum O1" style:font-family-complex="'Linux Biolinum O'" style:font-family-generic-complex="system" style:font-pitch-complex="variable" style:font-size-complex="10pt" style:language-complex="ar" style:country-complex="SA" style:font-weight-complex="bold" fo:hyphenate="false" fo:hyphenation-remain-char-count="2" fo:hyphenation-push-char-count="2" loext:hyphenation-no-caps="false"/>
    </style:style>
    <style:style style:name="ACMRefHead" style:family="paragraph" style:parent-style-name="Title_5f_document" style:default-outline-level="">
      <style:paragraph-properties fo:margin-top="0.282cm" fo:margin-bottom="0cm" style:contextual-spacing="false" style:line-height-at-least="0.339cm" fo:text-align="justify" style:justify-single-word="false"/>
      <style:text-properties style:font-name="Linux Libertine O" fo:font-family="'Linux Libertine O'" style:font-family-generic="roman" style:font-pitch="variable" fo:font-size="8pt" style:font-size-asian="8pt" style:font-name-complex="Linux Libertine O1" style:font-family-complex="'Linux Libertine O'" style:font-family-generic-complex="system" style:font-pitch-complex="variable"/>
    </style:style>
    <style:style style:name="AckHead" style:family="paragraph" style:next-style-name="AckPara" style:default-outline-level="">
      <style:paragraph-properties fo:margin-top="0.423cm" fo:margin-bottom="0.106cm" style:contextual-spacing="false" style:line-height-at-least="0.397cm" fo:text-align="start" style:justify-single-word="false" fo:orphans="2" fo:widows="2" fo:hyphenation-ladder-count="no-limit" fo:keep-with-next="always" style:writing-mode="lr-tb"/>
      <style:text-properties style:use-window-font-color="true" loext:opacity="0%" style:font-name="Linux Biolinum O" fo:font-family="'Linux Biolinum O'" style:font-family-generic="roman" style:font-pitch="variable" fo:font-size="9pt" fo:language="en" fo:country="US" fo:font-weight="bold" style:letter-kerning="false" style:font-name-asian="Cambria" style:font-family-asian="Cambria" style:font-family-generic-asian="system" style:font-pitch-asian="variable" style:font-size-asian="9pt" style:language-asian="ja" style:country-asian="JP" style:font-weight-asian="bold" style:font-name-complex="Linux Biolinum O1" style:font-family-complex="'Linux Biolinum O'" style:font-family-generic-complex="system" style:font-pitch-complex="variable" style:font-size-complex="11pt" style:language-complex="ar" style:country-complex="SA" fo:hyphenate="false" fo:hyphenation-remain-char-count="2" fo:hyphenation-push-char-count="2" loext:hyphenation-no-caps="false"/>
    </style:style>
    <style:style style:name="AckPara" style:family="paragraph" style:parent-style-name="Standard" style:next-style-name="ParaContinue" style:default-outline-level="">
      <style:paragraph-properties fo:margin-top="0cm" fo:margin-bottom="0cm" style:contextual-spacing="false" style:line-height-at-least="0.476cm" fo:text-align="justify" style:justify-single-word="false"/>
      <style:text-properties style:font-name="Linux Libertine O" fo:font-family="'Linux Libertine O'" style:font-family-generic="roman" style:font-pitch="variable" fo:font-size="9pt" style:font-name-asian="Cambria" style:font-family-asian="Cambria" style:font-family-generic-asian="system" style:font-pitch-asian="variable" style:font-size-asian="9pt" style:language-asian="it" style:country-asian="IT" style:font-name-complex="Linux Libertine O1" style:font-family-complex="'Linux Libertine O'" style:font-family-generic-complex="system" style:font-pitch-complex="variable"/>
    </style:style>
    <style:style style:name="AppendixH1" style:family="paragraph" style:next-style-name="Para" style:default-outline-level="">
      <style:paragraph-properties fo:margin-top="0.564cm" fo:margin-bottom="0.106cm" style:contextual-spacing="false" style:line-height-at-least="0.397cm" fo:text-align="start" style:justify-single-word="false" fo:orphans="2" fo:widows="2" fo:hyphenation-ladder-count="no-limit" fo:keep-with-next="always" style:writing-mode="lr-tb">
        <style:tab-stops>
          <style:tab-stop style:position="0.423cm"/>
        </style:tab-stops>
      </style:paragraph-properties>
      <style:text-properties fo:text-transform="uppercase" style:use-window-font-color="true" loext:opacity="0%" style:font-name="Linux Biolinum O" fo:font-family="'Linux Biolinum O'" style:font-family-generic="roman" style:font-pitch="variable" fo:font-size="9pt" fo:language="en" fo:country="US" fo:font-weight="bold" style:letter-kerning="false" style:font-name-asian="Times New Roman" style:font-family-asian="'Times New Roman'" style:font-family-generic-asian="system" style:font-pitch-asian="variable" style:font-size-asian="9pt" style:language-asian="en" style:country-asian="US" style:font-weight-asian="bold" style:font-name-complex="Linux Biolinum O1" style:font-family-complex="'Linux Biolinum O'" style:font-family-generic-complex="system" style:font-pitch-complex="variable" style:font-size-complex="10pt" style:language-complex="ar" style:country-complex="SA" fo:hyphenate="false" fo:hyphenation-remain-char-count="2" fo:hyphenation-push-char-count="2" loext:hyphenation-no-caps="false"/>
    </style:style>
    <style:style style:name="AppendixH2" style:family="paragraph" style:next-style-name="Para" style:default-outline-level="">
      <style:paragraph-properties fo:margin-top="0.423cm" fo:margin-bottom="0.106cm" style:contextual-spacing="false" style:line-height-at-least="0.397cm" fo:text-align="start" style:justify-single-word="false" fo:orphans="2" fo:widows="2" fo:hyphenation-ladder-count="no-limit" fo:keep-with-next="always" style:writing-mode="lr-tb"/>
      <style:text-properties style:use-window-font-color="true" loext:opacity="0%" style:font-name="Linux Biolinum O" fo:font-family="'Linux Biolinum O'" style:font-family-generic="roman" style:font-pitch="variable" fo:font-size="9pt" fo:language="en" fo:country="US" fo:font-weight="bold" style:letter-kerning="false" style:font-name-asian="Cambria" style:font-family-asian="Cambria" style:font-family-generic-asian="system" style:font-pitch-asian="variable" style:font-size-asian="9pt" style:language-asian="en" style:country-asian="US" style:font-weight-asian="bold" style:font-name-complex="Linux Biolinum O1" style:font-family-complex="'Linux Biolinum O'" style:font-family-generic-complex="system" style:font-pitch-complex="variable" style:font-size-complex="12pt" style:language-complex="ar" style:country-complex="SA" fo:hyphenate="false" fo:hyphenation-remain-char-count="2" fo:hyphenation-push-char-count="2" loext:hyphenation-no-caps="false"/>
    </style:style>
    <style:style style:name="AppendixH3" style:family="paragraph" style:next-style-name="Para" style:default-outline-level="">
      <style:paragraph-properties fo:margin-top="0.423cm" fo:margin-bottom="0cm" style:contextual-spacing="false" style:line-height-at-least="0.397cm" fo:text-align="start" style:justify-single-word="false" fo:orphans="2" fo:widows="2" fo:hyphenation-ladder-count="no-limit" fo:keep-with-next="always" style:writing-mode="lr-tb"/>
      <style:text-properties style:use-window-font-color="true" loext:opacity="0%" style:font-name="Linux Biolinum O" fo:font-family="'Linux Biolinum O'" style:font-family-generic="roman" style:font-pitch="variable" fo:font-size="9pt" fo:language="en" fo:country="US" fo:font-style="italic" style:letter-kerning="false" style:font-name-asian="Cambria" style:font-family-asian="Cambria" style:font-family-generic-asian="system" style:font-pitch-asian="variable" style:font-size-asian="9pt" style:language-asian="en" style:country-asian="US" style:font-style-asian="italic" style:font-name-complex="Linux Biolinum O1" style:font-family-complex="'Linux Biolinum O'" style:font-family-generic-complex="system" style:font-pitch-complex="variable" style:font-size-complex="12pt" style:language-complex="ar" style:country-complex="SA" fo:hyphenate="false" fo:hyphenation-remain-char-count="2" fo:hyphenation-push-char-count="2" loext:hyphenation-no-caps="false"/>
    </style:style>
    <style:style style:name="AuthNotes" style:family="paragraph" style:default-outline-level="">
      <style:paragraph-properties fo:margin-top="0cm" fo:margin-bottom="0cm" style:contextual-spacing="false" style:line-height-at-least="0.247cm" fo:text-align="justify" style:justify-single-word="false" fo:orphans="2" fo:widows="2" fo:hyphenation-ladder-count="no-limit" style:writing-mode="lr-tb"/>
      <style:text-properties style:use-window-font-color="true" loext:opacity="0%" style:font-name="Linux Libertine O" fo:font-family="'Linux Libertine O'" style:font-family-generic="roman" style:font-pitch="variable" fo:font-size="7pt" fo:language="en" fo:country="US" style:letter-kerning="false" style:font-name-asian="Cambria" style:font-family-asian="Cambria" style:font-family-generic-asian="system" style:font-pitch-asian="variable" style:font-size-asian="7pt" style:language-asian="en" style:country-asian="US" style:font-name-complex="Linux Libertine O1" style:font-family-complex="'Linux Libertine O'" style:font-family-generic-complex="system" style:font-pitch-complex="variable" style:font-size-complex="11pt" style:language-complex="ar" style:country-complex="SA" fo:hyphenate="false" fo:hyphenation-remain-char-count="2" fo:hyphenation-push-char-count="2" loext:hyphenation-no-caps="false"/>
    </style:style>
    <style:style style:name="Authors" style:family="paragraph" style:default-outline-level="">
      <style:paragraph-properties fo:margin-top="0.106cm" fo:margin-bottom="0cm" style:contextual-spacing="false" style:line-height-at-least="0.564cm" fo:text-align="start" style:justify-single-word="false" fo:orphans="2" fo:widows="2" fo:hyphenation-ladder-count="no-limit" style:writing-mode="lr-tb"/>
      <style:text-properties fo:text-transform="uppercase" style:use-window-font-color="true" loext:opacity="0%" style:font-name="Linux Biolinum O" fo:font-family="'Linux Biolinum O'" style:font-family-generic="roman" style:font-pitch="variable" fo:font-size="11pt" fo:language="en" fo:country="US" style:letter-kerning="false" style:font-name-asian="Cambria" style:font-family-asian="Cambria" style:font-family-generic-asian="system" style:font-pitch-asian="variable" style:font-size-asian="11pt" style:language-asian="ja" style:country-asian="JP" style:font-name-complex="Linux Biolinum O1" style:font-family-complex="'Linux Biolinum O'" style:font-family-generic-complex="system" style:font-pitch-complex="variable" style:font-size-complex="11pt" style:language-complex="ar" style:country-complex="SA" fo:hyphenate="false" fo:hyphenation-remain-char-count="2" fo:hyphenation-push-char-count="2" loext:hyphenation-no-caps="false"/>
    </style:style>
    <style:style style:name="DisplayFormula" style:family="paragraph" style:default-outline-level="">
      <style:paragraph-properties fo:margin-top="0.212cm" fo:margin-bottom="0.318cm" style:contextual-spacing="false" style:line-height-at-least="0.476cm" fo:text-align="center" style:justify-single-word="false" fo:orphans="2" fo:widows="2" fo:hyphenation-ladder-count="no-limit" style:writing-mode="lr-tb"/>
      <style:text-properties style:use-window-font-color="true" loext:opacity="0%" style:font-name="Linux Libertine O" fo:font-family="'Linux Libertine O'" style:font-family-generic="roman" style:font-pitch="variable" fo:font-size="9pt" fo:language="en" fo:country="US" style:letter-kerning="false" style:font-name-asian="Cambria" style:font-family-asian="Cambria" style:font-family-generic-asian="system" style:font-pitch-asian="variable" style:font-size-asian="9pt" style:language-asian="ja" style:country-asian="JP" style:font-name-complex="Linux Libertine O1" style:font-family-complex="'Linux Libertine O'" style:font-family-generic-complex="system" style:font-pitch-complex="variable" style:font-size-complex="11pt" style:language-complex="ar" style:country-complex="SA" fo:hyphenate="false" fo:hyphenation-remain-char-count="2" fo:hyphenation-push-char-count="2" loext:hyphenation-no-caps="false"/>
    </style:style>
    <style:style style:name="KeyWordHead" style:family="paragraph" style:default-outline-level="">
      <style:paragraph-properties fo:margin-top="0.247cm" fo:margin-bottom="0cm" style:contextual-spacing="false" style:line-height-at-least="0.423cm" fo:text-align="start" style:justify-single-word="false" fo:orphans="2" fo:widows="2" fo:hyphenation-ladder-count="no-limit" style:writing-mode="lr-tb"/>
      <style:text-properties style:use-window-font-color="true" loext:opacity="0%" style:font-name="Linux Libertine O" fo:font-family="'Linux Libertine O'" style:font-family-generic="roman" style:font-pitch="variable" fo:font-size="8pt" fo:language="en" fo:country="US" style:letter-kerning="false" style:font-name-asian="Cambria" style:font-family-asian="Cambria" style:font-family-generic-asian="system" style:font-pitch-asian="variable" style:font-size-asian="8pt" style:language-asian="en" style:country-asian="US" style:font-name-complex="Linux Libertine O1" style:font-family-complex="'Linux Libertine O'" style:font-family-generic-complex="system" style:font-pitch-complex="variable" style:font-size-complex="11pt" style:language-complex="ar" style:country-complex="SA" fo:hyphenate="false" fo:hyphenation-remain-char-count="2" fo:hyphenation-push-char-count="2" loext:hyphenation-no-caps="false"/>
    </style:style>
    <style:style style:name="KeyWords" style:family="paragraph" style:parent-style-name="Standard" style:default-outline-level="">
      <style:paragraph-properties fo:margin-top="0.247cm" fo:margin-bottom="0cm" style:contextual-spacing="false" style:line-height-at-least="0.476cm" fo:text-align="justify" style:justify-single-word="false"/>
      <style:text-properties style:font-name="Linux Libertine O" fo:font-family="'Linux Libertine O'" style:font-family-generic="roman" style:font-pitch="variable" fo:font-size="9pt" style:font-name-asian="Cambria" style:font-family-asian="Cambria" style:font-family-generic-asian="system" style:font-pitch-asian="variable" style:font-size-asian="9pt" style:font-name-complex="Linux Libertine O1" style:font-family-complex="'Linux Libertine O'" style:font-family-generic-complex="system" style:font-pitch-complex="variable" style:font-size-complex="12pt"/>
    </style:style>
    <style:style style:name="ReferenceHead" style:family="paragraph" style:next-style-name="AckPara" style:default-outline-level="">
      <style:paragraph-properties fo:margin-top="0.529cm" fo:margin-bottom="0.106cm" style:contextual-spacing="false" style:line-height-at-least="0.397cm" fo:text-align="start" style:justify-single-word="false" fo:orphans="2" fo:widows="2" fo:hyphenation-ladder-count="no-limit" fo:keep-with-next="always" style:writing-mode="lr-tb"/>
      <style:text-properties style:use-window-font-color="true" loext:opacity="0%" style:font-name="Linux Biolinum O" fo:font-family="'Linux Biolinum O'" style:font-family-generic="roman" style:font-pitch="variable" fo:font-size="9pt" fo:language="en" fo:country="US" fo:font-weight="bold" style:letter-kerning="false" style:font-name-asian="Cambria" style:font-family-asian="Cambria" style:font-family-generic-asian="system" style:font-pitch-asian="variable" style:font-size-asian="9pt" style:language-asian="en" style:country-asian="US" style:font-weight-asian="bold" style:font-name-complex="Linux Biolinum O1" style:font-family-complex="'Linux Biolinum O'" style:font-family-generic-complex="system" style:font-pitch-complex="variable" style:font-size-complex="11pt" style:language-complex="ar" style:country-complex="SA" fo:hyphenate="false" fo:hyphenation-remain-char-count="2" fo:hyphenation-push-char-count="2" loext:hyphenation-no-caps="false"/>
    </style:style>
    <style:style style:name="Statements" style:family="paragraph" style:parent-style-name="Standard" style:default-outline-level="">
      <style:paragraph-properties fo:margin-left="0cm" fo:margin-right="0cm" fo:margin-top="0.212cm" fo:margin-bottom="0.212cm" style:contextual-spacing="false" style:line-height-at-least="0.397cm" fo:text-align="justify" style:justify-single-word="false" fo:text-indent="0.423cm" style:auto-text-indent="false"/>
      <style:text-properties style:font-name="Linux Libertine O" fo:font-family="'Linux Libertine O'" style:font-family-generic="roman" style:font-pitch="variable" fo:font-size="9pt" fo:font-style="italic" style:font-name-asian="Cambria" style:font-family-asian="Cambria" style:font-family-generic-asian="system" style:font-pitch-asian="variable" style:font-size-asian="9pt" style:font-style-asian="italic" style:font-name-complex="Linux Libertine O1" style:font-family-complex="'Linux Libertine O'" style:font-family-generic-complex="system" style:font-pitch-complex="variable" style:font-size-complex="12pt"/>
    </style:style>
    <style:style style:name="TableCaption" style:family="paragraph" style:auto-update="true" style:default-outline-level="">
      <style:paragraph-properties fo:margin-top="0.318cm" fo:margin-bottom="0.212cm" style:contextual-spacing="false" style:line-height-at-least="0.353cm" fo:text-align="center" style:justify-single-word="false" fo:orphans="2" fo:widows="2" fo:hyphenation-ladder-count="no-limit" fo:keep-with-next="always" style:writing-mode="lr-tb"/>
      <style:text-properties style:use-window-font-color="true" loext:opacity="0%" style:font-name="Linux Biolinum O" fo:font-family="'Linux Biolinum O'" style:font-family-generic="roman" style:font-pitch="variable" fo:font-size="8pt" fo:language="en" fo:country="US" style:letter-kerning="false" style:font-name-asian="Cambria" style:font-family-asian="Cambria" style:font-family-generic-asian="system" style:font-pitch-asian="variable" style:font-size-asian="8pt" style:language-asian="ja" style:country-asian="JP" style:font-name-complex="Linux Biolinum O1" style:font-family-complex="'Linux Biolinum O'" style:font-family-generic-complex="system" style:font-pitch-complex="variable" style:font-size-complex="12pt" style:language-complex="ar" style:country-complex="SA" fo:hyphenate="false" fo:hyphenation-remain-char-count="2" fo:hyphenation-push-char-count="2" loext:hyphenation-no-caps="false"/>
    </style:style>
    <style:style style:name="DisplayFormulaUnnum" style:family="paragraph" style:parent-style-name="Standard" style:default-outline-level="">
      <style:paragraph-properties fo:margin-top="0.212cm" fo:margin-bottom="0.318cm" style:contextual-spacing="false" style:line-height-at-least="0.476cm" fo:text-align="center" style:justify-single-word="false"/>
      <style:text-properties style:font-name="Linux Libertine O" fo:font-family="'Linux Libertine O'" style:font-family-generic="roman" style:font-pitch="variable" fo:font-size="9pt" style:font-name-asian="Cambria" style:font-family-asian="Cambria" style:font-family-generic-asian="system" style:font-pitch-asian="variable" style:font-size-asian="9pt" style:language-asian="ja" style:country-asian="JP" style:font-name-complex="Linux Libertine O1" style:font-family-complex="'Linux Libertine O'" style:font-family-generic-complex="system" style:font-pitch-complex="variable" style:font-size-complex="12pt"/>
    </style:style>
    <style:style style:name="ParaContinue" style:family="paragraph" style:parent-style-name="Standard" style:default-outline-level="">
      <style:paragraph-properties fo:margin-left="0cm" fo:margin-right="0cm" fo:margin-top="0cm" fo:margin-bottom="0cm" style:contextual-spacing="false" style:line-height-at-least="0.476cm" fo:text-align="justify" style:justify-single-word="false" fo:text-indent="0.423cm" style:auto-text-indent="false"/>
      <style:text-properties style:font-name="Linux Libertine O" fo:font-family="'Linux Libertine O'" style:font-family-generic="roman" style:font-pitch="variable" fo:font-size="9pt" style:font-size-asian="9pt" style:language-asian="ja" style:country-asian="JP" style:font-name-complex="Linux Libertine O1" style:font-family-complex="'Linux Libertine O'" style:font-family-generic-complex="system" style:font-pitch-complex="variable" style:font-size-complex="12pt"/>
    </style:style>
    <style:style style:name="Bib_5f_entry" style:display-name="Bib_entry" style:family="paragraph" style:parent-style-name="Standard" style:default-outline-level="" style:list-style-name="WWNum1">
      <style:paragraph-properties fo:margin-top="0cm" fo:margin-bottom="0.106cm" style:contextual-spacing="false" style:line-height-at-least="0.296cm" fo:text-align="justify" style:justify-single-word="false" fo:orphans="0" fo:widows="0"/>
      <style:text-properties style:font-name="Linux Libertine O" fo:font-family="'Linux Libertine O'" style:font-family-generic="roman" style:font-pitch="variable" fo:font-size="7pt" style:font-name-asian="Cambria" style:font-family-asian="Cambria" style:font-family-generic-asian="system" style:font-pitch-asian="variable" style:font-size-asian="7pt" style:language-asian="ja" style:country-asian="JP" style:font-name-complex="Linux Libertine O1" style:font-family-complex="'Linux Libertine O'" style:font-family-generic-complex="system" style:font-pitch-complex="variable"/>
    </style:style>
    <style:style style:name="Algorithm" style:family="paragraph" style:parent-style-name="Standard" style:default-outline-level="">
      <style:paragraph-properties fo:margin-top="0cm" fo:margin-bottom="0.106cm" style:contextual-spacing="false" style:line-height-at-least="0.381cm" fo:padding-left="0cm" fo:padding-right="0cm" fo:padding-top="0cm" fo:padding-bottom="0.106cm" fo:border-left="none" fo:border-right="none" fo:border-top="none" fo:border-bottom="0.51pt solid #000000"/>
      <style:text-properties style:font-name="InconsolataN" fo:font-family="InconsolataN" style:font-family-generic="roman" style:font-pitch="variable" fo:font-size="9pt" style:font-name-asian="Cambria" style:font-family-asian="Cambria" style:font-family-generic-asian="system" style:font-pitch-asian="variable" style:font-size-asian="9pt" style:font-name-complex="Linux Biolinum O1" style:font-family-complex="'Linux Biolinum O'" style:font-family-generic-complex="system" style:font-pitch-complex="variable" style:font-size-complex="12pt"/>
    </style:style>
    <style:style style:name="Extract" style:family="paragraph" style:parent-style-name="Standard" style:default-outline-level="">
      <style:paragraph-properties fo:margin-left="0.635cm" fo:margin-right="0.635cm" fo:margin-top="0.212cm" fo:margin-bottom="0.318cm" style:contextual-spacing="true" style:line-height-at-least="0.476cm" fo:text-align="justify" style:justify-single-word="false" fo:text-indent="0cm" style:auto-text-indent="false"/>
      <style:text-properties style:font-name="Linux Libertine O" fo:font-family="'Linux Libertine O'" style:font-family-generic="roman" style:font-pitch="variable" fo:font-size="9pt" style:font-name-asian="Times New Roman" style:font-family-asian="'Times New Roman'" style:font-family-generic-asian="system" style:font-pitch-asian="variable" style:font-size-asian="9pt" style:font-name-complex="Linux Libertine O1" style:font-family-complex="'Linux Libertine O'" style:font-family-generic-complex="system" style:font-pitch-complex="variable" style:font-size-complex="10pt"/>
    </style:style>
    <style:style style:name="CCSHead" style:family="paragraph" style:parent-style-name="KeyWordHead" style:default-outline-level="">
      <style:paragraph-properties fo:text-align="justify" style:justify-single-word="false"/>
      <style:text-properties fo:font-weight="bold" style:font-weight-asian="bold"/>
    </style:style>
    <style:style style:name="CCSDescription" style:family="paragraph" style:parent-style-name="KeyWords" style:default-outline-level="">
      <style:text-properties fo:font-weight="bold" style:font-weight-asian="bold"/>
    </style:style>
    <style:style style:name="AlgorithmCaption" style:family="paragraph" style:parent-style-name="Standard" style:default-outline-level="">
      <style:paragraph-properties fo:margin-top="0.529cm" fo:margin-bottom="0.212cm" style:contextual-spacing="false" style:line-height-at-least="0.353cm" fo:text-align="center" style:justify-single-word="false" fo:padding-left="0cm" fo:padding-right="0cm" fo:padding-top="0.071cm" fo:padding-bottom="0.071cm" fo:border-left="none" fo:border-right="none" fo:border-top="0.51pt solid #000000" fo:border-bottom="0.51pt solid #000000" fo:keep-with-next="always"/>
      <style:text-properties style:font-name="Linux Biolinum O" fo:font-family="'Linux Biolinum O'" style:font-family-generic="roman" style:font-pitch="variable" fo:font-size="8pt" style:font-name-asian="Cambria" style:font-family-asian="Cambria" style:font-family-generic-asian="system" style:font-pitch-asian="variable" style:font-size-asian="8pt" style:font-name-complex="Linux Biolinum O1" style:font-family-complex="'Linux Biolinum O'" style:font-family-generic-complex="system" style:font-pitch-complex="variable" style:font-size-complex="12pt"/>
    </style:style>
    <style:style style:name="Header_20_and_20_Footer" style:display-name="Header and Footer" style:family="paragraph" style:parent-style-name="Standard" style:default-outline-level="" style:class="extra"/>
    <style:style style:name="Footer" style:family="paragraph" style:parent-style-name="Standard" style:default-outline-level="" style:class="extra">
      <style:paragraph-properties fo:margin-top="0cm" fo:margin-bottom="0cm" style:contextual-spacing="false" fo:line-height="100%">
        <style:tab-stops>
          <style:tab-stop style:position="7.62cm" style:type="center"/>
          <style:tab-stop style:position="15.24cm" style:type="right"/>
        </style:tab-stops>
      </style:paragraph-properties>
      <style:text-properties style:font-name="Linux Libertine O" fo:font-family="'Linux Libertine O'" style:font-family-generic="roman" style:font-pitch="variable" fo:font-size="9pt" style:font-name-asian="MS Mincho" style:font-family-asian="'MS Mincho'" style:font-family-generic-asian="system" style:font-pitch-asian="variable" style:font-size-asian="9pt" style:language-asian="ja" style:country-asian="JP" style:font-name-complex="Linux Libertine O1" style:font-family-complex="'Linux Libertine O'" style:font-family-generic-complex="system" style:font-pitch-complex="variable" style:font-size-complex="12pt"/>
    </style:style>
    <style:style style:name="ACMRef" style:family="paragraph" style:parent-style-name="Title_5f_document" style:default-outline-level="">
      <style:paragraph-properties fo:margin-top="0.035cm" fo:margin-bottom="0cm" style:contextual-spacing="false" style:line-height-at-least="0.423cm" fo:text-align="justify" style:justify-single-word="false"/>
      <style:text-properties style:font-name="Linux Libertine O" fo:font-family="'Linux Libertine O'" style:font-family-generic="roman" style:font-pitch="variable" fo:font-size="8pt" fo:font-weight="normal" style:font-size-asian="8pt" style:font-weight-asian="normal" style:font-name-complex="Linux Libertine O1" style:font-family-complex="'Linux Libertine O'" style:font-family-generic-complex="system" style:font-pitch-complex="variable"/>
    </style:style>
    <style:style style:name="TableCell" style:family="paragraph" style:parent-style-name="Para" style:default-outline-level="">
      <style:paragraph-properties style:line-height-at-least="0.388cm"/>
      <style:text-properties fo:font-size="8pt" style:font-size-asian="8pt" style:language-asian="en" style:country-asian="US" style:font-size-complex="8pt"/>
    </style:style>
    <style:style style:name="Head3" style:family="paragraph" style:parent-style-name="Title_5f_document" style:next-style-name="Para" style:default-outline-level="3" style:list-style-name="">
      <style:paragraph-properties fo:margin-top="0.423cm" fo:margin-bottom="0.106cm" style:contextual-spacing="false" style:line-height-at-least="0.397cm" fo:text-align="justify" style:justify-single-word="false" fo:keep-with-next="always" style:punctuation-wrap="hanging">
        <style:tab-stops>
          <style:tab-stop style:position="0.953cm"/>
        </style:tab-stops>
      </style:paragraph-properties>
      <style:text-properties fo:font-size="9pt" fo:font-style="italic" fo:font-weight="normal" style:font-size-asian="9pt" style:font-style-asian="italic" style:font-weight-asian="normal"/>
    </style:style>
    <style:style style:name="PostHeadPara" style:family="paragraph" style:parent-style-name="Para" style:default-outline-level="">
      <style:paragraph-properties fo:margin-left="0cm" fo:margin-right="0cm" fo:text-indent="0cm" style:auto-text-indent="false"/>
      <style:text-properties style:language-asian="en" style:country-asian="US"/>
    </style:style>
    <style:style style:name="Short_20_Title" style:display-name="Short Title" style:family="paragraph" style:parent-style-name="Title_5f_document" style:default-outline-level="">
      <style:text-properties style:font-name="Linux Libertine" fo:font-family="'Linux Libertine'" style:font-family-generic="roman" style:font-pitch="variable" fo:font-size="10pt" fo:font-weight="normal" style:font-size-asian="10pt" style:font-weight-asian="normal"/>
    </style:style>
    <style:style style:name="ComputerCode" style:family="paragraph" style:parent-style-name="Standard" style:default-outline-level="">
      <style:paragraph-properties fo:margin-top="0.106cm" fo:margin-bottom="0.106cm" style:contextual-spacing="false" fo:line-height="150%" fo:text-align="justify" style:justify-single-word="false"/>
      <style:text-properties style:font-name="Courier New" fo:font-family="'Courier New'" style:font-family-generic="roman" style:font-pitch="variable" fo:font-size="8pt" style:font-size-asian="8pt" style:font-name-complex="Linux Libertine1" style:font-family-complex="'Linux Libertine'" style:font-family-generic-complex="system" style:font-pitch-complex="variable"/>
    </style:style>
    <style:style style:name="Head4" style:family="paragraph" style:auto-update="true" style:default-outline-level="" style:list-style-name="WWNum3">
      <style:paragraph-properties fo:margin-top="0.106cm" fo:margin-bottom="0.247cm" style:contextual-spacing="false" fo:line-height="100%" fo:text-align="start" style:justify-single-word="false" fo:orphans="2" fo:widows="2" fo:hyphenation-ladder-count="no-limit" fo:keep-with-next="always" style:writing-mode="lr-tb"/>
      <style:text-properties style:use-window-font-color="true" loext:opacity="0%" style:font-name="Linux Biolinum1" fo:font-family="'Linux Biolinum'" style:font-family-generic="roman" style:font-pitch="variable" fo:font-size="12pt" fo:language="en" fo:country="US" fo:font-style="italic" style:letter-kerning="false" style:font-name-asian="Times New Roman" style:font-family-asian="'Times New Roman'" style:font-family-generic-asian="system" style:font-pitch-asian="variable" style:font-size-asian="12pt" style:language-asian="en" style:country-asian="US" style:font-style-asian="italic" style:font-name-complex="Linux Biolinum2" style:font-family-complex="'Linux Biolinum'" style:font-family-generic-complex="system" style:font-pitch-complex="variable" style:font-size-complex="10pt" style:language-complex="ar" style:country-complex="SA" fo:hyphenate="false" fo:hyphenation-remain-char-count="2" fo:hyphenation-push-char-count="2" loext:hyphenation-no-caps="false"/>
    </style:style>
    <style:style style:name="TableFootnote" style:family="paragraph" style:parent-style-name="Standard" style:default-outline-level="">
      <style:paragraph-properties fo:margin-top="0cm" fo:margin-bottom="0.353cm" style:contextual-spacing="false" fo:line-height="100%"/>
      <style:text-properties style:font-name-asian="Cambria" style:font-family-asian="Cambria" style:font-family-generic-asian="system" style:font-pitch-asian="variable"/>
    </style:style>
    <style:style style:name="Footnote" style:family="paragraph" style:parent-style-name="Standard" style:default-outline-level="" style:class="extra"/>
    <style:style style:name="Header" style:family="paragraph" style:parent-style-name="Header_20_and_20_Footer" style:default-outline-level="" style:class="extra">
      <style:paragraph-properties text:number-lines="false" text:line-number="0">
        <style:tab-stops>
          <style:tab-stop style:position="7.726cm" style:type="center"/>
          <style:tab-stop style:position="15.452cm" style:type="right"/>
        </style:tab-stops>
      </style:paragraph-properties>
    </style:style>
    <style:style style:name="Default_20_Paragraph_20_Font" style:display-name="Default Paragraph Font" style:family="text"/>
    <style:style style:name="FigureCaption_20_Char" style:display-name="FigureCaption Char" style:family="text">
      <style:text-properties style:font-name="Linux Biolinum O" fo:font-family="'Linux Biolinum O'" style:font-family-generic="roman" style:font-pitch="variable" fo:font-size="8pt" style:font-name-asian="Cambria" style:font-family-asian="Cambria" style:font-family-generic-asian="system" style:font-pitch-asian="variable" style:font-size-asian="8pt" style:language-asian="ja" style:country-asian="JP" style:font-name-complex="Linux Biolinum O1" style:font-family-complex="'Linux Biolinum O'" style:font-family-generic-complex="system" style:font-pitch-complex="variable"/>
    </style:style>
    <style:style style:name="Internet_20_link" style:display-name="Internet link" style:family="text">
      <style:text-properties fo:color="#0000ff" loext:opacity="100%" style:font-name="Linux Libertine O" fo:font-family="'Linux Libertine O'" style:font-family-generic="roman" style:font-pitch="variable" style:text-underline-style="solid" style:text-underline-width="auto" style:text-underline-color="font-color" style:font-name-complex="Linux Libertine O1" style:font-family-complex="'Linux Libertine O'" style:font-family-generic-complex="system" style:font-pitch-complex="variable"/>
    </style:style>
    <style:style style:name="Subtitle_20_Char" style:display-name="Subtitle Char" style:family="text" style:parent-style-name="Default_20_Paragraph_20_Font">
      <style:text-properties style:font-name="Linux Biolinum O" fo:font-family="'Linux Biolinum O'" style:font-family-generic="roman" style:font-pitch="variable" fo:font-size="9pt" style:font-name-asian="MS Gothic" style:font-family-asian="'MS Gothic'" style:font-family-generic-asian="system" style:font-pitch-asian="variable" style:font-size-asian="9pt" style:font-name-complex="Linux Biolinum O1" style:font-family-complex="'Linux Biolinum O'" style:font-family-generic-complex="system" style:font-pitch-complex="variable" style:font-size-complex="12pt" style:font-style-complex="italic"/>
    </style:style>
    <style:style style:name="Title_5f_document_20_Char" style:display-name="Title_document Char" style:family="text" style:parent-style-name="Default_20_Paragraph_20_Font">
      <style:text-properties style:font-name="Linux Biolinum O" fo:font-family="'Linux Biolinum O'" style:font-family-generic="roman" style:font-pitch="variable" fo:font-size="12pt" fo:font-weight="bold" style:font-name-asian="Times New Roman" style:font-family-asian="'Times New Roman'" style:font-family-generic-asian="system" style:font-pitch-asian="variable" style:font-size-asian="12pt" style:font-weight-asian="bold" style:font-name-complex="Linux Biolinum O1" style:font-family-complex="'Linux Biolinum O'" style:font-family-generic-complex="system" style:font-pitch-complex="variable" style:font-size-complex="10pt" style:font-weight-complex="bold"/>
    </style:style>
    <style:style style:name="AckHead_20_Char" style:display-name="AckHead Char" style:family="text">
      <style:text-properties style:font-name="Linux Biolinum O" fo:font-family="'Linux Biolinum O'" style:font-family-generic="roman" style:font-pitch="variable" fo:font-size="9pt" fo:font-weight="bold" style:font-name-asian="Cambria" style:font-family-asian="Cambria" style:font-family-generic-asian="system" style:font-pitch-asian="variable" style:font-size-asian="9pt" style:language-asian="ja" style:country-asian="JP" style:font-weight-asian="bold" style:font-name-complex="Linux Biolinum O1" style:font-family-complex="'Linux Biolinum O'" style:font-family-generic-complex="system" style:font-pitch-complex="variable"/>
    </style:style>
    <style:style style:name="Authors_20_Char" style:display-name="Authors Char" style:family="text">
      <style:text-properties fo:text-transform="uppercase" style:font-name="Linux Biolinum O" fo:font-family="'Linux Biolinum O'" style:font-family-generic="roman" style:font-pitch="variable" style:font-name-asian="Cambria" style:font-family-asian="Cambria" style:font-family-generic-asian="system" style:font-pitch-asian="variable" style:language-asian="ja" style:country-asian="JP" style:font-name-complex="Linux Biolinum O1" style:font-family-complex="'Linux Biolinum O'" style:font-family-generic-complex="system" style:font-pitch-complex="variable"/>
    </style:style>
    <style:style style:name="DisplayFormula_20_Char" style:display-name="DisplayFormula Char" style:family="text">
      <style:text-properties style:font-name="Linux Libertine O" fo:font-family="'Linux Libertine O'" style:font-family-generic="roman" style:font-pitch="variable" fo:font-size="9pt" style:font-name-asian="Cambria" style:font-family-asian="Cambria" style:font-family-generic-asian="system" style:font-pitch-asian="variable" style:font-size-asian="9pt" style:language-asian="ja" style:country-asian="JP" style:font-name-complex="Linux Libertine O1" style:font-family-complex="'Linux Libertine O'" style:font-family-generic-complex="system" style:font-pitch-complex="variable"/>
    </style:style>
    <style:style style:name="TableCaption_20_Char" style:display-name="TableCaption Char" style:family="text">
      <style:text-properties style:font-name="Linux Biolinum O" fo:font-family="'Linux Biolinum O'" style:font-family-generic="roman" style:font-pitch="variable" fo:font-size="8pt" style:font-name-asian="Cambria" style:font-family-asian="Cambria" style:font-family-generic-asian="system" style:font-pitch-asian="variable" style:font-size-asian="8pt" style:language-asian="ja" style:country-asian="JP" style:font-name-complex="Linux Biolinum O1" style:font-family-complex="'Linux Biolinum O'" style:font-family-generic-complex="system" style:font-pitch-complex="variable" style:font-size-complex="12pt"/>
    </style:style>
    <style:style style:name="ACMRefHead_20_Char" style:display-name="ACMRefHead Char" style:family="text" style:parent-style-name="Title_5f_document_20_Char">
      <style:text-properties style:font-name="Linux Libertine O" fo:font-family="'Linux Libertine O'" style:font-family-generic="roman" style:font-pitch="variable" fo:font-size="8pt" fo:font-weight="bold" style:font-name-asian="Times New Roman" style:font-family-asian="'Times New Roman'" style:font-family-generic-asian="system" style:font-pitch-asian="variable" style:font-size-asian="8pt" style:font-weight-asian="bold" style:font-name-complex="Linux Libertine O1" style:font-family-complex="'Linux Libertine O'" style:font-family-generic-complex="system" style:font-pitch-complex="variable" style:font-size-complex="10pt" style:font-weight-complex="bold"/>
    </style:style>
    <style:style style:name="DisplayFormulaUnnum_20_Char" style:display-name="DisplayFormulaUnnum Char" style:family="text">
      <style:text-properties style:font-name="Linux Libertine O" fo:font-family="'Linux Libertine O'" style:font-family-generic="roman" style:font-pitch="variable" fo:font-size="9pt" style:font-name-asian="Cambria" style:font-family-asian="Cambria" style:font-family-generic-asian="system" style:font-pitch-asian="variable" style:font-size-asian="9pt" style:language-asian="ja" style:country-asian="JP" style:font-name-complex="Linux Libertine O1" style:font-family-complex="'Linux Libertine O'" style:font-family-generic-complex="system" style:font-pitch-complex="variable" style:font-size-complex="12pt"/>
    </style:style>
    <style:style style:name="ParaContinue_20_Char" style:display-name="ParaContinue Char" style:family="text">
      <style:text-properties style:font-name="Linux Libertine O" fo:font-family="'Linux Libertine O'" style:font-family-generic="roman" style:font-pitch="variable" fo:font-size="9pt" style:font-size-asian="9pt" style:language-asian="ja" style:country-asian="JP" style:font-name-complex="Linux Libertine O1" style:font-family-complex="'Linux Libertine O'" style:font-family-generic-complex="system" style:font-pitch-complex="variable" style:font-size-complex="12pt"/>
    </style:style>
    <style:style style:name="GrantNumber" style:family="text">
      <style:text-properties fo:color="#9900ff" loext:opacity="100%" style:font-name="Linux Libertine O" fo:font-family="'Linux Libertine O'" style:font-family-generic="roman" style:font-pitch="variable" style:font-name-complex="Linux Libertine O1" style:font-family-complex="'Linux Libertine O'" style:font-family-generic-complex="system" style:font-pitch-complex="variable"/>
    </style:style>
    <style:style style:name="Footer_20_Char" style:display-name="Footer Char" style:family="text" style:parent-style-name="Default_20_Paragraph_20_Font">
      <style:text-properties style:font-name="Linux Libertine O" fo:font-family="'Linux Libertine O'" style:font-family-generic="roman" style:font-pitch="variable" fo:font-size="9pt" style:font-name-asian="MS Mincho" style:font-family-asian="'MS Mincho'" style:font-family-generic-asian="system" style:font-pitch-asian="variable" style:font-size-asian="9pt" style:language-asian="ja" style:country-asian="JP" style:font-name-complex="Linux Libertine O1" style:font-family-complex="'Linux Libertine O'" style:font-family-generic-complex="system" style:font-pitch-complex="variable" style:font-size-complex="12pt"/>
    </style:style>
    <style:style style:name="ACMRef_20_Char" style:display-name="ACMRef Char" style:family="text" style:parent-style-name="Title_5f_document_20_Char">
      <style:text-properties style:font-name="Linux Libertine O" fo:font-family="'Linux Libertine O'" style:font-family-generic="roman" style:font-pitch="variable" fo:font-size="8pt" fo:font-weight="normal" style:font-name-asian="Times New Roman" style:font-family-asian="'Times New Roman'" style:font-family-generic-asian="system" style:font-pitch-asian="variable" style:font-size-asian="8pt" style:font-weight-asian="normal" style:font-name-complex="Linux Libertine O1" style:font-family-complex="'Linux Libertine O'" style:font-family-generic-complex="system" style:font-pitch-complex="variable" style:font-size-complex="10pt" style:font-weight-complex="bold"/>
    </style:style>
    <style:style style:name="CCSHead_20_char" style:display-name="CCSHead char" style:family="text" style:parent-style-name="Default_20_Paragraph_20_Font">
      <style:text-properties style:font-name="Linux Libertine O" fo:font-family="'Linux Libertine O'" style:font-family-generic="roman" style:font-pitch="variable" fo:font-size="8pt" fo:font-weight="bold" style:font-name-asian="Cambria" style:font-family-asian="Cambria" style:font-family-generic-asian="system" style:font-pitch-asian="variable" style:font-size-asian="8pt" style:font-weight-asian="bold" style:font-name-complex="Linux Libertine O1" style:font-family-complex="'Linux Libertine O'" style:font-family-generic-complex="system" style:font-pitch-complex="variable"/>
    </style:style>
    <style:style style:name="KeyWordHead_20_char" style:display-name="KeyWordHead char" style:family="text" style:parent-style-name="Default_20_Paragraph_20_Font">
      <style:text-properties style:font-name="Linux Libertine O" fo:font-family="'Linux Libertine O'" style:font-family-generic="roman" style:font-pitch="variable" fo:font-size="8pt" style:font-name-asian="Cambria" style:font-family-asian="Cambria" style:font-family-generic-asian="system" style:font-pitch-asian="variable" style:font-size-asian="8pt" style:font-name-complex="Linux Libertine O1" style:font-family-complex="'Linux Libertine O'" style:font-family-generic-complex="system" style:font-pitch-complex="variable"/>
    </style:style>
    <style:style style:name="Head3old_20_Char" style:display-name="Head3old Char" style:family="text" style:parent-style-name="Default_20_Paragraph_20_Font">
      <style:text-properties style:font-name="Linux Biolinum O" fo:font-family="'Linux Biolinum O'" style:font-family-generic="roman" style:font-pitch="variable" fo:font-size="9pt" fo:font-style="italic" fo:font-weight="bold" style:font-name-asian="MS Mincho" style:font-family-asian="'MS Mincho'" style:font-family-generic-asian="system" style:font-pitch-asian="variable" style:font-size-asian="9pt" style:font-style-asian="italic" style:font-weight-asian="bold" style:font-name-complex="Linux Biolinum O1" style:font-family-complex="'Linux Biolinum O'" style:font-family-generic-complex="system" style:font-pitch-complex="variable" style:font-size-complex="10pt"/>
    </style:style>
    <style:style style:name="Para_20_char" style:display-name="Para char" style:family="text" style:parent-style-name="Default_20_Paragraph_20_Font">
      <style:text-properties style:font-name="Linux Libertine O" fo:font-family="'Linux Libertine O'" style:font-family-generic="roman" style:font-pitch="variable" fo:font-size="9pt" fo:font-style="italic" fo:font-weight="normal" style:font-size-asian="9pt" style:language-asian="ja" style:country-asian="JP" style:font-style-asian="italic" style:font-weight-asian="normal" style:font-name-complex="Linux Libertine O1" style:font-family-complex="'Linux Libertine O'" style:font-family-generic-complex="system" style:font-pitch-complex="variable"/>
    </style:style>
    <style:style style:name="Head3_20_Char" style:display-name="Head3 Char" style:family="text" style:parent-style-name="Title_5f_document_20_Char">
      <style:text-properties style:font-name="Linux Biolinum O" fo:font-family="'Linux Biolinum O'" style:font-family-generic="roman" style:font-pitch="variable" fo:font-size="9pt" fo:font-style="italic" fo:font-weight="normal" style:font-name-asian="Times New Roman" style:font-family-asian="'Times New Roman'" style:font-family-generic-asian="system" style:font-pitch-asian="variable" style:font-size-asian="9pt" style:font-style-asian="italic" style:font-weight-asian="normal" style:font-name-complex="Linux Biolinum O1" style:font-family-complex="'Linux Biolinum O'" style:font-family-generic-complex="system" style:font-pitch-complex="variable" style:font-size-complex="10pt" style:font-weight-complex="bold"/>
    </style:style>
    <style:style style:name="GrantSponsor" style:family="text">
      <style:text-properties fo:color="#666699" loext:opacity="100%" style:font-name="Linux Libertine O" fo:font-family="'Linux Libertine O'" style:font-family-generic="roman" style:font-pitch="variable" style:font-name-complex="Linux Libertine O1" style:font-family-complex="'Linux Libertine O'" style:font-family-generic-complex="system" style:font-pitch-complex="variable"/>
    </style:style>
    <style:style style:name="Heading_20_1_20_Char" style:display-name="Heading 1 Char" style:family="text" style:parent-style-name="Default_20_Paragraph_20_Font">
      <style:text-properties fo:color="#2e74b5"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In-text_20_code" style:display-name="In-text code" style:family="text" style:parent-style-name="Default_20_Paragraph_20_Font">
      <style:text-properties style:font-name="Courier New" fo:font-family="'Courier New'" style:font-family-generic="roman" style:font-pitch="variable"/>
    </style:style>
    <style:style style:name="TableFootnote_20_Char" style:display-name="TableFootnote Char" style:family="text">
      <style:text-properties style:font-name-asian="Cambria" style:font-family-asian="Cambria" style:font-family-generic-asian="system" style:font-pitch-asian="variabl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423cm" fo:margin-left="0.84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0.635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0.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6" style:num-format="i" text:display-levels="2">
        <style:list-level-properties text:list-level-position-and-space-mode="label-alignment">
          <style:list-level-label-alignment text:label-followed-by="listtab" fo:text-indent="-0.635cm" fo:margin-left="3.8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5.08cm"/>
        </style:list-level-properties>
      </text:list-level-style-number>
      <text:list-level-style-number text:level="9" style:num-format="i" text:display-levels="2">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757cm" fo:margin-bottom="1.044cm" fo:margin-left="2.54cm" fo:margin-right="3.598cm" style:writing-mode="lr-tb" style:layout-grid-color="#c0c0c0" style:layout-grid-lines="43"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Power Edit 6.0</meta:initial-creator>
    <dc:language>en-GB</dc:language>
    <meta:editing-cycles>425</meta:editing-cycles>
    <meta:editing-duration>P1DT5H43M39S</meta:editing-duration>
    <meta:generator>LibreOffice/7.1.3.2$Windows_X86_64 LibreOffice_project/47f78053abe362b9384784d31a6e56f8511eb1c1</meta:generator>
    <dc:date>2021-10-21T14:49:29.096000000</dc:date>
    <meta:document-statistic meta:table-count="0" meta:image-count="0" meta:object-count="0" meta:page-count="4" meta:paragraph-count="92" meta:word-count="2749" meta:character-count="22701" meta:non-whitespace-character-count="17780"/>
    <meta:user-defined meta:name="AppVersion">15.0000</meta:user-defined>
    <meta:template xlink:type="simple" xlink:actuate="onRequest" xlink:title="Normal.dotm" xlink:href=""/>
  </office:meta>
</office:document-meta>
</file>